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Menlo" svg:font-family="Menlo, Monaco, Consolas, 'Courier New', monospace"/>
    <style:font-face style:name="等线1" svg:font-family="等线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等线" svg:font-family="等线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宋体1" svg:font-family="宋体" style:font-family-generic="system" style:font-pitch="variable"/>
    <style:font-face style:name="等线2" svg:font-family="等线" style:font-family-generic="system" style:font-pitch="variable"/>
  </office:font-face-decls>
  <office:automatic-styles>
    <style:style style:name="表格1" style:family="table">
      <style:table-properties style:width="14.684cm" fo:margin-left="-0.265cm" fo:margin-top="0cm" fo:margin-bottom="0cm" table:align="left" style:writing-mode="lr-tb"/>
    </style:style>
    <style:style style:name="表格1.A" style:family="table-column">
      <style:table-column-properties style:column-width="4.921cm"/>
    </style:style>
    <style:style style:name="表格1.B" style:family="table-column">
      <style:table-column-properties style:column-width="4.895cm"/>
    </style:style>
    <style:style style:name="表格1.C" style:family="table-column">
      <style:table-column-properties style:column-width="4.868cm"/>
    </style:style>
    <style:style style:name="表格1.1" style:family="table-row">
      <style:table-row-properties fo:keep-together="auto"/>
    </style:style>
    <style:style style:name="表格1.A1" style:family="table-cell">
      <style:table-cell-properties fo:padding-left="0.199cm" fo:padding-right="0.191cm" fo:padding-top="0cm" fo:padding-bottom="0cm" fo:border="0.5pt solid #00000a"/>
    </style:style>
    <style:style style:name="表格1.5" style:family="table-row">
      <style:table-row-properties style:min-row-height="0.646cm" fo:keep-together="auto"/>
    </style:style>
    <style:style style:name="表格1.A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表格1.10" style:family="table-row">
      <style:table-row-properties style:min-row-height="0.699cm" fo:keep-together="auto"/>
    </style:style>
    <style:style style:name="表格2" style:family="table">
      <style:table-properties style:width="14.64cm" fo:margin-left="-0.199cm" fo:margin-top="0cm" fo:margin-bottom="0cm" table:align="left" style:writing-mode="lr-tb"/>
    </style:style>
    <style:style style:name="表格2.A" style:family="table-column">
      <style:table-column-properties style:column-width="4.879cm"/>
    </style:style>
    <style:style style:name="表格2.B" style:family="table-column">
      <style:table-column-properties style:column-width="4.881cm"/>
    </style:style>
    <style:style style:name="表格2.1" style:family="table-row">
      <style:table-row-properties fo:keep-together="auto"/>
    </style:style>
    <style:style style:name="表格2.A1" style:family="table-cell">
      <style:table-cell-properties fo:padding-left="0.199cm" fo:padding-right="0.191cm" fo:padding-top="0cm" fo:padding-bottom="0cm" fo:border="0.5pt solid #00000a"/>
    </style:style>
    <style:style style:name="表格2.A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表格2.10" style:family="table-row">
      <style:table-row-properties style:min-row-height="0.667cm" fo:keep-together="auto"/>
    </style:style>
    <style:style style:name="表格4" style:family="table">
      <style:table-properties style:width="14.64cm" fo:margin-left="-0.199cm" fo:margin-top="0cm" fo:margin-bottom="0cm" table:align="left" style:writing-mode="lr-tb"/>
    </style:style>
    <style:style style:name="表格4.A" style:family="table-column">
      <style:table-column-properties style:column-width="4.879cm"/>
    </style:style>
    <style:style style:name="表格4.B" style:family="table-column">
      <style:table-column-properties style:column-width="4.881cm"/>
    </style:style>
    <style:style style:name="表格4.1" style:family="table-row">
      <style:table-row-properties fo:keep-together="auto"/>
    </style:style>
    <style:style style:name="表格4.A1" style:family="table-cell">
      <style:table-cell-properties fo:padding-left="0.199cm" fo:padding-right="0.191cm" fo:padding-top="0cm" fo:padding-bottom="0cm" fo:border="0.5pt solid #00000a"/>
    </style:style>
    <style:style style:name="表格6" style:family="table">
      <style:table-properties style:width="14.637cm" fo:margin-left="-0.383cm" fo:margin-top="0cm" fo:margin-bottom="0cm" table:align="left" style:writing-mode="lr-tb"/>
    </style:style>
    <style:style style:name="表格6.A" style:family="table-column">
      <style:table-column-properties style:column-width="2.244cm"/>
    </style:style>
    <style:style style:name="表格6.B" style:family="table-column">
      <style:table-column-properties style:column-width="12.393cm"/>
    </style:style>
    <style:style style:name="表格6.1" style:family="table-row">
      <style:table-row-properties style:min-row-height="1.118cm" fo:keep-together="auto"/>
    </style:style>
    <style:style style:name="表格6.A1" style:family="table-cell">
      <style:table-cell-properties fo:padding-left="0.191cm" fo:padding-right="0.187cm" fo:padding-top="0.092cm" fo:padding-bottom="0cm" fo:border-left="0.5pt solid #000001" fo:border-right="none" fo:border-top="0.5pt solid #000001" fo:border-bottom="0.5pt solid #000001"/>
    </style:style>
    <style:style style:name="表格6.B1" style:family="table-cell">
      <style:table-cell-properties style:vertical-align="middle" fo:padding-left="0.191cm" fo:padding-right="0.187cm" fo:padding-top="0.092cm" fo:padding-bottom="0cm" fo:border-left="none" fo:border-right="0.5pt solid #000001" fo:border-top="0.5pt solid #000001" fo:border-bottom="0.5pt solid #000001"/>
    </style:style>
    <style:style style:name="表格6.2" style:family="table-row">
      <style:table-row-properties style:min-row-height="0.568cm" fo:keep-together="auto"/>
    </style:style>
    <style:style style:name="表格6.A2" style:family="table-cell">
      <style:table-cell-properties fo:padding-left="0.191cm" fo:padding-right="0.187cm" fo:padding-top="0.092cm" fo:padding-bottom="0cm" fo:border="0.5pt solid #000001"/>
    </style:style>
    <style:style style:name="表格6.B2" style:family="table-cell">
      <style:table-cell-properties fo:padding-left="0.191cm" fo:padding-right="0.187cm" fo:padding-top="0.092cm" fo:padding-bottom="0cm" fo:border="0.5pt solid #000001"/>
    </style:style>
    <style:style style:name="表格6.3" style:family="table-row">
      <style:table-row-properties style:min-row-height="1.692cm" fo:keep-together="auto"/>
    </style:style>
    <style:style style:name="表格6.A3" style:family="table-cell">
      <style:table-cell-properties style:vertical-align="middle" fo:padding-left="0.191cm" fo:padding-right="0.187cm" fo:padding-top="0.092cm" fo:padding-bottom="0cm" fo:border="0.5pt solid #000001"/>
    </style:style>
    <style:style style:name="表格6.B3" style:family="table-cell">
      <style:table-cell-properties fo:padding-left="0.191cm" fo:padding-right="0.187cm" fo:padding-top="0.092cm" fo:padding-bottom="0cm" fo:border="0.5pt solid #000001"/>
    </style:style>
    <style:style style:name="表格6.4" style:family="table-row">
      <style:table-row-properties style:min-row-height="1.672cm" fo:keep-together="auto"/>
    </style:style>
    <style:style style:name="表格6.B4" style:family="table-cell">
      <style:table-cell-properties fo:padding-left="0.191cm" fo:padding-right="0.187cm" fo:padding-top="0.092cm" fo:padding-bottom="0cm" fo:border="0.5pt solid #000001"/>
    </style:style>
    <style:style style:name="表格6.5" style:family="table-row">
      <style:table-row-properties style:min-row-height="0.79cm" fo:keep-together="auto"/>
    </style:style>
    <style:style style:name="表格6.B5" style:family="table-cell">
      <style:table-cell-properties fo:padding-left="0.191cm" fo:padding-right="0.187cm" fo:padding-top="0.092cm" fo:padding-bottom="0cm" fo:border="0.5pt solid #000001"/>
    </style:style>
    <style:style style:name="表格6.6" style:family="table-row">
      <style:table-row-properties style:min-row-height="4.971cm" fo:keep-together="auto"/>
    </style:style>
    <style:style style:name="表格6.B6" style:family="table-cell">
      <style:table-cell-properties fo:padding-left="0.191cm" fo:padding-right="0.187cm" fo:padding-top="0.092cm" fo:padding-bottom="0cm" fo:border="0.5pt solid #000001"/>
    </style:style>
    <style:style style:name="表格6.B7" style:family="table-cell">
      <style:table-cell-properties fo:padding-left="0.191cm" fo:padding-right="0.187cm" fo:padding-top="0.092cm" fo:padding-bottom="0cm" fo:border="0.5pt solid #000001"/>
    </style:style>
    <style:style style:name="表格6.8" style:family="table-row">
      <style:table-row-properties style:min-row-height="0.732cm" fo:keep-together="auto"/>
    </style:style>
    <style:style style:name="表格6.A8" style:family="table-cell">
      <style:table-cell-properties fo:padding-left="0.191cm" fo:padding-right="0.187cm" fo:padding-top="0.092cm" fo:padding-bottom="0cm" fo:border="0.5pt solid #000001"/>
    </style:style>
    <style:style style:name="表格6.B8" style:family="table-cell">
      <style:table-cell-properties fo:padding-left="0.191cm" fo:padding-right="0.187cm" fo:padding-top="0.092cm" fo:padding-bottom="0cm" fo:border="0.5pt solid #000001"/>
    </style:style>
    <style:style style:name="表格7" style:family="table">
      <style:table-properties style:width="14.637cm" fo:margin-left="-0.383cm" fo:margin-top="0cm" fo:margin-bottom="0cm" table:align="left" style:writing-mode="lr-tb"/>
    </style:style>
    <style:style style:name="表格7.A" style:family="table-column">
      <style:table-column-properties style:column-width="2.244cm"/>
    </style:style>
    <style:style style:name="表格7.B" style:family="table-column">
      <style:table-column-properties style:column-width="12.393cm"/>
    </style:style>
    <style:style style:name="表格7.1" style:family="table-row">
      <style:table-row-properties style:min-row-height="1.118cm" fo:keep-together="auto"/>
    </style:style>
    <style:style style:name="表格7.A1" style:family="table-cell">
      <style:table-cell-properties fo:padding-left="0.191cm" fo:padding-right="0.069cm" fo:padding-top="0.092cm" fo:padding-bottom="0cm" fo:border-left="0.5pt solid #000001" fo:border-right="none" fo:border-top="0.5pt solid #000001" fo:border-bottom="0.5pt solid #000001"/>
    </style:style>
    <style:style style:name="表格7.B1" style:family="table-cell">
      <style:table-cell-properties style:vertical-align="middle" fo:padding-left="0.191cm" fo:padding-right="0.069cm" fo:padding-top="0.092cm" fo:padding-bottom="0cm" fo:border-left="none" fo:border-right="0.5pt solid #000001" fo:border-top="0.5pt solid #000001" fo:border-bottom="0.5pt solid #000001"/>
    </style:style>
    <style:style style:name="表格7.2" style:family="table-row">
      <style:table-row-properties style:min-row-height="0.568cm" fo:keep-together="auto"/>
    </style:style>
    <style:style style:name="表格7.A2" style:family="table-cell">
      <style:table-cell-properties fo:padding-left="0.191cm" fo:padding-right="0.069cm" fo:padding-top="0.092cm" fo:padding-bottom="0cm" fo:border="0.5pt solid #000001"/>
    </style:style>
    <style:style style:name="表格7.B2" style:family="table-cell">
      <style:table-cell-properties fo:padding-left="0.191cm" fo:padding-right="0.069cm" fo:padding-top="0.092cm" fo:padding-bottom="0cm" fo:border="0.5pt solid #000001"/>
    </style:style>
    <style:style style:name="表格7.3" style:family="table-row">
      <style:table-row-properties style:min-row-height="1.235cm" fo:keep-together="auto"/>
    </style:style>
    <style:style style:name="表格7.A3" style:family="table-cell">
      <style:table-cell-properties style:vertical-align="middle" fo:padding-left="0.191cm" fo:padding-right="0.069cm" fo:padding-top="0.092cm" fo:padding-bottom="0cm" fo:border="0.5pt solid #000001"/>
    </style:style>
    <style:style style:name="表格7.B3" style:family="table-cell">
      <style:table-cell-properties fo:padding-left="0.191cm" fo:padding-right="0.069cm" fo:padding-top="0.092cm" fo:padding-bottom="0cm" fo:border="0.5pt solid #000001"/>
    </style:style>
    <style:style style:name="表格7.4" style:family="table-row">
      <style:table-row-properties style:min-row-height="1.152cm" fo:keep-together="auto"/>
    </style:style>
    <style:style style:name="表格7.B4" style:family="table-cell">
      <style:table-cell-properties fo:padding-left="0.191cm" fo:padding-right="0.069cm" fo:padding-top="0.092cm" fo:padding-bottom="0cm" fo:border="0.5pt solid #000001"/>
    </style:style>
    <style:style style:name="表格7.5" style:family="table-row">
      <style:table-row-properties style:min-row-height="1.145cm" fo:keep-together="auto"/>
    </style:style>
    <style:style style:name="表格7.B5" style:family="table-cell">
      <style:table-cell-properties fo:padding-left="0.191cm" fo:padding-right="0.069cm" fo:padding-top="0.092cm" fo:padding-bottom="0cm" fo:border="0.5pt solid #000001"/>
    </style:style>
    <style:style style:name="表格7.6" style:family="table-row">
      <style:table-row-properties style:min-row-height="2.889cm" fo:keep-together="auto"/>
    </style:style>
    <style:style style:name="表格7.B6" style:family="table-cell">
      <style:table-cell-properties fo:padding-left="0.191cm" fo:padding-right="0.069cm" fo:padding-top="0.092cm" fo:padding-bottom="0cm" fo:border="0.5pt solid #000001"/>
    </style:style>
    <style:style style:name="表格7.B7" style:family="table-cell">
      <style:table-cell-properties fo:padding-left="0.191cm" fo:padding-right="0.069cm" fo:padding-top="0.092cm" fo:padding-bottom="0cm" fo:border="0.5pt solid #000001"/>
    </style:style>
    <style:style style:name="表格7.A8" style:family="table-cell">
      <style:table-cell-properties fo:padding-left="0.191cm" fo:padding-right="0.069cm" fo:padding-top="0.092cm" fo:padding-bottom="0cm" fo:border="0.5pt solid #000001"/>
    </style:style>
    <style:style style:name="表格7.B8" style:family="table-cell">
      <style:table-cell-properties fo:padding-left="0.191cm" fo:padding-right="0.069cm" fo:padding-top="0.092cm" fo:padding-bottom="0cm" fo:border="0.5pt solid #000001"/>
    </style:style>
    <style:style style:name="表格3" style:family="table">
      <style:table-properties style:width="14.637cm" fo:margin-left="-0.383cm" fo:margin-top="0cm" fo:margin-bottom="0cm" table:align="left" style:writing-mode="lr-tb"/>
    </style:style>
    <style:style style:name="表格3.A" style:family="table-column">
      <style:table-column-properties style:column-width="2.244cm"/>
    </style:style>
    <style:style style:name="表格3.B" style:family="table-column">
      <style:table-column-properties style:column-width="12.393cm"/>
    </style:style>
    <style:style style:name="表格3.1" style:family="table-row">
      <style:table-row-properties style:min-row-height="1.118cm" fo:keep-together="auto"/>
    </style:style>
    <style:style style:name="表格3.A1" style:family="table-cell">
      <style:table-cell-properties fo:padding-left="0.191cm" fo:padding-right="0.187cm" fo:padding-top="0.092cm" fo:padding-bottom="0cm" fo:border-left="0.5pt solid #000001" fo:border-right="none" fo:border-top="0.5pt solid #000001" fo:border-bottom="0.5pt solid #000001"/>
    </style:style>
    <style:style style:name="表格3.B1" style:family="table-cell">
      <style:table-cell-properties style:vertical-align="middle" fo:padding-left="0.191cm" fo:padding-right="0.187cm" fo:padding-top="0.092cm" fo:padding-bottom="0cm" fo:border-left="none" fo:border-right="0.5pt solid #000001" fo:border-top="0.5pt solid #000001" fo:border-bottom="0.5pt solid #000001"/>
    </style:style>
    <style:style style:name="表格3.2" style:family="table-row">
      <style:table-row-properties style:min-row-height="0.568cm" fo:keep-together="auto"/>
    </style:style>
    <style:style style:name="表格3.A2" style:family="table-cell">
      <style:table-cell-properties fo:padding-left="0.191cm" fo:padding-right="0.187cm" fo:padding-top="0.092cm" fo:padding-bottom="0cm" fo:border="0.5pt solid #000001"/>
    </style:style>
    <style:style style:name="表格3.B2" style:family="table-cell">
      <style:table-cell-properties fo:padding-left="0.191cm" fo:padding-right="0.187cm" fo:padding-top="0.092cm" fo:padding-bottom="0cm" fo:border="0.5pt solid #000001"/>
    </style:style>
    <style:style style:name="表格3.3" style:family="table-row">
      <style:table-row-properties style:min-row-height="1.692cm" fo:keep-together="auto"/>
    </style:style>
    <style:style style:name="表格3.A3" style:family="table-cell">
      <style:table-cell-properties style:vertical-align="middle" fo:padding-left="0.191cm" fo:padding-right="0.187cm" fo:padding-top="0.092cm" fo:padding-bottom="0cm" fo:border="0.5pt solid #000001"/>
    </style:style>
    <style:style style:name="表格3.B3" style:family="table-cell">
      <style:table-cell-properties fo:padding-left="0.191cm" fo:padding-right="0.187cm" fo:padding-top="0.092cm" fo:padding-bottom="0cm" fo:border="0.5pt solid #000001"/>
    </style:style>
    <style:style style:name="表格3.4" style:family="table-row">
      <style:table-row-properties style:min-row-height="1.672cm" fo:keep-together="auto"/>
    </style:style>
    <style:style style:name="表格3.B4" style:family="table-cell">
      <style:table-cell-properties fo:padding-left="0.191cm" fo:padding-right="0.187cm" fo:padding-top="0.092cm" fo:padding-bottom="0cm" fo:border="0.5pt solid #000001"/>
    </style:style>
    <style:style style:name="表格3.5" style:family="table-row">
      <style:table-row-properties style:min-row-height="0.79cm" fo:keep-together="auto"/>
    </style:style>
    <style:style style:name="表格3.B5" style:family="table-cell">
      <style:table-cell-properties fo:padding-left="0.191cm" fo:padding-right="0.187cm" fo:padding-top="0.092cm" fo:padding-bottom="0cm" fo:border="0.5pt solid #000001"/>
    </style:style>
    <style:style style:name="表格3.6" style:family="table-row">
      <style:table-row-properties style:min-row-height="4.971cm" fo:keep-together="auto"/>
    </style:style>
    <style:style style:name="表格3.B6" style:family="table-cell">
      <style:table-cell-properties fo:padding-left="0.191cm" fo:padding-right="0.187cm" fo:padding-top="0.092cm" fo:padding-bottom="0cm" fo:border="0.5pt solid #000001"/>
    </style:style>
    <style:style style:name="表格3.B7" style:family="table-cell">
      <style:table-cell-properties fo:padding-left="0.191cm" fo:padding-right="0.187cm" fo:padding-top="0.092cm" fo:padding-bottom="0cm" fo:border="0.5pt solid #000001"/>
    </style:style>
    <style:style style:name="表格3.8" style:family="table-row">
      <style:table-row-properties style:min-row-height="0.732cm" fo:keep-together="auto"/>
    </style:style>
    <style:style style:name="表格3.A8" style:family="table-cell">
      <style:table-cell-properties fo:padding-left="0.191cm" fo:padding-right="0.187cm" fo:padding-top="0.092cm" fo:padding-bottom="0cm" fo:border="0.5pt solid #000001"/>
    </style:style>
    <style:style style:name="表格3.B8" style:family="table-cell">
      <style:table-cell-properties fo:padding-left="0.191cm" fo:padding-right="0.187cm" fo:padding-top="0.092cm" fo:padding-bottom="0cm" fo:border="0.5pt solid #000001"/>
    </style:style>
    <style:style style:name="表格5" style:family="table">
      <style:table-properties style:width="14.637cm" fo:margin-left="-0.383cm" fo:margin-top="0cm" fo:margin-bottom="0cm" table:align="left" style:writing-mode="lr-tb"/>
    </style:style>
    <style:style style:name="表格5.A" style:family="table-column">
      <style:table-column-properties style:column-width="2.244cm"/>
    </style:style>
    <style:style style:name="表格5.B" style:family="table-column">
      <style:table-column-properties style:column-width="12.393cm"/>
    </style:style>
    <style:style style:name="表格5.1" style:family="table-row">
      <style:table-row-properties style:min-row-height="1.118cm" fo:keep-together="auto"/>
    </style:style>
    <style:style style:name="表格5.A1" style:family="table-cell">
      <style:table-cell-properties fo:padding-left="0.191cm" fo:padding-right="0.187cm" fo:padding-top="0.092cm" fo:padding-bottom="0cm" fo:border-left="0.5pt solid #000001" fo:border-right="none" fo:border-top="0.5pt solid #000001" fo:border-bottom="0.5pt solid #000001"/>
    </style:style>
    <style:style style:name="表格5.B1" style:family="table-cell">
      <style:table-cell-properties style:vertical-align="middle" fo:padding-left="0.191cm" fo:padding-right="0.187cm" fo:padding-top="0.092cm" fo:padding-bottom="0cm" fo:border-left="none" fo:border-right="0.5pt solid #000001" fo:border-top="0.5pt solid #000001" fo:border-bottom="0.5pt solid #000001"/>
    </style:style>
    <style:style style:name="表格5.2" style:family="table-row">
      <style:table-row-properties style:min-row-height="0.568cm" fo:keep-together="auto"/>
    </style:style>
    <style:style style:name="表格5.A2" style:family="table-cell">
      <style:table-cell-properties fo:padding-left="0.191cm" fo:padding-right="0.187cm" fo:padding-top="0.092cm" fo:padding-bottom="0cm" fo:border="0.5pt solid #000001"/>
    </style:style>
    <style:style style:name="表格5.B2" style:family="table-cell">
      <style:table-cell-properties fo:padding-left="0.191cm" fo:padding-right="0.187cm" fo:padding-top="0.092cm" fo:padding-bottom="0cm" fo:border="0.5pt solid #000001"/>
    </style:style>
    <style:style style:name="表格5.3" style:family="table-row">
      <style:table-row-properties style:min-row-height="1.692cm" fo:keep-together="auto"/>
    </style:style>
    <style:style style:name="表格5.A3" style:family="table-cell">
      <style:table-cell-properties style:vertical-align="middle" fo:padding-left="0.191cm" fo:padding-right="0.187cm" fo:padding-top="0.092cm" fo:padding-bottom="0cm" fo:border="0.5pt solid #000001"/>
    </style:style>
    <style:style style:name="表格5.B3" style:family="table-cell">
      <style:table-cell-properties fo:padding-left="0.191cm" fo:padding-right="0.187cm" fo:padding-top="0.092cm" fo:padding-bottom="0cm" fo:border="0.5pt solid #000001"/>
    </style:style>
    <style:style style:name="表格5.4" style:family="table-row">
      <style:table-row-properties style:min-row-height="1.672cm" fo:keep-together="auto"/>
    </style:style>
    <style:style style:name="表格5.B4" style:family="table-cell">
      <style:table-cell-properties fo:padding-left="0.191cm" fo:padding-right="0.187cm" fo:padding-top="0.092cm" fo:padding-bottom="0cm" fo:border="0.5pt solid #000001"/>
    </style:style>
    <style:style style:name="表格5.5" style:family="table-row">
      <style:table-row-properties style:min-row-height="0.79cm" fo:keep-together="auto"/>
    </style:style>
    <style:style style:name="表格5.B5" style:family="table-cell">
      <style:table-cell-properties fo:padding-left="0.191cm" fo:padding-right="0.187cm" fo:padding-top="0.092cm" fo:padding-bottom="0cm" fo:border="0.5pt solid #000001"/>
    </style:style>
    <style:style style:name="表格5.6" style:family="table-row">
      <style:table-row-properties style:min-row-height="4.971cm" fo:keep-together="auto"/>
    </style:style>
    <style:style style:name="表格5.B6" style:family="table-cell">
      <style:table-cell-properties fo:padding-left="0.191cm" fo:padding-right="0.187cm" fo:padding-top="0.092cm" fo:padding-bottom="0cm" fo:border="0.5pt solid #000001"/>
    </style:style>
    <style:style style:name="表格5.B7" style:family="table-cell">
      <style:table-cell-properties fo:padding-left="0.191cm" fo:padding-right="0.187cm" fo:padding-top="0.092cm" fo:padding-bottom="0cm" fo:border="0.5pt solid #000001"/>
    </style:style>
    <style:style style:name="表格5.8" style:family="table-row">
      <style:table-row-properties style:min-row-height="0.732cm" fo:keep-together="auto"/>
    </style:style>
    <style:style style:name="表格5.A8" style:family="table-cell">
      <style:table-cell-properties fo:padding-left="0.191cm" fo:padding-right="0.187cm" fo:padding-top="0.092cm" fo:padding-bottom="0cm" fo:border="0.5pt solid #000001"/>
    </style:style>
    <style:style style:name="表格5.B8" style:family="table-cell">
      <style:table-cell-properties fo:padding-left="0.191cm" fo:padding-right="0.187cm" fo:padding-top="0.092cm" fo:padding-bottom="0cm" fo:border="0.5pt solid #000001"/>
    </style:style>
    <style:style style:name="表格9" style:family="table">
      <style:table-properties style:width="14.637cm" fo:margin-left="-0.383cm" fo:margin-top="0cm" fo:margin-bottom="0cm" table:align="left" style:writing-mode="lr-tb"/>
    </style:style>
    <style:style style:name="表格9.A" style:family="table-column">
      <style:table-column-properties style:column-width="2.244cm"/>
    </style:style>
    <style:style style:name="表格9.B" style:family="table-column">
      <style:table-column-properties style:column-width="12.393cm"/>
    </style:style>
    <style:style style:name="表格9.1" style:family="table-row">
      <style:table-row-properties style:min-row-height="1.118cm" fo:keep-together="auto"/>
    </style:style>
    <style:style style:name="表格9.A1" style:family="table-cell">
      <style:table-cell-properties fo:padding-left="0.191cm" fo:padding-right="0.187cm" fo:padding-top="0.092cm" fo:padding-bottom="0cm" fo:border-left="0.5pt solid #000001" fo:border-right="none" fo:border-top="0.5pt solid #000001" fo:border-bottom="0.5pt solid #000001"/>
    </style:style>
    <style:style style:name="表格9.B1" style:family="table-cell">
      <style:table-cell-properties style:vertical-align="middle" fo:padding-left="0.191cm" fo:padding-right="0.187cm" fo:padding-top="0.092cm" fo:padding-bottom="0cm" fo:border-left="none" fo:border-right="0.5pt solid #000001" fo:border-top="0.5pt solid #000001" fo:border-bottom="0.5pt solid #000001"/>
    </style:style>
    <style:style style:name="表格9.2" style:family="table-row">
      <style:table-row-properties style:min-row-height="0.568cm" fo:keep-together="auto"/>
    </style:style>
    <style:style style:name="表格9.A2" style:family="table-cell">
      <style:table-cell-properties fo:padding-left="0.191cm" fo:padding-right="0.187cm" fo:padding-top="0.092cm" fo:padding-bottom="0cm" fo:border="0.5pt solid #000001"/>
    </style:style>
    <style:style style:name="表格9.B2" style:family="table-cell">
      <style:table-cell-properties fo:padding-left="0.191cm" fo:padding-right="0.187cm" fo:padding-top="0.092cm" fo:padding-bottom="0cm" fo:border="0.5pt solid #000001"/>
    </style:style>
    <style:style style:name="表格9.3" style:family="table-row">
      <style:table-row-properties style:min-row-height="1.692cm" fo:keep-together="auto"/>
    </style:style>
    <style:style style:name="表格9.A3" style:family="table-cell">
      <style:table-cell-properties style:vertical-align="middle" fo:padding-left="0.191cm" fo:padding-right="0.187cm" fo:padding-top="0.092cm" fo:padding-bottom="0cm" fo:border="0.5pt solid #000001"/>
    </style:style>
    <style:style style:name="表格9.B3" style:family="table-cell">
      <style:table-cell-properties fo:padding-left="0.191cm" fo:padding-right="0.187cm" fo:padding-top="0.092cm" fo:padding-bottom="0cm" fo:border="0.5pt solid #000001"/>
    </style:style>
    <style:style style:name="表格9.4" style:family="table-row">
      <style:table-row-properties style:min-row-height="1.672cm" fo:keep-together="auto"/>
    </style:style>
    <style:style style:name="表格9.B4" style:family="table-cell">
      <style:table-cell-properties fo:padding-left="0.191cm" fo:padding-right="0.187cm" fo:padding-top="0.092cm" fo:padding-bottom="0cm" fo:border="0.5pt solid #000001"/>
    </style:style>
    <style:style style:name="表格9.5" style:family="table-row">
      <style:table-row-properties style:min-row-height="0.79cm" fo:keep-together="auto"/>
    </style:style>
    <style:style style:name="表格9.B5" style:family="table-cell">
      <style:table-cell-properties fo:padding-left="0.191cm" fo:padding-right="0.187cm" fo:padding-top="0.092cm" fo:padding-bottom="0cm" fo:border="0.5pt solid #000001"/>
    </style:style>
    <style:style style:name="表格9.6" style:family="table-row">
      <style:table-row-properties style:min-row-height="4.971cm" fo:keep-together="auto"/>
    </style:style>
    <style:style style:name="表格9.B6" style:family="table-cell">
      <style:table-cell-properties fo:padding-left="0.191cm" fo:padding-right="0.187cm" fo:padding-top="0.092cm" fo:padding-bottom="0cm" fo:border="0.5pt solid #000001"/>
    </style:style>
    <style:style style:name="表格9.B7" style:family="table-cell">
      <style:table-cell-properties fo:padding-left="0.191cm" fo:padding-right="0.187cm" fo:padding-top="0.092cm" fo:padding-bottom="0cm" fo:border="0.5pt solid #000001"/>
    </style:style>
    <style:style style:name="表格9.8" style:family="table-row">
      <style:table-row-properties style:min-row-height="0.732cm" fo:keep-together="auto"/>
    </style:style>
    <style:style style:name="表格9.A8" style:family="table-cell">
      <style:table-cell-properties fo:padding-left="0.191cm" fo:padding-right="0.187cm" fo:padding-top="0.092cm" fo:padding-bottom="0cm" fo:border="0.5pt solid #000001"/>
    </style:style>
    <style:style style:name="表格9.B8" style:family="table-cell">
      <style:table-cell-properties fo:padding-left="0.191cm" fo:padding-right="0.187cm" fo:padding-top="0.092cm" fo:padding-bottom="0cm" fo:border="0.5pt solid #000001"/>
    </style:style>
    <style:style style:name="表格10" style:family="table">
      <style:table-properties style:width="14.637cm" fo:margin-left="-0.383cm" fo:margin-top="0cm" fo:margin-bottom="0cm" table:align="left" style:writing-mode="lr-tb"/>
    </style:style>
    <style:style style:name="表格10.A" style:family="table-column">
      <style:table-column-properties style:column-width="2.244cm"/>
    </style:style>
    <style:style style:name="表格10.B" style:family="table-column">
      <style:table-column-properties style:column-width="12.393cm"/>
    </style:style>
    <style:style style:name="表格10.1" style:family="table-row">
      <style:table-row-properties style:min-row-height="1.118cm" fo:keep-together="auto"/>
    </style:style>
    <style:style style:name="表格10.A1" style:family="table-cell">
      <style:table-cell-properties fo:padding-left="0.191cm" fo:padding-right="0.187cm" fo:padding-top="0.092cm" fo:padding-bottom="0cm" fo:border-left="0.5pt solid #000001" fo:border-right="none" fo:border-top="0.5pt solid #000001" fo:border-bottom="0.5pt solid #000001"/>
    </style:style>
    <style:style style:name="表格10.B1" style:family="table-cell">
      <style:table-cell-properties style:vertical-align="middle" fo:padding-left="0.191cm" fo:padding-right="0.187cm" fo:padding-top="0.092cm" fo:padding-bottom="0cm" fo:border-left="none" fo:border-right="0.5pt solid #000001" fo:border-top="0.5pt solid #000001" fo:border-bottom="0.5pt solid #000001"/>
    </style:style>
    <style:style style:name="表格10.2" style:family="table-row">
      <style:table-row-properties style:min-row-height="0.568cm" fo:keep-together="auto"/>
    </style:style>
    <style:style style:name="表格10.A2" style:family="table-cell">
      <style:table-cell-properties fo:padding-left="0.191cm" fo:padding-right="0.187cm" fo:padding-top="0.092cm" fo:padding-bottom="0cm" fo:border="0.5pt solid #000001"/>
    </style:style>
    <style:style style:name="表格10.B2" style:family="table-cell">
      <style:table-cell-properties fo:padding-left="0.191cm" fo:padding-right="0.187cm" fo:padding-top="0.092cm" fo:padding-bottom="0cm" fo:border="0.5pt solid #000001"/>
    </style:style>
    <style:style style:name="表格10.3" style:family="table-row">
      <style:table-row-properties style:min-row-height="1.692cm" fo:keep-together="auto"/>
    </style:style>
    <style:style style:name="表格10.A3" style:family="table-cell">
      <style:table-cell-properties style:vertical-align="middle" fo:padding-left="0.191cm" fo:padding-right="0.187cm" fo:padding-top="0.092cm" fo:padding-bottom="0cm" fo:border="0.5pt solid #000001"/>
    </style:style>
    <style:style style:name="表格10.B3" style:family="table-cell">
      <style:table-cell-properties fo:padding-left="0.191cm" fo:padding-right="0.187cm" fo:padding-top="0.092cm" fo:padding-bottom="0cm" fo:border="0.5pt solid #000001"/>
    </style:style>
    <style:style style:name="表格10.4" style:family="table-row">
      <style:table-row-properties style:min-row-height="1.672cm" fo:keep-together="auto"/>
    </style:style>
    <style:style style:name="表格10.B4" style:family="table-cell">
      <style:table-cell-properties fo:padding-left="0.191cm" fo:padding-right="0.187cm" fo:padding-top="0.092cm" fo:padding-bottom="0cm" fo:border="0.5pt solid #000001"/>
    </style:style>
    <style:style style:name="表格10.5" style:family="table-row">
      <style:table-row-properties style:min-row-height="0.79cm" fo:keep-together="auto"/>
    </style:style>
    <style:style style:name="表格10.B5" style:family="table-cell">
      <style:table-cell-properties fo:padding-left="0.191cm" fo:padding-right="0.187cm" fo:padding-top="0.092cm" fo:padding-bottom="0cm" fo:border="0.5pt solid #000001"/>
    </style:style>
    <style:style style:name="表格10.6" style:family="table-row">
      <style:table-row-properties style:min-row-height="4.971cm" fo:keep-together="auto"/>
    </style:style>
    <style:style style:name="表格10.B6" style:family="table-cell">
      <style:table-cell-properties fo:padding-left="0.191cm" fo:padding-right="0.187cm" fo:padding-top="0.092cm" fo:padding-bottom="0cm" fo:border="0.5pt solid #000001"/>
    </style:style>
    <style:style style:name="表格10.B7" style:family="table-cell">
      <style:table-cell-properties fo:padding-left="0.191cm" fo:padding-right="0.187cm" fo:padding-top="0.092cm" fo:padding-bottom="0cm" fo:border="0.5pt solid #000001"/>
    </style:style>
    <style:style style:name="表格10.8" style:family="table-row">
      <style:table-row-properties style:min-row-height="0.732cm" fo:keep-together="auto"/>
    </style:style>
    <style:style style:name="表格10.A8" style:family="table-cell">
      <style:table-cell-properties fo:padding-left="0.191cm" fo:padding-right="0.187cm" fo:padding-top="0.092cm" fo:padding-bottom="0cm" fo:border="0.5pt solid #000001"/>
    </style:style>
    <style:style style:name="表格10.B8" style:family="table-cell">
      <style:table-cell-properties fo:padding-left="0.191cm" fo:padding-right="0.187cm" fo:padding-top="0.092cm" fo:padding-bottom="0cm" fo:border="0.5pt solid #000001"/>
    </style:style>
    <style:style style:name="表格11" style:family="table">
      <style:table-properties style:width="14.637cm" fo:margin-left="-0.383cm" fo:margin-top="0cm" fo:margin-bottom="0cm" table:align="left" style:writing-mode="lr-tb"/>
    </style:style>
    <style:style style:name="表格11.A" style:family="table-column">
      <style:table-column-properties style:column-width="2.244cm"/>
    </style:style>
    <style:style style:name="表格11.B" style:family="table-column">
      <style:table-column-properties style:column-width="12.393cm"/>
    </style:style>
    <style:style style:name="表格11.1" style:family="table-row">
      <style:table-row-properties style:min-row-height="1.118cm" fo:keep-together="auto"/>
    </style:style>
    <style:style style:name="表格11.A1" style:family="table-cell">
      <style:table-cell-properties fo:padding-left="0.191cm" fo:padding-right="0.187cm" fo:padding-top="0.092cm" fo:padding-bottom="0cm" fo:border-left="0.5pt solid #000001" fo:border-right="none" fo:border-top="0.5pt solid #000001" fo:border-bottom="0.5pt solid #000001"/>
    </style:style>
    <style:style style:name="表格11.B1" style:family="table-cell">
      <style:table-cell-properties style:vertical-align="middle" fo:padding-left="0.191cm" fo:padding-right="0.187cm" fo:padding-top="0.092cm" fo:padding-bottom="0cm" fo:border-left="none" fo:border-right="0.5pt solid #000001" fo:border-top="0.5pt solid #000001" fo:border-bottom="0.5pt solid #000001"/>
    </style:style>
    <style:style style:name="表格11.2" style:family="table-row">
      <style:table-row-properties style:min-row-height="0.568cm" fo:keep-together="auto"/>
    </style:style>
    <style:style style:name="表格11.A2" style:family="table-cell">
      <style:table-cell-properties fo:padding-left="0.191cm" fo:padding-right="0.187cm" fo:padding-top="0.092cm" fo:padding-bottom="0cm" fo:border="0.5pt solid #000001"/>
    </style:style>
    <style:style style:name="表格11.B2" style:family="table-cell">
      <style:table-cell-properties fo:padding-left="0.191cm" fo:padding-right="0.187cm" fo:padding-top="0.092cm" fo:padding-bottom="0cm" fo:border="0.5pt solid #000001"/>
    </style:style>
    <style:style style:name="表格11.3" style:family="table-row">
      <style:table-row-properties style:min-row-height="1.692cm" fo:keep-together="auto"/>
    </style:style>
    <style:style style:name="表格11.A3" style:family="table-cell">
      <style:table-cell-properties style:vertical-align="middle" fo:padding-left="0.191cm" fo:padding-right="0.187cm" fo:padding-top="0.092cm" fo:padding-bottom="0cm" fo:border="0.5pt solid #000001"/>
    </style:style>
    <style:style style:name="表格11.B3" style:family="table-cell">
      <style:table-cell-properties fo:padding-left="0.191cm" fo:padding-right="0.187cm" fo:padding-top="0.092cm" fo:padding-bottom="0cm" fo:border="0.5pt solid #000001"/>
    </style:style>
    <style:style style:name="表格11.4" style:family="table-row">
      <style:table-row-properties style:min-row-height="1.672cm" fo:keep-together="auto"/>
    </style:style>
    <style:style style:name="表格11.B4" style:family="table-cell">
      <style:table-cell-properties fo:padding-left="0.191cm" fo:padding-right="0.187cm" fo:padding-top="0.092cm" fo:padding-bottom="0cm" fo:border="0.5pt solid #000001"/>
    </style:style>
    <style:style style:name="表格11.5" style:family="table-row">
      <style:table-row-properties style:min-row-height="0.79cm" fo:keep-together="auto"/>
    </style:style>
    <style:style style:name="表格11.B5" style:family="table-cell">
      <style:table-cell-properties fo:padding-left="0.191cm" fo:padding-right="0.187cm" fo:padding-top="0.092cm" fo:padding-bottom="0cm" fo:border="0.5pt solid #000001"/>
    </style:style>
    <style:style style:name="表格11.6" style:family="table-row">
      <style:table-row-properties style:min-row-height="4.971cm" fo:keep-together="auto"/>
    </style:style>
    <style:style style:name="表格11.B6" style:family="table-cell">
      <style:table-cell-properties fo:padding-left="0.191cm" fo:padding-right="0.187cm" fo:padding-top="0.092cm" fo:padding-bottom="0cm" fo:border="0.5pt solid #000001"/>
    </style:style>
    <style:style style:name="表格11.B7" style:family="table-cell">
      <style:table-cell-properties fo:padding-left="0.191cm" fo:padding-right="0.187cm" fo:padding-top="0.092cm" fo:padding-bottom="0cm" fo:border="0.5pt solid #000001"/>
    </style:style>
    <style:style style:name="表格11.8" style:family="table-row">
      <style:table-row-properties style:min-row-height="0.732cm" fo:keep-together="auto"/>
    </style:style>
    <style:style style:name="表格11.A8" style:family="table-cell">
      <style:table-cell-properties fo:padding-left="0.191cm" fo:padding-right="0.187cm" fo:padding-top="0.092cm" fo:padding-bottom="0cm" fo:border="0.5pt solid #000001"/>
    </style:style>
    <style:style style:name="表格11.B8" style:family="table-cell">
      <style:table-cell-properties fo:padding-left="0.191cm" fo:padding-right="0.187cm" fo:padding-top="0.092cm" fo:padding-bottom="0cm" fo:border="0.5pt solid #000001"/>
    </style:style>
    <style:style style:name="表格12" style:family="table">
      <style:table-properties style:width="14.637cm" fo:margin-left="-0.383cm" fo:margin-top="0cm" fo:margin-bottom="0cm" table:align="left" style:writing-mode="lr-tb"/>
    </style:style>
    <style:style style:name="表格12.A" style:family="table-column">
      <style:table-column-properties style:column-width="2.244cm"/>
    </style:style>
    <style:style style:name="表格12.B" style:family="table-column">
      <style:table-column-properties style:column-width="12.393cm"/>
    </style:style>
    <style:style style:name="表格12.1" style:family="table-row">
      <style:table-row-properties style:min-row-height="1.118cm" fo:keep-together="auto"/>
    </style:style>
    <style:style style:name="表格12.A1" style:family="table-cell">
      <style:table-cell-properties fo:padding-left="0.191cm" fo:padding-right="0.187cm" fo:padding-top="0.092cm" fo:padding-bottom="0cm" fo:border-left="0.5pt solid #000001" fo:border-right="none" fo:border-top="0.5pt solid #000001" fo:border-bottom="0.5pt solid #000001"/>
    </style:style>
    <style:style style:name="表格12.B1" style:family="table-cell">
      <style:table-cell-properties style:vertical-align="middle" fo:padding-left="0.191cm" fo:padding-right="0.187cm" fo:padding-top="0.092cm" fo:padding-bottom="0cm" fo:border-left="none" fo:border-right="0.5pt solid #000001" fo:border-top="0.5pt solid #000001" fo:border-bottom="0.5pt solid #000001"/>
    </style:style>
    <style:style style:name="表格12.2" style:family="table-row">
      <style:table-row-properties style:min-row-height="0.568cm" fo:keep-together="auto"/>
    </style:style>
    <style:style style:name="表格12.A2" style:family="table-cell">
      <style:table-cell-properties fo:padding-left="0.191cm" fo:padding-right="0.187cm" fo:padding-top="0.092cm" fo:padding-bottom="0cm" fo:border="0.5pt solid #000001"/>
    </style:style>
    <style:style style:name="表格12.B2" style:family="table-cell">
      <style:table-cell-properties fo:padding-left="0.191cm" fo:padding-right="0.187cm" fo:padding-top="0.092cm" fo:padding-bottom="0cm" fo:border="0.5pt solid #000001"/>
    </style:style>
    <style:style style:name="表格12.3" style:family="table-row">
      <style:table-row-properties style:min-row-height="1.692cm" fo:keep-together="auto"/>
    </style:style>
    <style:style style:name="表格12.A3" style:family="table-cell">
      <style:table-cell-properties style:vertical-align="middle" fo:padding-left="0.191cm" fo:padding-right="0.187cm" fo:padding-top="0.092cm" fo:padding-bottom="0cm" fo:border="0.5pt solid #000001"/>
    </style:style>
    <style:style style:name="表格12.B3" style:family="table-cell">
      <style:table-cell-properties fo:padding-left="0.191cm" fo:padding-right="0.187cm" fo:padding-top="0.092cm" fo:padding-bottom="0cm" fo:border="0.5pt solid #000001"/>
    </style:style>
    <style:style style:name="表格12.4" style:family="table-row">
      <style:table-row-properties style:min-row-height="1.672cm" fo:keep-together="auto"/>
    </style:style>
    <style:style style:name="表格12.B4" style:family="table-cell">
      <style:table-cell-properties fo:padding-left="0.191cm" fo:padding-right="0.187cm" fo:padding-top="0.092cm" fo:padding-bottom="0cm" fo:border="0.5pt solid #000001"/>
    </style:style>
    <style:style style:name="表格12.5" style:family="table-row">
      <style:table-row-properties style:min-row-height="0.79cm" fo:keep-together="auto"/>
    </style:style>
    <style:style style:name="表格12.B5" style:family="table-cell">
      <style:table-cell-properties fo:padding-left="0.191cm" fo:padding-right="0.187cm" fo:padding-top="0.092cm" fo:padding-bottom="0cm" fo:border="0.5pt solid #000001"/>
    </style:style>
    <style:style style:name="表格12.6" style:family="table-row">
      <style:table-row-properties style:min-row-height="4.971cm" fo:keep-together="auto"/>
    </style:style>
    <style:style style:name="表格12.B6" style:family="table-cell">
      <style:table-cell-properties fo:padding-left="0.191cm" fo:padding-right="0.187cm" fo:padding-top="0.092cm" fo:padding-bottom="0cm" fo:border="0.5pt solid #000001"/>
    </style:style>
    <style:style style:name="表格12.B7" style:family="table-cell">
      <style:table-cell-properties fo:padding-left="0.191cm" fo:padding-right="0.187cm" fo:padding-top="0.092cm" fo:padding-bottom="0cm" fo:border="0.5pt solid #000001"/>
    </style:style>
    <style:style style:name="表格12.8" style:family="table-row">
      <style:table-row-properties style:min-row-height="0.732cm" fo:keep-together="auto"/>
    </style:style>
    <style:style style:name="表格12.A8" style:family="table-cell">
      <style:table-cell-properties fo:padding-left="0.191cm" fo:padding-right="0.187cm" fo:padding-top="0.092cm" fo:padding-bottom="0cm" fo:border="0.5pt solid #000001"/>
    </style:style>
    <style:style style:name="表格12.B8" style:family="table-cell">
      <style:table-cell-properties fo:padding-left="0.191cm" fo:padding-right="0.187cm" fo:padding-top="0.092cm" fo:padding-bottom="0cm" fo:border="0.5pt solid #000001"/>
    </style:style>
    <style:style style:name="表格13" style:family="table">
      <style:table-properties style:width="14.637cm" fo:margin-left="-0.383cm" fo:margin-top="0cm" fo:margin-bottom="0cm" table:align="left" style:writing-mode="lr-tb"/>
    </style:style>
    <style:style style:name="表格13.A" style:family="table-column">
      <style:table-column-properties style:column-width="2.244cm"/>
    </style:style>
    <style:style style:name="表格13.B" style:family="table-column">
      <style:table-column-properties style:column-width="12.393cm"/>
    </style:style>
    <style:style style:name="表格13.1" style:family="table-row">
      <style:table-row-properties style:min-row-height="1.118cm" fo:keep-together="auto"/>
    </style:style>
    <style:style style:name="表格13.A1" style:family="table-cell">
      <style:table-cell-properties fo:padding-left="0.191cm" fo:padding-right="0.187cm" fo:padding-top="0.092cm" fo:padding-bottom="0cm" fo:border-left="0.5pt solid #000001" fo:border-right="none" fo:border-top="0.5pt solid #000001" fo:border-bottom="0.5pt solid #000001"/>
    </style:style>
    <style:style style:name="表格13.B1" style:family="table-cell">
      <style:table-cell-properties style:vertical-align="middle" fo:padding-left="0.191cm" fo:padding-right="0.187cm" fo:padding-top="0.092cm" fo:padding-bottom="0cm" fo:border-left="none" fo:border-right="0.5pt solid #000001" fo:border-top="0.5pt solid #000001" fo:border-bottom="0.5pt solid #000001"/>
    </style:style>
    <style:style style:name="表格13.2" style:family="table-row">
      <style:table-row-properties style:min-row-height="0.568cm" fo:keep-together="auto"/>
    </style:style>
    <style:style style:name="表格13.A2" style:family="table-cell">
      <style:table-cell-properties fo:padding-left="0.191cm" fo:padding-right="0.187cm" fo:padding-top="0.092cm" fo:padding-bottom="0cm" fo:border="0.5pt solid #000001"/>
    </style:style>
    <style:style style:name="表格13.B2" style:family="table-cell">
      <style:table-cell-properties fo:padding-left="0.191cm" fo:padding-right="0.187cm" fo:padding-top="0.092cm" fo:padding-bottom="0cm" fo:border="0.5pt solid #000001"/>
    </style:style>
    <style:style style:name="表格13.3" style:family="table-row">
      <style:table-row-properties style:min-row-height="1.692cm" fo:keep-together="auto"/>
    </style:style>
    <style:style style:name="表格13.A3" style:family="table-cell">
      <style:table-cell-properties style:vertical-align="middle" fo:padding-left="0.191cm" fo:padding-right="0.187cm" fo:padding-top="0.092cm" fo:padding-bottom="0cm" fo:border="0.5pt solid #000001"/>
    </style:style>
    <style:style style:name="表格13.B3" style:family="table-cell">
      <style:table-cell-properties fo:padding-left="0.191cm" fo:padding-right="0.187cm" fo:padding-top="0.092cm" fo:padding-bottom="0cm" fo:border="0.5pt solid #000001"/>
    </style:style>
    <style:style style:name="表格13.4" style:family="table-row">
      <style:table-row-properties style:min-row-height="1.672cm" fo:keep-together="auto"/>
    </style:style>
    <style:style style:name="表格13.B4" style:family="table-cell">
      <style:table-cell-properties fo:padding-left="0.191cm" fo:padding-right="0.187cm" fo:padding-top="0.092cm" fo:padding-bottom="0cm" fo:border="0.5pt solid #000001"/>
    </style:style>
    <style:style style:name="表格13.5" style:family="table-row">
      <style:table-row-properties style:min-row-height="0.79cm" fo:keep-together="auto"/>
    </style:style>
    <style:style style:name="表格13.B5" style:family="table-cell">
      <style:table-cell-properties fo:padding-left="0.191cm" fo:padding-right="0.187cm" fo:padding-top="0.092cm" fo:padding-bottom="0cm" fo:border="0.5pt solid #000001"/>
    </style:style>
    <style:style style:name="表格13.6" style:family="table-row">
      <style:table-row-properties style:min-row-height="4.971cm" fo:keep-together="auto"/>
    </style:style>
    <style:style style:name="表格13.B6" style:family="table-cell">
      <style:table-cell-properties fo:padding-left="0.191cm" fo:padding-right="0.187cm" fo:padding-top="0.092cm" fo:padding-bottom="0cm" fo:border="0.5pt solid #000001"/>
    </style:style>
    <style:style style:name="表格13.B7" style:family="table-cell">
      <style:table-cell-properties fo:padding-left="0.191cm" fo:padding-right="0.187cm" fo:padding-top="0.092cm" fo:padding-bottom="0cm" fo:border="0.5pt solid #000001"/>
    </style:style>
    <style:style style:name="表格13.8" style:family="table-row">
      <style:table-row-properties style:min-row-height="0.732cm" fo:keep-together="auto"/>
    </style:style>
    <style:style style:name="表格13.A8" style:family="table-cell">
      <style:table-cell-properties fo:padding-left="0.191cm" fo:padding-right="0.187cm" fo:padding-top="0.092cm" fo:padding-bottom="0cm" fo:border="0.5pt solid #000001"/>
    </style:style>
    <style:style style:name="表格13.B8" style:family="table-cell">
      <style:table-cell-properties fo:padding-left="0.191cm" fo:padding-right="0.187cm" fo:padding-top="0.092cm" fo:padding-bottom="0cm" fo:border="0.5pt solid #000001"/>
    </style:style>
    <style:style style:name="表格14" style:family="table">
      <style:table-properties style:width="14.637cm" fo:margin-left="-0.383cm" fo:margin-top="0cm" fo:margin-bottom="0cm" table:align="left" style:writing-mode="lr-tb"/>
    </style:style>
    <style:style style:name="表格14.A" style:family="table-column">
      <style:table-column-properties style:column-width="2.244cm"/>
    </style:style>
    <style:style style:name="表格14.B" style:family="table-column">
      <style:table-column-properties style:column-width="12.393cm"/>
    </style:style>
    <style:style style:name="表格14.1" style:family="table-row">
      <style:table-row-properties style:min-row-height="1.118cm" fo:keep-together="auto"/>
    </style:style>
    <style:style style:name="表格14.A1" style:family="table-cell">
      <style:table-cell-properties fo:padding-left="0.191cm" fo:padding-right="0.187cm" fo:padding-top="0.092cm" fo:padding-bottom="0cm" fo:border-left="0.5pt solid #000001" fo:border-right="none" fo:border-top="0.5pt solid #000001" fo:border-bottom="0.5pt solid #000001"/>
    </style:style>
    <style:style style:name="表格14.B1" style:family="table-cell">
      <style:table-cell-properties style:vertical-align="middle" fo:padding-left="0.191cm" fo:padding-right="0.187cm" fo:padding-top="0.092cm" fo:padding-bottom="0cm" fo:border-left="none" fo:border-right="0.5pt solid #000001" fo:border-top="0.5pt solid #000001" fo:border-bottom="0.5pt solid #000001"/>
    </style:style>
    <style:style style:name="表格14.2" style:family="table-row">
      <style:table-row-properties style:min-row-height="0.568cm" fo:keep-together="auto"/>
    </style:style>
    <style:style style:name="表格14.A2" style:family="table-cell">
      <style:table-cell-properties fo:padding-left="0.191cm" fo:padding-right="0.187cm" fo:padding-top="0.092cm" fo:padding-bottom="0cm" fo:border="0.5pt solid #000001"/>
    </style:style>
    <style:style style:name="表格14.B2" style:family="table-cell">
      <style:table-cell-properties fo:padding-left="0.191cm" fo:padding-right="0.187cm" fo:padding-top="0.092cm" fo:padding-bottom="0cm" fo:border="0.5pt solid #000001"/>
    </style:style>
    <style:style style:name="表格14.3" style:family="table-row">
      <style:table-row-properties style:min-row-height="1.692cm" fo:keep-together="auto"/>
    </style:style>
    <style:style style:name="表格14.A3" style:family="table-cell">
      <style:table-cell-properties style:vertical-align="middle" fo:padding-left="0.191cm" fo:padding-right="0.187cm" fo:padding-top="0.092cm" fo:padding-bottom="0cm" fo:border="0.5pt solid #000001"/>
    </style:style>
    <style:style style:name="表格14.B3" style:family="table-cell">
      <style:table-cell-properties fo:padding-left="0.191cm" fo:padding-right="0.187cm" fo:padding-top="0.092cm" fo:padding-bottom="0cm" fo:border="0.5pt solid #000001"/>
    </style:style>
    <style:style style:name="表格14.4" style:family="table-row">
      <style:table-row-properties style:min-row-height="1.672cm" fo:keep-together="auto"/>
    </style:style>
    <style:style style:name="表格14.B4" style:family="table-cell">
      <style:table-cell-properties fo:padding-left="0.191cm" fo:padding-right="0.187cm" fo:padding-top="0.092cm" fo:padding-bottom="0cm" fo:border="0.5pt solid #000001"/>
    </style:style>
    <style:style style:name="表格14.5" style:family="table-row">
      <style:table-row-properties style:min-row-height="0.79cm" fo:keep-together="auto"/>
    </style:style>
    <style:style style:name="表格14.B5" style:family="table-cell">
      <style:table-cell-properties fo:padding-left="0.191cm" fo:padding-right="0.187cm" fo:padding-top="0.092cm" fo:padding-bottom="0cm" fo:border="0.5pt solid #000001"/>
    </style:style>
    <style:style style:name="表格14.6" style:family="table-row">
      <style:table-row-properties style:min-row-height="4.971cm" fo:keep-together="auto"/>
    </style:style>
    <style:style style:name="表格14.B6" style:family="table-cell">
      <style:table-cell-properties fo:padding-left="0.191cm" fo:padding-right="0.187cm" fo:padding-top="0.092cm" fo:padding-bottom="0cm" fo:border="0.5pt solid #000001"/>
    </style:style>
    <style:style style:name="表格14.B7" style:family="table-cell">
      <style:table-cell-properties fo:padding-left="0.191cm" fo:padding-right="0.187cm" fo:padding-top="0.092cm" fo:padding-bottom="0cm" fo:border="0.5pt solid #000001"/>
    </style:style>
    <style:style style:name="表格14.8" style:family="table-row">
      <style:table-row-properties style:min-row-height="0.732cm" fo:keep-together="auto"/>
    </style:style>
    <style:style style:name="表格14.A8" style:family="table-cell">
      <style:table-cell-properties fo:padding-left="0.191cm" fo:padding-right="0.187cm" fo:padding-top="0.092cm" fo:padding-bottom="0cm" fo:border="0.5pt solid #000001"/>
    </style:style>
    <style:style style:name="表格14.B8" style:family="table-cell">
      <style:table-cell-properties fo:padding-left="0.191cm" fo:padding-right="0.187cm" fo:padding-top="0.092cm" fo:padding-bottom="0cm" fo:border="0.5pt solid #000001"/>
    </style:style>
    <style:style style:name="表格15" style:family="table">
      <style:table-properties style:width="14.637cm" fo:margin-left="-0.383cm" fo:margin-top="0cm" fo:margin-bottom="0cm" table:align="left" style:writing-mode="lr-tb"/>
    </style:style>
    <style:style style:name="表格15.A" style:family="table-column">
      <style:table-column-properties style:column-width="2.244cm"/>
    </style:style>
    <style:style style:name="表格15.B" style:family="table-column">
      <style:table-column-properties style:column-width="12.393cm"/>
    </style:style>
    <style:style style:name="表格15.1" style:family="table-row">
      <style:table-row-properties style:min-row-height="1.118cm" fo:keep-together="auto"/>
    </style:style>
    <style:style style:name="表格15.A1" style:family="table-cell">
      <style:table-cell-properties fo:padding-left="0.191cm" fo:padding-right="0.187cm" fo:padding-top="0.092cm" fo:padding-bottom="0cm" fo:border-left="0.5pt solid #000001" fo:border-right="none" fo:border-top="0.5pt solid #000001" fo:border-bottom="0.5pt solid #000001"/>
    </style:style>
    <style:style style:name="表格15.B1" style:family="table-cell">
      <style:table-cell-properties style:vertical-align="middle" fo:padding-left="0.191cm" fo:padding-right="0.187cm" fo:padding-top="0.092cm" fo:padding-bottom="0cm" fo:border-left="none" fo:border-right="0.5pt solid #000001" fo:border-top="0.5pt solid #000001" fo:border-bottom="0.5pt solid #000001"/>
    </style:style>
    <style:style style:name="表格15.2" style:family="table-row">
      <style:table-row-properties style:min-row-height="0.568cm" fo:keep-together="auto"/>
    </style:style>
    <style:style style:name="表格15.A2" style:family="table-cell">
      <style:table-cell-properties fo:padding-left="0.191cm" fo:padding-right="0.187cm" fo:padding-top="0.092cm" fo:padding-bottom="0cm" fo:border="0.5pt solid #000001"/>
    </style:style>
    <style:style style:name="表格15.B2" style:family="table-cell">
      <style:table-cell-properties fo:padding-left="0.191cm" fo:padding-right="0.187cm" fo:padding-top="0.092cm" fo:padding-bottom="0cm" fo:border="0.5pt solid #000001"/>
    </style:style>
    <style:style style:name="表格15.3" style:family="table-row">
      <style:table-row-properties style:min-row-height="1.692cm" fo:keep-together="auto"/>
    </style:style>
    <style:style style:name="表格15.A3" style:family="table-cell">
      <style:table-cell-properties style:vertical-align="middle" fo:padding-left="0.191cm" fo:padding-right="0.187cm" fo:padding-top="0.092cm" fo:padding-bottom="0cm" fo:border="0.5pt solid #000001"/>
    </style:style>
    <style:style style:name="表格15.B3" style:family="table-cell">
      <style:table-cell-properties fo:padding-left="0.191cm" fo:padding-right="0.187cm" fo:padding-top="0.092cm" fo:padding-bottom="0cm" fo:border="0.5pt solid #000001"/>
    </style:style>
    <style:style style:name="表格15.4" style:family="table-row">
      <style:table-row-properties style:min-row-height="1.672cm" fo:keep-together="auto"/>
    </style:style>
    <style:style style:name="表格15.B4" style:family="table-cell">
      <style:table-cell-properties fo:padding-left="0.191cm" fo:padding-right="0.187cm" fo:padding-top="0.092cm" fo:padding-bottom="0cm" fo:border="0.5pt solid #000001"/>
    </style:style>
    <style:style style:name="表格15.5" style:family="table-row">
      <style:table-row-properties style:min-row-height="0.79cm" fo:keep-together="auto"/>
    </style:style>
    <style:style style:name="表格15.B5" style:family="table-cell">
      <style:table-cell-properties fo:padding-left="0.191cm" fo:padding-right="0.187cm" fo:padding-top="0.092cm" fo:padding-bottom="0cm" fo:border="0.5pt solid #000001"/>
    </style:style>
    <style:style style:name="表格15.6" style:family="table-row">
      <style:table-row-properties style:min-row-height="4.971cm" fo:keep-together="auto"/>
    </style:style>
    <style:style style:name="表格15.B6" style:family="table-cell">
      <style:table-cell-properties fo:padding-left="0.191cm" fo:padding-right="0.187cm" fo:padding-top="0.092cm" fo:padding-bottom="0cm" fo:border="0.5pt solid #000001"/>
    </style:style>
    <style:style style:name="表格15.B7" style:family="table-cell">
      <style:table-cell-properties fo:padding-left="0.191cm" fo:padding-right="0.187cm" fo:padding-top="0.092cm" fo:padding-bottom="0cm" fo:border="0.5pt solid #000001"/>
    </style:style>
    <style:style style:name="表格15.8" style:family="table-row">
      <style:table-row-properties style:min-row-height="0.732cm" fo:keep-together="auto"/>
    </style:style>
    <style:style style:name="表格15.A8" style:family="table-cell">
      <style:table-cell-properties fo:padding-left="0.191cm" fo:padding-right="0.187cm" fo:padding-top="0.092cm" fo:padding-bottom="0cm" fo:border="0.5pt solid #000001"/>
    </style:style>
    <style:style style:name="表格15.B8" style:family="table-cell">
      <style:table-cell-properties fo:padding-left="0.191cm" fo:padding-right="0.187cm" fo:padding-top="0.092cm" fo:padding-bottom="0cm" fo:border="0.5pt solid #000001"/>
    </style:style>
    <style:style style:name="表格16" style:family="table">
      <style:table-properties style:width="14.637cm" fo:margin-left="-0.383cm" fo:margin-top="0cm" fo:margin-bottom="0cm" table:align="left" style:writing-mode="lr-tb"/>
    </style:style>
    <style:style style:name="表格16.A" style:family="table-column">
      <style:table-column-properties style:column-width="14.637cm"/>
    </style:style>
    <style:style style:name="表格16.1" style:family="table-row">
      <style:table-row-properties style:min-row-height="4.971cm" fo:keep-together="auto"/>
    </style:style>
    <style:style style:name="表格16.A1" style:family="table-cell">
      <style:table-cell-properties fo:padding-left="0.191cm" fo:padding-right="0.187cm" fo:padding-top="0.092cm" fo:padding-bottom="0cm" fo:border="0.5pt solid #000001"/>
    </style:style>
    <style:style style:name="表格17" style:family="table">
      <style:table-properties style:width="14.637cm" fo:margin-left="-0.383cm" fo:margin-top="0cm" fo:margin-bottom="0cm" table:align="left" style:writing-mode="lr-tb"/>
    </style:style>
    <style:style style:name="表格17.A" style:family="table-column">
      <style:table-column-properties style:column-width="2.244cm"/>
    </style:style>
    <style:style style:name="表格17.B" style:family="table-column">
      <style:table-column-properties style:column-width="12.393cm"/>
    </style:style>
    <style:style style:name="表格17.1" style:family="table-row">
      <style:table-row-properties style:min-row-height="1.118cm" fo:keep-together="auto"/>
    </style:style>
    <style:style style:name="表格17.A1" style:family="table-cell">
      <style:table-cell-properties fo:padding-left="0.191cm" fo:padding-right="0.187cm" fo:padding-top="0.092cm" fo:padding-bottom="0cm" fo:border-left="0.5pt solid #000001" fo:border-right="none" fo:border-top="0.5pt solid #000001" fo:border-bottom="0.5pt solid #000001"/>
    </style:style>
    <style:style style:name="表格17.B1" style:family="table-cell">
      <style:table-cell-properties style:vertical-align="middle" fo:padding-left="0.191cm" fo:padding-right="0.187cm" fo:padding-top="0.092cm" fo:padding-bottom="0cm" fo:border-left="none" fo:border-right="0.5pt solid #000001" fo:border-top="0.5pt solid #000001" fo:border-bottom="0.5pt solid #000001"/>
    </style:style>
    <style:style style:name="表格17.2" style:family="table-row">
      <style:table-row-properties style:min-row-height="0.568cm" fo:keep-together="auto"/>
    </style:style>
    <style:style style:name="表格17.A2" style:family="table-cell">
      <style:table-cell-properties fo:padding-left="0.191cm" fo:padding-right="0.187cm" fo:padding-top="0.092cm" fo:padding-bottom="0cm" fo:border="0.5pt solid #000001"/>
    </style:style>
    <style:style style:name="表格17.B2" style:family="table-cell">
      <style:table-cell-properties fo:padding-left="0.191cm" fo:padding-right="0.187cm" fo:padding-top="0.092cm" fo:padding-bottom="0cm" fo:border="0.5pt solid #000001"/>
    </style:style>
    <style:style style:name="表格17.3" style:family="table-row">
      <style:table-row-properties style:min-row-height="1.692cm" fo:keep-together="auto"/>
    </style:style>
    <style:style style:name="表格17.A3" style:family="table-cell">
      <style:table-cell-properties style:vertical-align="middle" fo:padding-left="0.191cm" fo:padding-right="0.187cm" fo:padding-top="0.092cm" fo:padding-bottom="0cm" fo:border="0.5pt solid #000001"/>
    </style:style>
    <style:style style:name="表格17.B3" style:family="table-cell">
      <style:table-cell-properties fo:padding-left="0.191cm" fo:padding-right="0.187cm" fo:padding-top="0.092cm" fo:padding-bottom="0cm" fo:border="0.5pt solid #000001"/>
    </style:style>
    <style:style style:name="表格17.4" style:family="table-row">
      <style:table-row-properties style:min-row-height="1.672cm" fo:keep-together="auto"/>
    </style:style>
    <style:style style:name="表格17.B4" style:family="table-cell">
      <style:table-cell-properties fo:padding-left="0.191cm" fo:padding-right="0.187cm" fo:padding-top="0.092cm" fo:padding-bottom="0cm" fo:border="0.5pt solid #000001"/>
    </style:style>
    <style:style style:name="表格17.5" style:family="table-row">
      <style:table-row-properties style:min-row-height="0.79cm" fo:keep-together="auto"/>
    </style:style>
    <style:style style:name="表格17.B5" style:family="table-cell">
      <style:table-cell-properties fo:padding-left="0.191cm" fo:padding-right="0.187cm" fo:padding-top="0.092cm" fo:padding-bottom="0cm" fo:border="0.5pt solid #000001"/>
    </style:style>
    <style:style style:name="表格17.6" style:family="table-row">
      <style:table-row-properties style:min-row-height="4.971cm" fo:keep-together="auto"/>
    </style:style>
    <style:style style:name="表格17.B6" style:family="table-cell">
      <style:table-cell-properties fo:padding-left="0.191cm" fo:padding-right="0.187cm" fo:padding-top="0.092cm" fo:padding-bottom="0cm" fo:border="0.5pt solid #000001"/>
    </style:style>
    <style:style style:name="表格17.B7" style:family="table-cell">
      <style:table-cell-properties fo:padding-left="0.191cm" fo:padding-right="0.187cm" fo:padding-top="0.092cm" fo:padding-bottom="0cm" fo:border="0.5pt solid #000001"/>
    </style:style>
    <style:style style:name="表格17.8" style:family="table-row">
      <style:table-row-properties style:min-row-height="0.732cm" fo:keep-together="auto"/>
    </style:style>
    <style:style style:name="表格17.A8" style:family="table-cell">
      <style:table-cell-properties fo:padding-left="0.191cm" fo:padding-right="0.187cm" fo:padding-top="0.092cm" fo:padding-bottom="0cm" fo:border="0.5pt solid #000001"/>
    </style:style>
    <style:style style:name="表格17.B8" style:family="table-cell">
      <style:table-cell-properties fo:padding-left="0.191cm" fo:padding-right="0.187cm" fo:padding-top="0.092cm" fo:padding-bottom="0cm" fo:border="0.5pt solid #000001"/>
    </style:style>
    <style:style style:name="表格18" style:family="table">
      <style:table-properties style:width="14.637cm" fo:margin-left="-0.383cm" fo:margin-top="0cm" fo:margin-bottom="0cm" table:align="left" style:writing-mode="lr-tb"/>
    </style:style>
    <style:style style:name="表格18.A" style:family="table-column">
      <style:table-column-properties style:column-width="2.244cm"/>
    </style:style>
    <style:style style:name="表格18.B" style:family="table-column">
      <style:table-column-properties style:column-width="12.393cm"/>
    </style:style>
    <style:style style:name="表格18.1" style:family="table-row">
      <style:table-row-properties style:min-row-height="1.118cm" fo:keep-together="auto"/>
    </style:style>
    <style:style style:name="表格18.A1" style:family="table-cell">
      <style:table-cell-properties fo:padding-left="0.191cm" fo:padding-right="0.187cm" fo:padding-top="0.092cm" fo:padding-bottom="0cm" fo:border-left="0.5pt solid #000001" fo:border-right="none" fo:border-top="0.5pt solid #000001" fo:border-bottom="0.5pt solid #000001"/>
    </style:style>
    <style:style style:name="表格18.B1" style:family="table-cell">
      <style:table-cell-properties style:vertical-align="middle" fo:padding-left="0.191cm" fo:padding-right="0.187cm" fo:padding-top="0.092cm" fo:padding-bottom="0cm" fo:border-left="none" fo:border-right="0.5pt solid #000001" fo:border-top="0.5pt solid #000001" fo:border-bottom="0.5pt solid #000001"/>
    </style:style>
    <style:style style:name="表格18.2" style:family="table-row">
      <style:table-row-properties style:min-row-height="0.568cm" fo:keep-together="auto"/>
    </style:style>
    <style:style style:name="表格18.A2" style:family="table-cell">
      <style:table-cell-properties fo:padding-left="0.191cm" fo:padding-right="0.187cm" fo:padding-top="0.092cm" fo:padding-bottom="0cm" fo:border="0.5pt solid #000001"/>
    </style:style>
    <style:style style:name="表格18.B2" style:family="table-cell">
      <style:table-cell-properties fo:padding-left="0.191cm" fo:padding-right="0.187cm" fo:padding-top="0.092cm" fo:padding-bottom="0cm" fo:border="0.5pt solid #000001"/>
    </style:style>
    <style:style style:name="表格18.3" style:family="table-row">
      <style:table-row-properties style:min-row-height="1.692cm" fo:keep-together="auto"/>
    </style:style>
    <style:style style:name="表格18.A3" style:family="table-cell">
      <style:table-cell-properties style:vertical-align="middle" fo:padding-left="0.191cm" fo:padding-right="0.187cm" fo:padding-top="0.092cm" fo:padding-bottom="0cm" fo:border="0.5pt solid #000001"/>
    </style:style>
    <style:style style:name="表格18.B3" style:family="table-cell">
      <style:table-cell-properties fo:padding-left="0.191cm" fo:padding-right="0.187cm" fo:padding-top="0.092cm" fo:padding-bottom="0cm" fo:border="0.5pt solid #000001"/>
    </style:style>
    <style:style style:name="表格18.4" style:family="table-row">
      <style:table-row-properties style:min-row-height="1.672cm" fo:keep-together="auto"/>
    </style:style>
    <style:style style:name="表格18.B4" style:family="table-cell">
      <style:table-cell-properties fo:padding-left="0.191cm" fo:padding-right="0.187cm" fo:padding-top="0.092cm" fo:padding-bottom="0cm" fo:border="0.5pt solid #000001"/>
    </style:style>
    <style:style style:name="表格18.5" style:family="table-row">
      <style:table-row-properties style:min-row-height="0.79cm" fo:keep-together="auto"/>
    </style:style>
    <style:style style:name="表格18.B5" style:family="table-cell">
      <style:table-cell-properties fo:padding-left="0.191cm" fo:padding-right="0.187cm" fo:padding-top="0.092cm" fo:padding-bottom="0cm" fo:border="0.5pt solid #000001"/>
    </style:style>
    <style:style style:name="表格18.6" style:family="table-row">
      <style:table-row-properties style:min-row-height="4.971cm" fo:keep-together="auto"/>
    </style:style>
    <style:style style:name="表格18.B6" style:family="table-cell">
      <style:table-cell-properties fo:padding-left="0.191cm" fo:padding-right="0.187cm" fo:padding-top="0.092cm" fo:padding-bottom="0cm" fo:border="0.5pt solid #000001"/>
    </style:style>
    <style:style style:name="表格18.B7" style:family="table-cell">
      <style:table-cell-properties fo:padding-left="0.191cm" fo:padding-right="0.187cm" fo:padding-top="0.092cm" fo:padding-bottom="0cm" fo:border="0.5pt solid #000001"/>
    </style:style>
    <style:style style:name="表格18.8" style:family="table-row">
      <style:table-row-properties style:min-row-height="0.732cm" fo:keep-together="auto"/>
    </style:style>
    <style:style style:name="表格18.A8" style:family="table-cell">
      <style:table-cell-properties fo:padding-left="0.191cm" fo:padding-right="0.187cm" fo:padding-top="0.092cm" fo:padding-bottom="0cm" fo:border="0.5pt solid #000001"/>
    </style:style>
    <style:style style:name="表格18.B8" style:family="table-cell">
      <style:table-cell-properties fo:padding-left="0.191cm" fo:padding-right="0.187cm" fo:padding-top="0.092cm" fo:padding-bottom="0cm" fo:border="0.5pt solid #000001"/>
    </style:style>
    <style:style style:name="表格19" style:family="table">
      <style:table-properties style:width="14.637cm" fo:margin-left="-0.383cm" fo:margin-top="0cm" fo:margin-bottom="0cm" table:align="left" style:writing-mode="lr-tb"/>
    </style:style>
    <style:style style:name="表格19.A" style:family="table-column">
      <style:table-column-properties style:column-width="14.637cm"/>
    </style:style>
    <style:style style:name="表格19.1" style:family="table-row">
      <style:table-row-properties style:min-row-height="4.971cm" fo:keep-together="auto"/>
    </style:style>
    <style:style style:name="表格19.A1" style:family="table-cell">
      <style:table-cell-properties fo:padding-left="0.191cm" fo:padding-right="0.187cm" fo:padding-top="0.092cm" fo:padding-bottom="0cm" fo:border="0.5pt solid #000001"/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paragraph-properties fo:margin-left="0cm" fo:margin-right="0.009cm" fo:margin-top="0cm" fo:margin-bottom="0.074cm" loext:contextual-spacing="false" fo:line-height="108%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size="9pt" style:font-size-asian="9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paragraph-rsid="0015804a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paragraph-rsid="0015d567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paragraph-rsid="00178ebc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paragraph-rsid="0028dae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paragraph-rsid="002acc40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  <style:text-properties officeooo:paragraph-rsid="002faae9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size="14pt" style:font-size-asian="14p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size="14pt" officeooo:rsid="0010c002" officeooo:paragraph-rsid="0010c002" style:font-size-asian="14pt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size="22pt" style:font-size-asian="22pt" style:font-size-complex="22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0c002" officeooo:paragraph-rsid="0010c002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" style:font-name-asian="等线2" style:font-name-complex="等线2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" officeooo:paragraph-rsid="0012b62b" style:font-name-asian="等线2" style:font-name-complex="等线2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" style:font-name-asian="等线2" style:font-name-complex="等线2" style:font-size-complex="10.5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" fo:font-size="12pt" officeooo:paragraph-rsid="0012b62b" style:font-name-asian="等线2" style:font-size-asian="12pt" style:font-name-complex="等线2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" fo:font-size="14pt" officeooo:paragraph-rsid="00178ebc" style:font-name-asian="等线2" style:font-size-asian="14pt" style:font-name-complex="等线2" style:font-size-complex="14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5804a" officeooo:paragraph-rsid="0015804a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78ebc" officeooo:paragraph-rsid="00178ebc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815f8" officeooo:paragraph-rsid="001815f8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a5ddd" officeooo:paragraph-rsid="001a5ddd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style:text-underline-style="none" officeooo:rsid="0015804a" officeooo:paragraph-rsid="0015804a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e2101" officeooo:paragraph-rsid="001e2101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f6bb4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f6bb4" officeooo:paragraph-rsid="001f6bb4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f81df" officeooo:paragraph-rsid="001f81df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209c40" officeooo:paragraph-rsid="00209c40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2266a1" officeooo:paragraph-rsid="002266a1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24070e" officeooo:paragraph-rsid="0024070e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24070e" officeooo:paragraph-rsid="002acc40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24ede8" officeooo:paragraph-rsid="0024ede8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27e1ba" officeooo:paragraph-rsid="0027e1ba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28daed" officeooo:paragraph-rsid="0028daed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2acc40" officeooo:paragraph-rsid="002acc40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2c1d7e" officeooo:paragraph-rsid="002c1d7e"/>
    </style:style>
    <style:style style:name="P39" style:family="paragraph" style:parent-style-name="Preformatted_20_Text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paragraph-rsid="0015d567"/>
    </style:style>
    <style:style style:name="P40" style:family="paragraph" style:parent-style-name="Standard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/>
    </style:style>
    <style:style style:name="P41" style:family="paragraph" style:parent-style-name="Standard">
      <style:paragraph-properties fo:margin-left="0cm" fo:margin-right="0cm" fo:margin-top="0cm" fo:margin-bottom="0.136cm" loext:contextual-spacing="false" fo:line-height="108%" fo:text-align="start" style:justify-single-word="false" fo:text-indent="0cm" style:auto-text-indent="false"/>
      <style:text-properties fo:font-weight="bold" style:font-weight-asian="bold"/>
    </style:style>
    <style:style style:name="P42" style:family="paragraph" style:parent-style-name="Standard">
      <style:paragraph-properties fo:margin-left="0cm" fo:margin-right="0cm" fo:margin-top="0cm" fo:margin-bottom="0.136cm" loext:contextual-spacing="false" fo:line-height="108%" fo:text-align="start" style:justify-single-word="false" fo:text-indent="0cm" style:auto-text-indent="false"/>
      <style:text-properties fo:color="#000000" style:font-name="等线" style:font-name-asian="等线2" style:font-name-complex="等线2"/>
    </style:style>
    <style:style style:name="P43" style:family="paragraph" style:parent-style-name="Standard">
      <style:paragraph-properties fo:margin-left="0cm" fo:margin-right="0cm" fo:margin-top="0cm" fo:margin-bottom="0.134cm" loext:contextual-spacing="false" fo:line-height="108%" fo:text-align="start" style:justify-single-word="false" fo:text-indent="0cm" style:auto-text-indent="false"/>
    </style:style>
    <style:style style:name="P44" style:family="paragraph" style:parent-style-name="Standard">
      <style:paragraph-properties fo:margin-left="0cm" fo:margin-right="0cm" fo:margin-top="0cm" fo:margin-bottom="0.122cm" loext:contextual-spacing="false" fo:line-height="108%" fo:text-align="start" style:justify-single-word="false" fo:text-indent="0cm" style:auto-text-indent="false"/>
    </style:style>
    <style:style style:name="P45" style:family="paragraph" style:parent-style-name="Standard">
      <style:paragraph-properties fo:margin-left="0cm" fo:margin-right="0cm" fo:margin-top="0cm" fo:margin-bottom="0.122cm" loext:contextual-spacing="false" fo:line-height="108%" fo:text-align="start" style:justify-single-word="false" fo:text-indent="0cm" style:auto-text-indent="false"/>
      <style:text-properties officeooo:paragraph-rsid="0015804a"/>
    </style:style>
    <style:style style:name="P46" style:family="paragraph" style:parent-style-name="Standard">
      <style:paragraph-properties fo:margin-left="0cm" fo:margin-right="0cm" fo:margin-top="0cm" fo:margin-bottom="0.122cm" loext:contextual-spacing="false" fo:line-height="108%" fo:text-align="start" style:justify-single-word="false" fo:text-indent="0cm" style:auto-text-indent="false"/>
      <style:text-properties officeooo:rsid="0015804a" officeooo:paragraph-rsid="0015804a"/>
    </style:style>
    <style:style style:name="P47" style:family="paragraph" style:parent-style-name="Standard">
      <style:paragraph-properties fo:margin-left="0cm" fo:margin-right="0cm" fo:margin-top="0cm" fo:margin-bottom="0.178cm" loext:contextual-spacing="false" fo:line-height="108%" fo:text-align="start" style:justify-single-word="false" fo:text-indent="0cm" style:auto-text-indent="false"/>
      <style:text-properties fo:color="#000000" style:font-name="等线" fo:font-weight="bold" style:font-name-asian="等线2" style:font-weight-asian="bold" style:font-name-complex="等线2"/>
    </style:style>
    <style:style style:name="P48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9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Standard">
      <style:text-properties style:font-size-complex="10.5pt"/>
    </style:style>
    <style:style style:name="P51" style:family="paragraph" style:parent-style-name="Standard">
      <style:paragraph-properties fo:text-align="center" style:justify-single-word="false"/>
      <style:text-properties style:font-size-complex="10.5pt"/>
    </style:style>
    <style:style style:name="P52" style:family="paragraph" style:parent-style-name="Standard">
      <style:text-properties fo:font-size="7.5pt" style:font-size-asian="7.5pt" style:font-size-complex="7.5pt"/>
    </style:style>
    <style:style style:name="P53" style:family="paragraph" style:parent-style-name="Standard">
      <style:paragraph-properties fo:text-align="center" style:justify-single-word="false"/>
      <style:text-properties fo:font-size="7.5pt" style:font-size-asian="7.5pt" style:font-size-complex="7.5pt"/>
    </style:style>
    <style:style style:name="P54" style:family="paragraph" style:parent-style-name="Standard">
      <style:text-properties fo:font-size="14pt" style:font-size-asian="14pt" style:font-size-complex="14pt"/>
    </style:style>
    <style:style style:name="P55" style:family="paragraph" style:parent-style-name="Standard">
      <style:paragraph-properties fo:margin-left="2.27cm" fo:margin-right="0cm" fo:margin-top="0cm" fo:margin-bottom="0cm" loext:contextual-spacing="false" fo:line-height="108%" fo:text-align="start" style:justify-single-word="false" fo:text-indent="0cm" style:auto-text-indent="false"/>
    </style:style>
    <style:style style:name="P56" style:family="paragraph" style:parent-style-name="Contents_20_3">
      <style:paragraph-properties fo:margin-left="0cm" fo:margin-right="0.019cm" fo:text-indent="0.847cm" style:auto-text-indent="false">
        <style:tab-stops>
          <style:tab-stop style:position="14.633cm" style:type="right" style:leader-style="dotted" style:leader-text="."/>
        </style:tab-stops>
      </style:paragraph-properties>
    </style:style>
    <style:style style:name="P57" style:family="paragraph" style:parent-style-name="Contents_20_1">
      <style:paragraph-properties>
        <style:tab-stops>
          <style:tab-stop style:position="0.635cm"/>
          <style:tab-stop style:position="14.633cm" style:type="right" style:leader-style="dotted" style:leader-text="."/>
        </style:tab-stops>
      </style:paragraph-properties>
    </style:style>
    <style:style style:name="P58" style:family="paragraph" style:parent-style-name="Contents_20_1">
      <style:text-properties fo:color="#00000a" style:font-name="等线" fo:font-size="10.5pt" style:letter-kerning="true" style:font-name-asian="等线2" style:font-size-asian="10.5pt" style:font-size-complex="11pt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5.433cm" style:auto-text-indent="false"/>
      <style:text-properties fo:font-size="22pt" fo:font-weight="bold" style:font-size-asian="22pt" style:font-weight-asian="bold" style:font-size-complex="22pt"/>
    </style:style>
    <style:style style:name="P60" style:family="paragraph" style:parent-style-name="Standard">
      <style:paragraph-properties fo:margin-left="0.191cm" fo:margin-right="0cm" fo:margin-top="0cm" fo:margin-bottom="0cm" loext:contextual-spacing="false" fo:line-height="108%" fo:text-align="start" style:justify-single-word="false" fo:text-indent="0cm" style:auto-text-indent="false"/>
      <style:text-properties fo:font-weight="bold" style:font-weight-asian="bold"/>
    </style:style>
    <style:style style:name="P61" style:family="paragraph" style:parent-style-name="Standard">
      <style:paragraph-properties fo:margin-left="0.372cm" fo:margin-right="0cm" fo:margin-top="0cm" fo:margin-bottom="0cm" loext:contextual-spacing="false" fo:line-height="108%" fo:text-align="start" style:justify-single-word="false" fo:text-indent="0cm" style:auto-text-indent="false"/>
      <style:text-properties fo:font-weight="bold" style:font-weight-asian="bold"/>
    </style:style>
    <style:style style:name="P62" style:family="paragraph" style:parent-style-name="Standard">
      <style:paragraph-properties fo:margin-left="2.279cm" fo:margin-right="0cm" fo:margin-top="0cm" fo:margin-bottom="0cm" loext:contextual-spacing="false" fo:line-height="108%" fo:text-align="start" style:justify-single-word="false" fo:text-indent="0cm" style:auto-text-indent="false"/>
      <style:text-properties fo:font-size="12pt" fo:font-weight="bold" style:font-size-asian="12pt" style:font-weight-asian="bold"/>
    </style:style>
    <style:style style:name="P63" style:family="paragraph" style:parent-style-name="Preformatted_20_Text">
      <style:paragraph-properties fo:margin-top="0cm" fo:margin-bottom="0.499cm" loext:contextual-spacing="false"/>
    </style:style>
    <style:style style:name="P64" style:family="paragraph" style:parent-style-name="Standard">
      <style:text-properties fo:font-size="14pt" style:font-size-asian="14pt" style:font-size-complex="14pt"/>
    </style:style>
    <style:style style:name="P65" style:family="paragraph" style:parent-style-name="Standard">
      <style:text-properties style:font-size-complex="10.5pt"/>
    </style:style>
    <style:style style:name="P66" style:family="paragraph" style:parent-style-name="Standard" style:list-style-name="WWNum8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78ebc" officeooo:paragraph-rsid="00178ebc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</style:style>
    <style:style style:name="P68" style:family="paragraph" style:parent-style-name="Standard" style:list-style-name="WWNum8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paragraph-rsid="00178ebc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paragraph-rsid="00178ebc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paragraph-rsid="00310c70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paragraph-rsid="00339cf1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paragraph-rsid="0033cb89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paragraph-rsid="0035b72b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paragraph-rsid="00373f42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paragraph-rsid="00378f2a"/>
    </style:style>
    <style:style style:name="P76" style:family="paragraph" style:parent-style-name="Standard" style:list-style-name="WWNum8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815f8" officeooo:paragraph-rsid="001815f8"/>
    </style:style>
    <style:style style:name="P77" style:family="paragraph" style:parent-style-name="Standard" style:list-style-name="WWNum8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f81df" officeooo:paragraph-rsid="001f81df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28daed" officeooo:paragraph-rsid="0028daed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" officeooo:paragraph-rsid="00310c70" style:font-name-asian="等线2" style:font-name-complex="等线2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" officeooo:paragraph-rsid="0033cb89" style:font-name-asian="等线2" style:font-name-complex="等线2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" officeooo:paragraph-rsid="0035b72b" style:font-name-asian="等线2" style:font-name-complex="等线2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" officeooo:paragraph-rsid="00373f42" style:font-name-asian="等线2" style:font-name-complex="等线2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" officeooo:paragraph-rsid="00378f2a" style:font-name-asian="等线2" style:font-name-complex="等线2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" officeooo:paragraph-rsid="00310c70" style:font-name-asian="等线2" style:font-name-complex="等线2" style:font-size-complex="10.5pt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" officeooo:paragraph-rsid="0033cb89" style:font-name-asian="等线2" style:font-name-complex="等线2" style:font-size-complex="10.5pt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" officeooo:paragraph-rsid="00373f42" style:font-name-asian="等线2" style:font-name-complex="等线2" style:font-size-complex="10.5pt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" officeooo:paragraph-rsid="00378f2a" style:font-name-asian="等线2" style:font-name-complex="等线2" style:font-size-complex="10.5pt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" officeooo:rsid="00378f2a" officeooo:paragraph-rsid="00378f2a" style:font-name-asian="等线2" style:font-name-complex="等线2" style:font-size-complex="10.5pt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1" officeooo:paragraph-rsid="00339cf1" style:font-name-asian="等线1" style:font-name-complex="等线2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1" officeooo:paragraph-rsid="00378f2a" style:font-name-asian="等线1" style:font-name-complex="等线2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size="14pt" officeooo:rsid="0010c002" officeooo:paragraph-rsid="0010c002" style:font-size-asian="14pt" style:font-size-complex="14pt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size="14pt" officeooo:rsid="0010c002" officeooo:paragraph-rsid="00310c70" style:font-size-asian="14pt" style:font-size-complex="14pt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size="14pt" officeooo:rsid="0010c002" officeooo:paragraph-rsid="00339cf1" style:font-size-asian="14pt" style:font-size-complex="14pt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size="14pt" officeooo:rsid="0010c002" officeooo:paragraph-rsid="0033cb89" style:font-size-asian="14pt" style:font-size-complex="14pt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size="14pt" officeooo:rsid="0010c002" officeooo:paragraph-rsid="0035b72b" style:font-size-asian="14pt" style:font-size-complex="14pt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size="14pt" officeooo:rsid="0010c002" officeooo:paragraph-rsid="00373f42" style:font-size-asian="14pt" style:font-size-complex="14pt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size="14pt" officeooo:rsid="0010c002" officeooo:paragraph-rsid="00378f2a" style:font-size-asian="14pt" style:font-size-complex="14pt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style:text-underline-style="none" officeooo:rsid="0015804a" officeooo:paragraph-rsid="00310c70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style:text-underline-style="none" officeooo:rsid="0015804a" officeooo:paragraph-rsid="00339cf1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style:text-underline-style="none" officeooo:rsid="0015804a" officeooo:paragraph-rsid="0033cb89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style:text-underline-style="none" officeooo:rsid="0015804a" officeooo:paragraph-rsid="0035b72b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style:text-underline-style="none" officeooo:rsid="0015804a" officeooo:paragraph-rsid="00373f42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style:text-underline-style="none" officeooo:rsid="0015804a" officeooo:paragraph-rsid="00378f2a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5804a" officeooo:paragraph-rsid="00310c70"/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5804a" officeooo:paragraph-rsid="0033cb89"/>
    </style:style>
    <style:style style:name="P106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5804a" officeooo:paragraph-rsid="0035b72b"/>
    </style:style>
    <style:style style:name="P107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5804a" officeooo:paragraph-rsid="00373f42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5804a" officeooo:paragraph-rsid="00378f2a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325495" officeooo:paragraph-rsid="00325495"/>
    </style:style>
    <style:style style:name="P110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325495" officeooo:paragraph-rsid="0033cb89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325495" officeooo:paragraph-rsid="0035b72b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325495" officeooo:paragraph-rsid="00373f42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325495" officeooo:paragraph-rsid="00378f2a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339cf1" officeooo:paragraph-rsid="00339cf1"/>
    </style:style>
    <style:style style:name="P115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339cf1" officeooo:paragraph-rsid="0033cb89"/>
    </style:style>
    <style:style style:name="P116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339cf1" officeooo:paragraph-rsid="0035b72b"/>
    </style:style>
    <style:style style:name="P117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339cf1" officeooo:paragraph-rsid="00373f42"/>
    </style:style>
    <style:style style:name="P118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339cf1" officeooo:paragraph-rsid="00378f2a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33cb89" officeooo:paragraph-rsid="0033cb89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35b72b" officeooo:paragraph-rsid="0035b72b"/>
    </style:style>
    <style:style style:name="P121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378f2a" officeooo:paragraph-rsid="00378f2a"/>
    </style:style>
    <style:style style:name="P122" style:family="paragraph" style:parent-style-name="Standard">
      <style:paragraph-properties fo:margin-left="0cm" fo:margin-right="0cm" fo:margin-top="0cm" fo:margin-bottom="0.134cm" loext:contextual-spacing="false" fo:line-height="108%" fo:text-align="start" style:justify-single-word="false" fo:text-indent="0cm" style:auto-text-indent="false"/>
    </style:style>
    <style:style style:name="P123" style:family="paragraph" style:parent-style-name="Standard">
      <style:paragraph-properties fo:margin-left="0cm" fo:margin-right="0cm" fo:margin-top="0cm" fo:margin-bottom="0.134cm" loext:contextual-spacing="false" fo:line-height="108%" fo:text-align="start" style:justify-single-word="false" fo:text-indent="0cm" style:auto-text-indent="false"/>
      <style:text-properties officeooo:paragraph-rsid="00310c70"/>
    </style:style>
    <style:style style:name="P124" style:family="paragraph" style:parent-style-name="Standard">
      <style:paragraph-properties fo:margin-left="0cm" fo:margin-right="0cm" fo:margin-top="0cm" fo:margin-bottom="0.134cm" loext:contextual-spacing="false" fo:line-height="108%" fo:text-align="start" style:justify-single-word="false" fo:text-indent="0cm" style:auto-text-indent="false"/>
      <style:text-properties officeooo:paragraph-rsid="00339cf1"/>
    </style:style>
    <style:style style:name="P125" style:family="paragraph" style:parent-style-name="Standard">
      <style:paragraph-properties fo:margin-left="0cm" fo:margin-right="0cm" fo:margin-top="0cm" fo:margin-bottom="0.134cm" loext:contextual-spacing="false" fo:line-height="108%" fo:text-align="start" style:justify-single-word="false" fo:text-indent="0cm" style:auto-text-indent="false"/>
      <style:text-properties officeooo:paragraph-rsid="0033cb89"/>
    </style:style>
    <style:style style:name="P126" style:family="paragraph" style:parent-style-name="Standard">
      <style:paragraph-properties fo:margin-left="0cm" fo:margin-right="0cm" fo:margin-top="0cm" fo:margin-bottom="0.134cm" loext:contextual-spacing="false" fo:line-height="108%" fo:text-align="start" style:justify-single-word="false" fo:text-indent="0cm" style:auto-text-indent="false"/>
      <style:text-properties officeooo:paragraph-rsid="0035b72b"/>
    </style:style>
    <style:style style:name="P127" style:family="paragraph" style:parent-style-name="Standard">
      <style:paragraph-properties fo:margin-left="0cm" fo:margin-right="0cm" fo:margin-top="0cm" fo:margin-bottom="0.134cm" loext:contextual-spacing="false" fo:line-height="108%" fo:text-align="start" style:justify-single-word="false" fo:text-indent="0cm" style:auto-text-indent="false"/>
      <style:text-properties officeooo:paragraph-rsid="00373f42"/>
    </style:style>
    <style:style style:name="P128" style:family="paragraph" style:parent-style-name="Standard">
      <style:paragraph-properties fo:margin-left="0cm" fo:margin-right="0cm" fo:margin-top="0cm" fo:margin-bottom="0.134cm" loext:contextual-spacing="false" fo:line-height="108%" fo:text-align="start" style:justify-single-word="false" fo:text-indent="0cm" style:auto-text-indent="false"/>
      <style:text-properties officeooo:paragraph-rsid="00378f2a"/>
    </style:style>
    <style:style style:name="P129" style:family="paragraph" style:parent-style-name="Standard">
      <style:paragraph-properties fo:margin-left="0cm" fo:margin-right="0cm" fo:margin-top="0cm" fo:margin-bottom="0.134cm" loext:contextual-spacing="false" fo:line-height="108%" fo:text-align="start" style:justify-single-word="false" fo:text-indent="0cm" style:auto-text-indent="false"/>
      <style:text-properties officeooo:rsid="00310c70" officeooo:paragraph-rsid="00310c70"/>
    </style:style>
    <style:style style:name="P130" style:family="paragraph" style:parent-style-name="Standard">
      <style:paragraph-properties fo:margin-left="0cm" fo:margin-right="0cm" fo:margin-top="0cm" fo:margin-bottom="0.134cm" loext:contextual-spacing="false" fo:line-height="108%" fo:text-align="start" style:justify-single-word="false" fo:text-indent="0cm" style:auto-text-indent="false"/>
      <style:text-properties officeooo:rsid="00310c70" officeooo:paragraph-rsid="00339cf1"/>
    </style:style>
    <style:style style:name="P131" style:family="paragraph" style:parent-style-name="Standard">
      <style:paragraph-properties fo:margin-left="0cm" fo:margin-right="0cm" fo:margin-top="0cm" fo:margin-bottom="0.134cm" loext:contextual-spacing="false" fo:line-height="108%" fo:text-align="start" style:justify-single-word="false" fo:text-indent="0cm" style:auto-text-indent="false"/>
      <style:text-properties officeooo:rsid="00310c70" officeooo:paragraph-rsid="0033cb89"/>
    </style:style>
    <style:style style:name="P132" style:family="paragraph" style:parent-style-name="Standard">
      <style:paragraph-properties fo:margin-left="0cm" fo:margin-right="0cm" fo:margin-top="0cm" fo:margin-bottom="0.134cm" loext:contextual-spacing="false" fo:line-height="108%" fo:text-align="start" style:justify-single-word="false" fo:text-indent="0cm" style:auto-text-indent="false"/>
      <style:text-properties officeooo:rsid="00310c70" officeooo:paragraph-rsid="0035b72b"/>
    </style:style>
    <style:style style:name="P133" style:family="paragraph" style:parent-style-name="Standard">
      <style:paragraph-properties fo:margin-left="0cm" fo:margin-right="0cm" fo:margin-top="0cm" fo:margin-bottom="0.134cm" loext:contextual-spacing="false" fo:line-height="108%" fo:text-align="start" style:justify-single-word="false" fo:text-indent="0cm" style:auto-text-indent="false"/>
      <style:text-properties officeooo:rsid="00310c70" officeooo:paragraph-rsid="00373f42"/>
    </style:style>
    <style:style style:name="P134" style:family="paragraph" style:parent-style-name="Standard">
      <style:paragraph-properties fo:margin-left="0cm" fo:margin-right="0cm" fo:margin-top="0cm" fo:margin-bottom="0.134cm" loext:contextual-spacing="false" fo:line-height="108%" fo:text-align="start" style:justify-single-word="false" fo:text-indent="0cm" style:auto-text-indent="false"/>
      <style:text-properties officeooo:rsid="00310c70" officeooo:paragraph-rsid="00378f2a"/>
    </style:style>
    <style:style style:name="P135" style:family="paragraph" style:parent-style-name="Standard">
      <style:paragraph-properties fo:margin-left="0cm" fo:margin-right="0cm" fo:margin-top="0cm" fo:margin-bottom="0.134cm" loext:contextual-spacing="false" fo:line-height="108%" fo:text-align="start" style:justify-single-word="false" fo:text-indent="0cm" style:auto-text-indent="false"/>
      <style:text-properties officeooo:rsid="00339cf1" officeooo:paragraph-rsid="00339cf1"/>
    </style:style>
    <style:style style:name="P136" style:family="paragraph" style:parent-style-name="Standard">
      <style:paragraph-properties fo:margin-left="0cm" fo:margin-right="0cm" fo:margin-top="0cm" fo:margin-bottom="0.134cm" loext:contextual-spacing="false" fo:line-height="108%" fo:text-align="start" style:justify-single-word="false" fo:text-indent="0cm" style:auto-text-indent="false"/>
      <style:text-properties officeooo:rsid="00339cf1" officeooo:paragraph-rsid="0035b72b"/>
    </style:style>
    <style:style style:name="P137" style:family="paragraph" style:parent-style-name="Standard">
      <style:paragraph-properties fo:margin-left="0cm" fo:margin-right="0cm" fo:margin-top="0cm" fo:margin-bottom="0.134cm" loext:contextual-spacing="false" fo:line-height="108%" fo:text-align="start" style:justify-single-word="false" fo:text-indent="0cm" style:auto-text-indent="false"/>
      <style:text-properties officeooo:rsid="00339cf1" officeooo:paragraph-rsid="00373f42"/>
    </style:style>
    <style:style style:name="P138" style:family="paragraph" style:parent-style-name="Standard">
      <style:paragraph-properties fo:margin-left="0cm" fo:margin-right="0cm" fo:margin-top="0cm" fo:margin-bottom="0.134cm" loext:contextual-spacing="false" fo:line-height="108%" fo:text-align="start" style:justify-single-word="false" fo:text-indent="0cm" style:auto-text-indent="false"/>
      <style:text-properties officeooo:rsid="00339cf1" officeooo:paragraph-rsid="00378f2a"/>
    </style:style>
    <style:style style:name="P139" style:family="paragraph" style:parent-style-name="Standard">
      <style:paragraph-properties fo:margin-left="0cm" fo:margin-right="0cm" fo:margin-top="0cm" fo:margin-bottom="0.134cm" loext:contextual-spacing="false" fo:line-height="108%" fo:text-align="start" style:justify-single-word="false" fo:text-indent="0cm" style:auto-text-indent="false"/>
      <style:text-properties fo:font-size="14pt" officeooo:rsid="0010c002" officeooo:paragraph-rsid="0035b72b" style:font-size-asian="14pt" style:font-size-complex="14pt"/>
    </style:style>
    <style:style style:name="P140" style:family="paragraph" style:parent-style-name="Standard">
      <style:paragraph-properties fo:margin-left="0cm" fo:margin-right="0cm" fo:margin-top="0cm" fo:margin-bottom="0.134cm" loext:contextual-spacing="false" fo:line-height="108%" fo:text-align="start" style:justify-single-word="false" fo:text-indent="0cm" style:auto-text-indent="false"/>
      <style:text-properties officeooo:rsid="00378f2a" officeooo:paragraph-rsid="00378f2a"/>
    </style:style>
    <style:style style:name="P141" style:family="paragraph" style:parent-style-name="Standard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/>
      <style:text-properties officeooo:paragraph-rsid="00310c70"/>
    </style:style>
    <style:style style:name="P142" style:family="paragraph" style:parent-style-name="Standard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/>
      <style:text-properties officeooo:paragraph-rsid="00339cf1"/>
    </style:style>
    <style:style style:name="P143" style:family="paragraph" style:parent-style-name="Standard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/>
      <style:text-properties officeooo:paragraph-rsid="0033cb89"/>
    </style:style>
    <style:style style:name="P144" style:family="paragraph" style:parent-style-name="Standard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/>
      <style:text-properties officeooo:paragraph-rsid="0035b72b"/>
    </style:style>
    <style:style style:name="P145" style:family="paragraph" style:parent-style-name="Standard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/>
      <style:text-properties officeooo:paragraph-rsid="00373f42"/>
    </style:style>
    <style:style style:name="P146" style:family="paragraph" style:parent-style-name="Standard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/>
      <style:text-properties officeooo:paragraph-rsid="00378f2a"/>
    </style:style>
    <style:style style:name="P147" style:family="paragraph" style:parent-style-name="Standard">
      <style:paragraph-properties fo:margin-left="0cm" fo:margin-right="0cm" fo:margin-top="0cm" fo:margin-bottom="0.136cm" loext:contextual-spacing="false" fo:line-height="108%" fo:text-align="start" style:justify-single-word="false" fo:text-indent="0cm" style:auto-text-indent="false"/>
      <style:text-properties fo:color="#000000" style:font-name="等线" officeooo:paragraph-rsid="00310c70" style:font-name-asian="等线2" style:font-name-complex="等线2"/>
    </style:style>
    <style:style style:name="P148" style:family="paragraph" style:parent-style-name="Standard">
      <style:paragraph-properties fo:margin-left="0cm" fo:margin-right="0cm" fo:margin-top="0cm" fo:margin-bottom="0.136cm" loext:contextual-spacing="false" fo:line-height="108%" fo:text-align="start" style:justify-single-word="false" fo:text-indent="0cm" style:auto-text-indent="false"/>
      <style:text-properties fo:color="#000000" style:font-name="等线" officeooo:paragraph-rsid="0033cb89" style:font-name-asian="等线2" style:font-name-complex="等线2"/>
    </style:style>
    <style:style style:name="P149" style:family="paragraph" style:parent-style-name="Standard">
      <style:paragraph-properties fo:margin-left="0cm" fo:margin-right="0cm" fo:margin-top="0cm" fo:margin-bottom="0.136cm" loext:contextual-spacing="false" fo:line-height="108%" fo:text-align="start" style:justify-single-word="false" fo:text-indent="0cm" style:auto-text-indent="false"/>
      <style:text-properties fo:color="#000000" style:font-name="等线" officeooo:paragraph-rsid="0035b72b" style:font-name-asian="等线2" style:font-name-complex="等线2"/>
    </style:style>
    <style:style style:name="P150" style:family="paragraph" style:parent-style-name="Standard">
      <style:paragraph-properties fo:margin-left="0cm" fo:margin-right="0cm" fo:margin-top="0cm" fo:margin-bottom="0.136cm" loext:contextual-spacing="false" fo:line-height="108%" fo:text-align="start" style:justify-single-word="false" fo:text-indent="0cm" style:auto-text-indent="false"/>
      <style:text-properties fo:color="#000000" style:font-name="等线" officeooo:paragraph-rsid="00373f42" style:font-name-asian="等线2" style:font-name-complex="等线2"/>
    </style:style>
    <style:style style:name="P151" style:family="paragraph" style:parent-style-name="Standard">
      <style:paragraph-properties fo:margin-left="0cm" fo:margin-right="0cm" fo:margin-top="0cm" fo:margin-bottom="0.136cm" loext:contextual-spacing="false" fo:line-height="108%" fo:text-align="start" style:justify-single-word="false" fo:text-indent="0cm" style:auto-text-indent="false"/>
      <style:text-properties fo:color="#000000" style:font-name="等线" officeooo:paragraph-rsid="00378f2a" style:font-name-asian="等线2" style:font-name-complex="等线2"/>
    </style:style>
    <style:style style:name="P152" style:family="paragraph" style:parent-style-name="Standard">
      <style:paragraph-properties fo:margin-left="0cm" fo:margin-right="0cm" fo:margin-top="0cm" fo:margin-bottom="0.136cm" loext:contextual-spacing="false" fo:line-height="108%" fo:text-align="start" style:justify-single-word="false" fo:text-indent="0cm" style:auto-text-indent="false"/>
      <style:text-properties fo:color="#000000" style:font-name="等线1" officeooo:paragraph-rsid="00339cf1" style:font-name-asian="等线1" style:font-name-complex="等线2"/>
    </style:style>
    <style:style style:name="P153" style:family="paragraph" style:parent-style-name="Standard">
      <style:paragraph-properties fo:margin-left="0cm" fo:margin-right="0cm" fo:margin-top="0cm" fo:margin-bottom="0.136cm" loext:contextual-spacing="false" fo:line-height="108%" fo:text-align="start" style:justify-single-word="false" fo:text-indent="0cm" style:auto-text-indent="false"/>
      <style:text-properties fo:color="#000000" style:font-name="等线1" officeooo:rsid="00378f2a" officeooo:paragraph-rsid="00378f2a" style:font-name-asian="等线1" style:font-name-complex="等线2"/>
    </style:style>
    <style:style style:name="P154" style:family="paragraph" style:parent-style-name="Standard">
      <style:paragraph-properties fo:margin-left="0cm" fo:margin-right="0cm" fo:margin-top="0cm" fo:margin-bottom="0.136cm" loext:contextual-spacing="false" fo:line-height="108%" fo:text-align="start" style:justify-single-word="false" fo:text-indent="0cm" style:auto-text-indent="false"/>
      <style:text-properties fo:color="#000000" style:font-name="DejaVu Sans Mono" fo:font-size="11.3000001907349pt" officeooo:paragraph-rsid="00378f2a"/>
    </style:style>
    <style:style style:name="P155" style:family="paragraph" style:parent-style-name="Standard">
      <style:paragraph-properties fo:margin-left="0cm" fo:margin-right="0cm" fo:margin-top="0cm" fo:margin-bottom="0.178cm" loext:contextual-spacing="false" fo:line-height="108%" fo:text-align="start" style:justify-single-word="false" fo:text-indent="0cm" style:auto-text-indent="false"/>
      <style:text-properties fo:color="#000000" style:font-name="等线" fo:font-weight="bold" officeooo:paragraph-rsid="00310c70" style:font-name-asian="等线2" style:font-weight-asian="bold" style:font-name-complex="等线2"/>
    </style:style>
    <style:style style:name="P156" style:family="paragraph" style:parent-style-name="Standard">
      <style:paragraph-properties fo:margin-left="0cm" fo:margin-right="0cm" fo:margin-top="0cm" fo:margin-bottom="0.178cm" loext:contextual-spacing="false" fo:line-height="108%" fo:text-align="start" style:justify-single-word="false" fo:text-indent="0cm" style:auto-text-indent="false"/>
      <style:text-properties fo:color="#000000" style:font-name="等线" fo:font-weight="bold" officeooo:paragraph-rsid="0033cb89" style:font-name-asian="等线2" style:font-weight-asian="bold" style:font-name-complex="等线2"/>
    </style:style>
    <style:style style:name="P157" style:family="paragraph" style:parent-style-name="Standard">
      <style:paragraph-properties fo:margin-left="0cm" fo:margin-right="0cm" fo:margin-top="0cm" fo:margin-bottom="0.178cm" loext:contextual-spacing="false" fo:line-height="108%" fo:text-align="start" style:justify-single-word="false" fo:text-indent="0cm" style:auto-text-indent="false"/>
      <style:text-properties fo:color="#000000" style:font-name="等线" fo:font-weight="bold" officeooo:paragraph-rsid="0035b72b" style:font-name-asian="等线2" style:font-weight-asian="bold" style:font-name-complex="等线2"/>
    </style:style>
    <style:style style:name="P158" style:family="paragraph" style:parent-style-name="Standard">
      <style:paragraph-properties fo:margin-left="0cm" fo:margin-right="0cm" fo:margin-top="0cm" fo:margin-bottom="0.178cm" loext:contextual-spacing="false" fo:line-height="108%" fo:text-align="start" style:justify-single-word="false" fo:text-indent="0cm" style:auto-text-indent="false"/>
      <style:text-properties fo:color="#000000" style:font-name="等线" fo:font-weight="bold" officeooo:paragraph-rsid="00373f42" style:font-name-asian="等线2" style:font-weight-asian="bold" style:font-name-complex="等线2"/>
    </style:style>
    <style:style style:name="P159" style:family="paragraph" style:parent-style-name="Standard">
      <style:paragraph-properties fo:margin-left="0cm" fo:margin-right="0cm" fo:margin-top="0cm" fo:margin-bottom="0.178cm" loext:contextual-spacing="false" fo:line-height="108%" fo:text-align="start" style:justify-single-word="false" fo:text-indent="0cm" style:auto-text-indent="false"/>
      <style:text-properties fo:color="#000000" style:font-name="等线" fo:font-weight="bold" officeooo:paragraph-rsid="00378f2a" style:font-name-asian="等线2" style:font-weight-asian="bold" style:font-name-complex="等线2"/>
    </style:style>
    <style:style style:name="P160" style:family="paragraph" style:parent-style-name="Standard">
      <style:paragraph-properties fo:margin-left="0cm" fo:margin-right="0cm" fo:margin-top="0cm" fo:margin-bottom="0.178cm" loext:contextual-spacing="false" fo:line-height="108%" fo:text-align="start" style:justify-single-word="false" fo:text-indent="0cm" style:auto-text-indent="false"/>
      <style:text-properties fo:color="#000000" style:font-name="等线" officeooo:rsid="00373f42" officeooo:paragraph-rsid="00373f42" style:font-name-asian="等线2" style:font-name-complex="等线2" style:font-size-complex="10.5pt"/>
    </style:style>
    <style:style style:name="P161" style:family="paragraph" style:parent-style-name="Standard">
      <style:paragraph-properties fo:margin-left="0cm" fo:margin-right="0cm" fo:margin-top="0cm" fo:margin-bottom="0.178cm" loext:contextual-spacing="false" fo:line-height="108%" fo:text-align="start" style:justify-single-word="false" fo:text-indent="0cm" style:auto-text-indent="false"/>
      <style:text-properties fo:color="#000000" style:font-name="等线1" officeooo:rsid="0035b72b" officeooo:paragraph-rsid="0035b72b" style:font-name-asian="等线1"/>
    </style:style>
    <style:style style:name="P162" style:family="paragraph" style:parent-style-name="Standard">
      <style:paragraph-properties fo:margin-left="0cm" fo:margin-right="0cm" fo:margin-top="0cm" fo:margin-bottom="0.178cm" loext:contextual-spacing="false" fo:line-height="108%" fo:text-align="start" style:justify-single-word="false" fo:text-indent="0cm" style:auto-text-indent="false"/>
      <style:text-properties fo:color="#000000" style:font-name="等线1" officeooo:rsid="0035b72b" officeooo:paragraph-rsid="00378f2a" style:font-name-asian="等线1"/>
    </style:style>
    <style:style style:name="P163" style:family="paragraph" style:parent-style-name="Standard">
      <style:paragraph-properties fo:margin-left="0cm" fo:margin-right="0cm" fo:margin-top="0cm" fo:margin-bottom="0.122cm" loext:contextual-spacing="false" fo:line-height="108%" fo:text-align="start" style:justify-single-word="false" fo:text-indent="0cm" style:auto-text-indent="false"/>
      <style:text-properties officeooo:rsid="00325495" officeooo:paragraph-rsid="00339cf1"/>
    </style:style>
    <style:style style:name="P164" style:family="paragraph" style:parent-style-name="Standard">
      <style:paragraph-properties fo:margin-left="0cm" fo:margin-right="0cm" fo:margin-top="0cm" fo:margin-bottom="0.122cm" loext:contextual-spacing="false" fo:line-height="108%" fo:text-align="start" style:justify-single-word="false" fo:text-indent="0cm" style:auto-text-indent="false"/>
      <style:text-properties officeooo:rsid="00325495" officeooo:paragraph-rsid="0033cb89"/>
    </style:style>
    <style:style style:name="P165" style:family="paragraph" style:parent-style-name="Standard">
      <style:paragraph-properties fo:margin-left="0cm" fo:margin-right="0cm" fo:margin-top="0cm" fo:margin-bottom="0.122cm" loext:contextual-spacing="false" fo:line-height="108%" fo:text-align="start" style:justify-single-word="false" fo:text-indent="0cm" style:auto-text-indent="false"/>
      <style:text-properties officeooo:rsid="00325495" officeooo:paragraph-rsid="0035b72b"/>
    </style:style>
    <style:style style:name="P166" style:family="paragraph" style:parent-style-name="Standard">
      <style:paragraph-properties fo:margin-left="0cm" fo:margin-right="0cm" fo:margin-top="0cm" fo:margin-bottom="0.122cm" loext:contextual-spacing="false" fo:line-height="108%" fo:text-align="start" style:justify-single-word="false" fo:text-indent="0cm" style:auto-text-indent="false"/>
      <style:text-properties officeooo:rsid="00325495" officeooo:paragraph-rsid="00378f2a"/>
    </style:style>
    <style:style style:name="P167" style:family="paragraph" style:parent-style-name="Standard">
      <style:paragraph-properties fo:margin-left="0cm" fo:margin-right="0cm" fo:margin-top="0cm" fo:margin-bottom="0.122cm" loext:contextual-spacing="false" fo:line-height="108%" fo:text-align="start" style:justify-single-word="false" fo:text-indent="0cm" style:auto-text-indent="false"/>
      <style:text-properties officeooo:paragraph-rsid="00339cf1"/>
    </style:style>
    <style:style style:name="P168" style:family="paragraph" style:parent-style-name="Standard">
      <style:paragraph-properties fo:margin-left="0cm" fo:margin-right="0cm" fo:margin-top="0cm" fo:margin-bottom="0.122cm" loext:contextual-spacing="false" fo:line-height="108%" fo:text-align="start" style:justify-single-word="false" fo:text-indent="0cm" style:auto-text-indent="false"/>
      <style:text-properties officeooo:paragraph-rsid="0033cb89"/>
    </style:style>
    <style:style style:name="P169" style:family="paragraph" style:parent-style-name="Standard">
      <style:paragraph-properties fo:margin-left="0cm" fo:margin-right="0cm" fo:margin-top="0cm" fo:margin-bottom="0.122cm" loext:contextual-spacing="false" fo:line-height="108%" fo:text-align="start" style:justify-single-word="false" fo:text-indent="0cm" style:auto-text-indent="false"/>
      <style:text-properties officeooo:paragraph-rsid="0035b72b"/>
    </style:style>
    <style:style style:name="P170" style:family="paragraph" style:parent-style-name="Standard">
      <style:paragraph-properties fo:margin-left="0cm" fo:margin-right="0cm" fo:margin-top="0cm" fo:margin-bottom="0.122cm" loext:contextual-spacing="false" fo:line-height="108%" fo:text-align="start" style:justify-single-word="false" fo:text-indent="0cm" style:auto-text-indent="false"/>
      <style:text-properties officeooo:rsid="00373f42" officeooo:paragraph-rsid="00373f42"/>
    </style:style>
    <style:style style:name="P171" style:family="paragraph" style:parent-style-name="Standard">
      <style:paragraph-properties fo:margin-left="0cm" fo:margin-right="0cm" fo:margin-top="0cm" fo:margin-bottom="0.122cm" loext:contextual-spacing="false" fo:line-height="108%" fo:text-align="start" style:justify-single-word="false" fo:text-indent="0cm" style:auto-text-indent="false"/>
      <style:text-properties officeooo:rsid="00378f2a" officeooo:paragraph-rsid="00378f2a"/>
    </style:style>
    <style:style style:name="P172" style:family="paragraph" style:parent-style-name="Standard" style:master-page-name="Standard">
      <style:paragraph-properties fo:text-align="center" style:justify-single-word="false" style:page-number="auto"/>
      <style:text-properties fo:font-size="24pt" style:font-size-asian="24pt" style:font-size-complex="24pt"/>
    </style:style>
    <style:style style:name="P173" style:family="paragraph" style:parent-style-name="Standard">
      <style:paragraph-properties fo:margin-left="0.191cm" fo:margin-right="0cm" fo:margin-top="0cm" fo:margin-bottom="0cm" loext:contextual-spacing="false" fo:line-height="108%" fo:text-align="start" style:justify-single-word="false" fo:text-indent="0cm" style:auto-text-indent="false"/>
      <style:text-properties fo:font-weight="bold" officeooo:paragraph-rsid="00310c70" style:font-weight-asian="bold"/>
    </style:style>
    <style:style style:name="P174" style:family="paragraph" style:parent-style-name="Standard">
      <style:paragraph-properties fo:margin-left="0.191cm" fo:margin-right="0cm" fo:margin-top="0cm" fo:margin-bottom="0cm" loext:contextual-spacing="false" fo:line-height="108%" fo:text-align="start" style:justify-single-word="false" fo:text-indent="0cm" style:auto-text-indent="false"/>
      <style:text-properties fo:font-weight="bold" officeooo:paragraph-rsid="00339cf1" style:font-weight-asian="bold"/>
    </style:style>
    <style:style style:name="P175" style:family="paragraph" style:parent-style-name="Standard">
      <style:paragraph-properties fo:margin-left="0.191cm" fo:margin-right="0cm" fo:margin-top="0cm" fo:margin-bottom="0cm" loext:contextual-spacing="false" fo:line-height="108%" fo:text-align="start" style:justify-single-word="false" fo:text-indent="0cm" style:auto-text-indent="false"/>
      <style:text-properties fo:font-weight="bold" officeooo:paragraph-rsid="0033cb89" style:font-weight-asian="bold"/>
    </style:style>
    <style:style style:name="P176" style:family="paragraph" style:parent-style-name="Standard">
      <style:paragraph-properties fo:margin-left="0.191cm" fo:margin-right="0cm" fo:margin-top="0cm" fo:margin-bottom="0cm" loext:contextual-spacing="false" fo:line-height="108%" fo:text-align="start" style:justify-single-word="false" fo:text-indent="0cm" style:auto-text-indent="false"/>
      <style:text-properties fo:font-weight="bold" officeooo:paragraph-rsid="0035b72b" style:font-weight-asian="bold"/>
    </style:style>
    <style:style style:name="P177" style:family="paragraph" style:parent-style-name="Standard">
      <style:paragraph-properties fo:margin-left="0.191cm" fo:margin-right="0cm" fo:margin-top="0cm" fo:margin-bottom="0cm" loext:contextual-spacing="false" fo:line-height="108%" fo:text-align="start" style:justify-single-word="false" fo:text-indent="0cm" style:auto-text-indent="false"/>
      <style:text-properties fo:font-weight="bold" officeooo:paragraph-rsid="00373f42" style:font-weight-asian="bold"/>
    </style:style>
    <style:style style:name="P178" style:family="paragraph" style:parent-style-name="Standard">
      <style:paragraph-properties fo:margin-left="0.191cm" fo:margin-right="0cm" fo:margin-top="0cm" fo:margin-bottom="0cm" loext:contextual-spacing="false" fo:line-height="108%" fo:text-align="start" style:justify-single-word="false" fo:text-indent="0cm" style:auto-text-indent="false"/>
      <style:text-properties fo:font-weight="bold" officeooo:paragraph-rsid="00378f2a" style:font-weight-asian="bold"/>
    </style:style>
    <style:style style:name="P179" style:family="paragraph" style:parent-style-name="Standard">
      <style:paragraph-properties fo:margin-left="0.372cm" fo:margin-right="0cm" fo:margin-top="0cm" fo:margin-bottom="0cm" loext:contextual-spacing="false" fo:line-height="108%" fo:text-align="start" style:justify-single-word="false" fo:text-indent="0cm" style:auto-text-indent="false"/>
      <style:text-properties fo:font-weight="bold" officeooo:paragraph-rsid="00310c70" style:font-weight-asian="bold"/>
    </style:style>
    <style:style style:name="P180" style:family="paragraph" style:parent-style-name="Standard">
      <style:paragraph-properties fo:margin-left="0.372cm" fo:margin-right="0cm" fo:margin-top="0cm" fo:margin-bottom="0cm" loext:contextual-spacing="false" fo:line-height="108%" fo:text-align="start" style:justify-single-word="false" fo:text-indent="0cm" style:auto-text-indent="false"/>
      <style:text-properties fo:font-weight="bold" officeooo:paragraph-rsid="00339cf1" style:font-weight-asian="bold"/>
    </style:style>
    <style:style style:name="P181" style:family="paragraph" style:parent-style-name="Standard">
      <style:paragraph-properties fo:margin-left="0.372cm" fo:margin-right="0cm" fo:margin-top="0cm" fo:margin-bottom="0cm" loext:contextual-spacing="false" fo:line-height="108%" fo:text-align="start" style:justify-single-word="false" fo:text-indent="0cm" style:auto-text-indent="false"/>
      <style:text-properties fo:font-weight="bold" officeooo:paragraph-rsid="0033cb89" style:font-weight-asian="bold"/>
    </style:style>
    <style:style style:name="P182" style:family="paragraph" style:parent-style-name="Standard">
      <style:paragraph-properties fo:margin-left="0.372cm" fo:margin-right="0cm" fo:margin-top="0cm" fo:margin-bottom="0cm" loext:contextual-spacing="false" fo:line-height="108%" fo:text-align="start" style:justify-single-word="false" fo:text-indent="0cm" style:auto-text-indent="false"/>
      <style:text-properties fo:font-weight="bold" officeooo:paragraph-rsid="0035b72b" style:font-weight-asian="bold"/>
    </style:style>
    <style:style style:name="P183" style:family="paragraph" style:parent-style-name="Standard">
      <style:paragraph-properties fo:margin-left="0.372cm" fo:margin-right="0cm" fo:margin-top="0cm" fo:margin-bottom="0cm" loext:contextual-spacing="false" fo:line-height="108%" fo:text-align="start" style:justify-single-word="false" fo:text-indent="0cm" style:auto-text-indent="false"/>
      <style:text-properties fo:font-weight="bold" officeooo:paragraph-rsid="00373f42" style:font-weight-asian="bold"/>
    </style:style>
    <style:style style:name="P184" style:family="paragraph" style:parent-style-name="Standard">
      <style:paragraph-properties fo:margin-left="0.372cm" fo:margin-right="0cm" fo:margin-top="0cm" fo:margin-bottom="0cm" loext:contextual-spacing="false" fo:line-height="108%" fo:text-align="start" style:justify-single-word="false" fo:text-indent="0cm" style:auto-text-indent="false"/>
      <style:text-properties fo:font-weight="bold" officeooo:paragraph-rsid="00378f2a" style:font-weight-asian="bold"/>
    </style:style>
    <style:style style:name="P185" style:family="paragraph" style:parent-style-name="List_20_Paragraph" style:list-style-name="WWNum8">
      <style:text-properties fo:font-size="24pt" style:font-size-asian="24pt" style:font-size-complex="24pt"/>
    </style:style>
    <style:style style:name="P18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.3000001907349pt"/>
    </style:style>
    <style:style style:name="P18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.3000001907349pt" officeooo:paragraph-rsid="00378f2a"/>
    </style:style>
    <style:style style:name="P18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8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33cb89"/>
    </style:style>
    <style:style style:name="P19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373f42"/>
    </style:style>
    <style:style style:name="P19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378f2a"/>
    </style:style>
    <style:style style:name="P192" style:family="paragraph" style:parent-style-name="Preformatted_20_Text">
      <loext:graphic-properties draw:fill="solid" draw:fill-color="#ffffff" draw:opacity="100%"/>
      <style:paragraph-properties fo:background-color="#ffffff"/>
    </style:style>
    <style:style style:name="P193" style:family="paragraph" style:parent-style-name="Preformatted_20_Text">
      <loext:graphic-properties draw:fill="solid" draw:fill-color="#ffffff" draw:opacity="100%"/>
      <style:paragraph-properties fo:background-color="#ffffff"/>
      <style:text-properties officeooo:rsid="00378f2a" officeooo:paragraph-rsid="00378f2a"/>
    </style:style>
    <style:style style:name="P19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/>
    </style:style>
    <style:style style:name="P19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officeooo:paragraph-rsid="0033cb89"/>
    </style:style>
    <style:style style:name="P19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officeooo:paragraph-rsid="00373f42"/>
    </style:style>
    <style:style style:name="P19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等线1" officeooo:rsid="0035b72b" officeooo:paragraph-rsid="0035b72b" style:font-name-asian="等线1"/>
    </style:style>
    <style:style style:name="P19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等线1" officeooo:rsid="0035b72b" officeooo:paragraph-rsid="00378f2a" style:font-name-asian="等线1"/>
    </style:style>
    <style:style style:name="P199" style:family="paragraph" style:parent-style-name="Preformatted_20_Text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" officeooo:paragraph-rsid="0035b72b" style:font-name-asian="等线2" style:font-name-complex="等线2" style:font-size-complex="10.5pt"/>
    </style:style>
    <style:style style:name="P200" style:family="paragraph" style:parent-style-name="Preformatted_20_Text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" officeooo:paragraph-rsid="00378f2a" style:font-name-asian="等线2" style:font-name-complex="等线2" style:font-size-complex="10.5pt"/>
    </style:style>
    <style:style style:name="P201" style:family="paragraph" style:parent-style-name="Preformatted_20_Text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DejaVu Sans Mono" fo:font-size="11.3000001907349pt" officeooo:paragraph-rsid="00310c70" style:font-name-asian="等线2" style:font-name-complex="等线2" style:font-size-complex="10.5pt"/>
    </style:style>
    <style:style style:name="P202" style:family="paragraph" style:parent-style-name="Preformatted_20_Text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DejaVu Sans Mono" fo:font-size="11.3000001907349pt" officeooo:paragraph-rsid="0033cb89" style:font-name-asian="等线2" style:font-name-complex="等线2" style:font-size-complex="10.5pt"/>
    </style:style>
    <style:style style:name="P203" style:family="paragraph" style:parent-style-name="Preformatted_20_Text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DejaVu Sans Mono" fo:font-size="11.3000001907349pt" officeooo:paragraph-rsid="00373f42" style:font-name-asian="等线2" style:font-name-complex="等线2" style:font-size-complex="10.5pt"/>
    </style:style>
    <style:style style:name="P204" style:family="paragraph" style:parent-style-name="Preformatted_20_Text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DejaVu Sans Mono" fo:font-size="11.3000001907349pt" officeooo:paragraph-rsid="00378f2a"/>
    </style:style>
    <style:style style:name="P205" style:family="paragraph" style:parent-style-name="Preformatted_20_Text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DejaVu Sans Mono" fo:font-size="11.3000001907349pt" officeooo:rsid="0035b72b" officeooo:paragraph-rsid="0035b72b"/>
    </style:style>
    <style:style style:name="P206" style:family="paragraph" style:parent-style-name="Preformatted_20_Text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DejaVu Sans Mono" officeooo:paragraph-rsid="0035b72b"/>
    </style:style>
    <style:style style:name="P207" style:family="paragraph" style:parent-style-name="Preformatted_20_Text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variant="normal" fo:text-transform="none" fo:color="#93a1a1" style:font-name="Menlo" fo:font-size="9pt" fo:letter-spacing="normal" fo:font-style="normal" fo:font-weight="normal" officeooo:paragraph-rsid="0033cb89"/>
    </style:style>
    <style:style style:name="P208" style:family="paragraph" style:parent-style-name="Preformatted_20_Text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variant="normal" fo:text-transform="none" fo:color="#93a1a1" style:font-name="Menlo" fo:font-size="9pt" fo:letter-spacing="normal" fo:font-style="normal" fo:font-weight="normal" officeooo:paragraph-rsid="0035b72b" style:font-name-asian="等线2" style:font-name-complex="等线2" style:font-size-complex="10.5pt"/>
    </style:style>
    <style:style style:name="P209" style:family="paragraph" style:parent-style-name="Preformatted_20_Text">
      <loext:graphic-properties draw:fill="solid" draw:fill-color="#f7f7f9" draw:opacity="100%"/>
      <style:paragraph-properties fo:margin-left="0cm" fo:margin-right="0cm" fo:margin-top="0cm" fo:margin-bottom="0.265cm" loext:contextual-spacing="false" fo:line-height="142%" fo:text-align="start" style:justify-single-word="false" fo:orphans="2" fo:widows="2" fo:text-indent="0cm" style:auto-text-indent="false" fo:background-color="#f7f7f9" fo:padding="0.212cm" fo:border="0.06pt solid #e1e1e8"/>
      <style:text-properties fo:color="#333333" style:font-name="等线1" fo:font-size="11.3000001907349pt" officeooo:paragraph-rsid="00378f2a" style:font-name-asian="等线1"/>
    </style:style>
    <style:style style:name="P210" style:family="paragraph" style:parent-style-name="Preformatted_20_Text">
      <style:paragraph-properties fo:margin-left="0cm" fo:margin-right="0cm" fo:margin-top="0cm" fo:margin-bottom="0.122cm" loext:contextual-spacing="false" fo:line-height="108%" fo:text-align="start" style:justify-single-word="false" fo:text-indent="0cm" style:auto-text-indent="false"/>
      <style:text-properties fo:color="#000000" style:font-name="DejaVu Sans Mono" fo:font-size="11.3000001907349pt" officeooo:rsid="00325495" officeooo:paragraph-rsid="00373f42"/>
    </style:style>
    <style:style style:name="P211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122cm" loext:contextual-spacing="false" fo:line-height="108%" fo:text-align="start" style:justify-single-word="false" fo:text-indent="0cm" style:auto-text-indent="false" fo:background-color="#ffffff"/>
      <style:text-properties officeooo:rsid="00378f2a" officeooo:paragraph-rsid="00378f2a"/>
    </style:style>
    <style:style style:name="P212" style:family="paragraph" style:parent-style-name="Preformatted_20_Text">
      <loext:graphic-properties draw:fill="solid" draw:fill-color="#f7f7f9" draw:opacity="100%"/>
      <style:paragraph-properties fo:margin-top="0cm" fo:margin-bottom="0.265cm" loext:contextual-spacing="false" fo:line-height="142%" fo:orphans="2" fo:widows="2" fo:background-color="#f7f7f9" fo:padding="0.212cm" fo:border="0.06pt solid #e1e1e8"/>
      <style:text-properties fo:font-variant="normal" fo:text-transform="none" fo:color="#333333" fo:letter-spacing="normal"/>
    </style:style>
    <style:style style:name="P213" style:family="paragraph" style:parent-style-name="Preformatted_20_Text">
      <loext:graphic-properties draw:fill="solid" draw:fill-color="#f7f7f9" draw:opacity="100%"/>
      <style:paragraph-properties fo:margin-top="0cm" fo:margin-bottom="0.265cm" loext:contextual-spacing="false" fo:line-height="142%" fo:orphans="2" fo:widows="2" fo:background-color="#f7f7f9" fo:padding="0.212cm" fo:border="0.06pt solid #e1e1e8"/>
      <style:text-properties fo:font-variant="normal" fo:text-transform="none" fo:color="#333333" style:font-name="等线1" fo:letter-spacing="normal" style:font-name-asian="等线1"/>
    </style:style>
    <style:style style:name="P214" style:family="paragraph" style:parent-style-name="Preformatted_20_Text">
      <loext:graphic-properties draw:fill="solid" draw:fill-color="#f7f7f9" draw:opacity="100%"/>
      <style:paragraph-properties fo:margin-top="0cm" fo:margin-bottom="0.265cm" loext:contextual-spacing="false" fo:line-height="142%" fo:orphans="2" fo:widows="2" fo:background-color="#f7f7f9" fo:padding="0.212cm" fo:border="0.06pt solid #e1e1e8"/>
      <style:text-properties fo:font-variant="normal" fo:text-transform="none" fo:color="#333333" style:font-name="等线1" fo:letter-spacing="normal" officeooo:paragraph-rsid="00378f2a" style:font-name-asian="等线1"/>
    </style:style>
    <style:style style:name="P215" style:family="paragraph" style:parent-style-name="Preformatted_20_Text">
      <loext:graphic-properties draw:fill="solid" draw:fill-color="#f7f7f9" draw:opacity="100%"/>
      <style:paragraph-properties fo:margin-top="0cm" fo:margin-bottom="0.265cm" loext:contextual-spacing="false" fo:line-height="142%" fo:orphans="2" fo:widows="2" fo:background-color="#f7f7f9" fo:padding="0.212cm" fo:border="0.06pt solid #e1e1e8"/>
      <style:text-properties fo:font-variant="normal" fo:text-transform="none" fo:color="#93a1a1" style:font-name="Menlo" fo:font-size="9pt" fo:letter-spacing="normal" fo:font-style="normal" fo:font-weight="normal"/>
    </style:style>
    <style:style style:name="P216" style:family="paragraph" style:parent-style-name="Preformatted_20_Text">
      <loext:graphic-properties draw:fill="solid" draw:fill-color="#f7f7f9" draw:opacity="100%"/>
      <style:paragraph-properties fo:margin-top="0cm" fo:margin-bottom="0.265cm" loext:contextual-spacing="false" fo:line-height="142%" fo:orphans="2" fo:widows="2" fo:background-color="#f7f7f9" fo:padding="0.212cm" fo:border="0.06pt solid #e1e1e8"/>
      <style:text-properties fo:color="#333333" style:font-name="等线1" style:font-name-asian="等线1"/>
    </style:style>
    <style:style style:name="P217" style:family="paragraph" style:parent-style-name="Preformatted_20_Text">
      <loext:graphic-properties draw:fill="solid" draw:fill-color="#f7f7f9" draw:opacity="100%"/>
      <style:paragraph-properties fo:margin-top="0cm" fo:margin-bottom="0.265cm" loext:contextual-spacing="false" fo:line-height="142%" fo:orphans="2" fo:widows="2" fo:background-color="#f7f7f9" fo:padding="0.212cm" fo:border="0.06pt solid #e1e1e8"/>
      <style:text-properties fo:color="#333333" style:font-name="等线1" officeooo:paragraph-rsid="00378f2a" style:font-name-asian="等线1"/>
    </style:style>
    <style:style style:name="T1" style:family="text">
      <style:text-properties fo:font-size="9pt" style:font-size-asian="9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officeooo:rsid="0010c002" style:font-size-asian="12pt"/>
    </style:style>
    <style:style style:name="T4" style:family="text">
      <style:text-properties fo:font-size="12pt" officeooo:rsid="0012b62b" style:font-size-asian="12pt"/>
    </style:style>
    <style:style style:name="T5" style:family="text">
      <style:text-properties fo:font-size="12pt" officeooo:rsid="0015804a" style:font-size-asian="12pt"/>
    </style:style>
    <style:style style:name="T6" style:family="text">
      <style:text-properties fo:font-size="12pt" style:font-size-asian="12pt" style:font-name-complex="等线2" style:font-size-complex="10.5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officeooo:rsid="0010c002" style:font-size-asian="12pt" style:font-weight-asian="bold"/>
    </style:style>
    <style:style style:name="T9" style:family="text">
      <style:text-properties fo:font-size="12pt" fo:font-weight="bold" officeooo:rsid="00339cf1" style:font-size-asian="12pt" style:font-weight-asian="bold"/>
    </style:style>
    <style:style style:name="T10" style:family="text">
      <style:text-properties fo:font-size="12pt" fo:font-weight="bold" officeooo:rsid="00378f2a" style:font-size-asian="12pt" style:font-weight-asian="bold"/>
    </style:style>
    <style:style style:name="T11" style:family="text">
      <style:text-properties fo:font-size="12pt" style:text-underline-style="none" fo:font-weight="bold" officeooo:rsid="00378f2a" style:font-size-asian="12pt" style:font-weight-asian="bold"/>
    </style:style>
    <style:style style:name="T12" style:family="text">
      <style:text-properties fo:color="#00000a" style:font-name="等线" fo:font-weight="bold" style:font-name-asian="等线2" style:font-weight-asian="bold"/>
    </style:style>
    <style:style style:name="T13" style:family="text">
      <style:text-properties fo:color="#00000a" style:font-name="等线" fo:font-weight="bold" style:font-name-asian="等线2" style:font-weight-asian="bold" text:display="true"/>
    </style:style>
    <style:style style:name="T14" style:family="text">
      <style:text-properties fo:color="#00000a" style:font-name="等线" fo:font-size="10.5pt" fo:font-weight="bold" style:letter-kerning="true" style:font-name-asian="等线2" style:font-size-asian="10.5pt" style:font-weight-asian="bold" style:font-size-complex="11pt"/>
    </style:style>
    <style:style style:name="T15" style:family="text">
      <style:text-properties style:font-name="等线" style:font-name-asian="等线2"/>
    </style:style>
    <style:style style:name="T16" style:family="text">
      <style:text-properties style:font-name="等线" style:font-name-asian="等线2" text:display="true"/>
    </style:style>
    <style:style style:name="T17" style:family="text">
      <style:text-properties style:font-name="等线" fo:font-weight="bold" style:font-name-asian="等线2" style:font-weight-asian="bold"/>
    </style:style>
    <style:style style:name="T18" style:family="text">
      <style:text-properties style:font-name="等线" fo:font-weight="bold" style:font-name-asian="等线2" style:font-weight-asian="bold" text:display="true"/>
    </style:style>
    <style:style style:name="T19" style:family="text">
      <style:text-properties style:font-name="等线" fo:font-size="14pt" style:font-name-asian="等线2" style:font-size-asian="14pt" style:font-size-complex="14pt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officeooo:rsid="0010c002"/>
    </style:style>
    <style:style style:name="T22" style:family="text">
      <style:text-properties style:text-underline-style="none" officeooo:rsid="0033cb89"/>
    </style:style>
    <style:style style:name="T23" style:family="text">
      <style:text-properties style:text-underline-style="none" officeooo:rsid="0035b72b"/>
    </style:style>
    <style:style style:name="T24" style:family="text">
      <style:text-properties style:text-underline-style="none" officeooo:rsid="00378f2a"/>
    </style:style>
    <style:style style:name="T25" style:family="text">
      <style:text-properties fo:color="#0563c1"/>
    </style:style>
    <style:style style:name="T26" style:family="text">
      <style:text-properties fo:color="#0563c1" style:text-underline-style="solid" style:text-underline-width="auto" style:text-underline-color="#0563c1"/>
    </style:style>
    <style:style style:name="T27" style:family="text">
      <style:text-properties fo:color="#0563c1" style:text-underline-style="solid" style:text-underline-width="auto" style:text-underline-color="#0563c1" officeooo:rsid="0015804a"/>
    </style:style>
    <style:style style:name="T28" style:family="text">
      <style:text-properties fo:color="#0563c1" officeooo:rsid="0015804a"/>
    </style:style>
    <style:style style:name="T29" style:family="text">
      <style:text-properties style:font-name="Arial" style:font-name-asian="Arial1" style:font-name-complex="Arial1"/>
    </style:style>
    <style:style style:name="T30" style:family="text">
      <style:text-properties style:font-name="Arial" officeooo:rsid="0015804a" style:font-name-asian="Arial1" style:font-name-complex="Arial1"/>
    </style:style>
    <style:style style:name="T31" style:family="text">
      <style:text-properties style:font-name="Arial" officeooo:rsid="0035b72b" style:font-name-asian="Arial1" style:font-name-complex="Arial1"/>
    </style:style>
    <style:style style:name="T32" style:family="text">
      <style:text-properties style:font-name="Arial" officeooo:rsid="00325495" style:font-name-asian="Arial1" style:font-name-complex="Arial1"/>
    </style:style>
    <style:style style:name="T33" style:family="text">
      <style:text-properties officeooo:rsid="0010c002"/>
    </style:style>
    <style:style style:name="T34" style:family="text">
      <style:text-properties officeooo:rsid="0015804a"/>
    </style:style>
    <style:style style:name="T35" style:family="text">
      <style:text-properties officeooo:rsid="0015d567"/>
    </style:style>
    <style:style style:name="T36" style:family="text">
      <style:text-properties officeooo:rsid="001815f8"/>
    </style:style>
    <style:style style:name="T37" style:family="text">
      <style:text-properties officeooo:rsid="001f6bb4"/>
    </style:style>
    <style:style style:name="T38" style:family="text">
      <style:text-properties officeooo:rsid="002de4d0"/>
    </style:style>
    <style:style style:name="T39" style:family="text">
      <style:text-properties officeooo:rsid="002faae9"/>
    </style:style>
    <style:style style:name="T40" style:family="text">
      <style:text-properties officeooo:rsid="00310c70"/>
    </style:style>
    <style:style style:name="T41" style:family="text">
      <style:text-properties officeooo:rsid="00325495"/>
    </style:style>
    <style:style style:name="T42" style:family="text">
      <style:text-properties fo:color="#008080" style:font-name="DejaVu Sans Mono" fo:font-size="11.3000001907349pt" fo:font-weight="bold"/>
    </style:style>
    <style:style style:name="T43" style:family="text">
      <style:text-properties fo:color="#008080" style:font-name="DejaVu Sans Mono" fo:font-size="11.3000001907349pt" fo:font-weight="bold" officeooo:rsid="00339cf1"/>
    </style:style>
    <style:style style:name="T44" style:family="text">
      <style:text-properties fo:color="#008080" style:font-name="DejaVu Sans Mono" fo:font-size="11.3000001907349pt" fo:font-weight="bold" style:font-size-asian="12pt" style:font-weight-asian="bold"/>
    </style:style>
    <style:style style:name="T45" style:family="text">
      <style:text-properties fo:color="#008080" style:font-name="DejaVu Sans Mono" fo:font-size="11.3000001907349pt" fo:font-weight="bold" officeooo:rsid="00339cf1" style:font-size-asian="12pt" style:font-weight-asian="bold"/>
    </style:style>
    <style:style style:name="T46" style:family="text">
      <style:text-properties fo:color="#008080" style:font-name="DejaVu Sans Mono" fo:font-size="11.3000001907349pt" fo:font-weight="bold" officeooo:rsid="0035b72b" style:font-size-asian="12pt" style:font-weight-asian="bold"/>
    </style:style>
    <style:style style:name="T47" style:family="text">
      <style:text-properties fo:color="#008080" style:font-name="DejaVu Sans Mono" fo:font-size="11.3000001907349pt" style:text-underline-style="none" fo:font-weight="bold" officeooo:rsid="00310c70" style:font-size-asian="12pt" style:font-weight-asian="bold"/>
    </style:style>
    <style:style style:name="T48" style:family="text">
      <style:text-properties fo:color="#008080" style:font-name="DejaVu Sans Mono" fo:font-size="11.3000001907349pt" style:text-underline-style="none" fo:font-weight="bold" officeooo:rsid="0035b72b" style:font-size-asian="12pt" style:font-weight-asian="bold"/>
    </style:style>
    <style:style style:name="T49" style:family="text">
      <style:text-properties fo:color="#008080" fo:font-weight="bold"/>
    </style:style>
    <style:style style:name="T50" style:family="text">
      <style:text-properties officeooo:rsid="00339cf1"/>
    </style:style>
    <style:style style:name="T51" style:family="text">
      <style:text-properties style:font-name="DejaVu Sans Mono" fo:font-size="11.3000001907349pt"/>
    </style:style>
    <style:style style:name="T52" style:family="text">
      <style:text-properties style:font-name="DejaVu Sans Mono" fo:font-size="11.3000001907349pt" officeooo:rsid="00339cf1"/>
    </style:style>
    <style:style style:name="T53" style:family="text">
      <style:text-properties fo:font-size="11.3000001907349pt"/>
    </style:style>
    <style:style style:name="T54" style:family="text">
      <style:text-properties fo:color="#48484c"/>
    </style:style>
    <style:style style:name="T55" style:family="text">
      <style:text-properties fo:color="#48484c" style:font-name="Menlo" fo:font-size="9pt" fo:font-style="normal" fo:font-weight="normal"/>
    </style:style>
    <style:style style:name="T56" style:family="text">
      <style:text-properties fo:color="#48484c" fo:font-size="9pt" fo:font-style="normal" fo:font-weight="normal"/>
    </style:style>
    <style:style style:name="T57" style:family="text">
      <style:text-properties fo:color="#93a1a1" style:font-name="Menlo" fo:font-size="9pt" fo:font-style="normal" fo:font-weight="normal"/>
    </style:style>
    <style:style style:name="T58" style:family="text">
      <style:text-properties fo:color="#93a1a1" fo:font-size="9pt" fo:font-style="normal" fo:font-weight="normal"/>
    </style:style>
    <style:style style:name="T59" style:family="text">
      <style:text-properties fo:color="#dd1144" style:font-name="Menlo" fo:font-size="9pt" fo:font-style="normal" fo:font-weight="normal"/>
    </style:style>
    <style:style style:name="T60" style:family="text">
      <style:text-properties fo:color="#dd1144" style:font-name-asian="Menlo" style:font-size-asian="9pt" style:font-style-asian="normal" style:font-weight-asian="normal"/>
    </style:style>
    <style:style style:name="T61" style:family="text">
      <style:text-properties fo:color="#dd1144" fo:font-size="9pt" fo:font-style="normal" fo:font-weight="normal"/>
    </style:style>
    <style:style style:name="T62" style:family="text">
      <style:text-properties fo:color="#dd1144" style:font-size-asian="9pt" style:font-style-asian="normal" style:font-weight-asian="normal"/>
    </style:style>
    <style:style style:name="T63" style:family="text">
      <style:text-properties fo:color="#195f91" style:font-name="Menlo" fo:font-size="9pt" fo:font-style="normal" fo:font-weight="normal"/>
    </style:style>
    <style:style style:name="T64" style:family="text">
      <style:text-properties fo:color="#195f91" fo:font-size="9pt" fo:font-style="normal" fo:font-weight="normal"/>
    </style:style>
    <style:style style:name="T65" style:family="text">
      <style:text-properties fo:font-variant="normal" fo:text-transform="none" fo:color="#93a1a1" fo:font-size="9pt" fo:letter-spacing="normal" fo:font-style="normal" fo:font-weight="normal"/>
    </style:style>
    <style:style style:name="T66" style:family="text">
      <style:text-properties fo:font-variant="normal" fo:text-transform="none" fo:color="#93a1a1" fo:font-size="9pt" fo:letter-spacing="normal" fo:font-style="normal" fo:font-weight="normal" style:font-size-asian="12pt"/>
    </style:style>
    <style:style style:name="T67" style:family="text">
      <style:text-properties fo:font-variant="normal" fo:text-transform="none" fo:color="#48484c" fo:letter-spacing="normal"/>
    </style:style>
    <style:style style:name="T68" style:family="text">
      <style:text-properties fo:font-variant="normal" fo:text-transform="none" fo:color="#48484c" fo:font-size="12pt" fo:letter-spacing="normal" style:font-size-asian="12pt"/>
    </style:style>
    <style:style style:name="T69" style:family="text">
      <style:text-properties fo:font-variant="normal" fo:text-transform="none" fo:color="#dd1144" style:font-name="Menlo" fo:font-size="12pt" fo:letter-spacing="normal" fo:font-style="normal" fo:font-weight="normal" style:font-name-asian="等线2" style:font-size-asian="12pt" style:font-name-complex="等线2" style:font-size-complex="10.5pt"/>
    </style:style>
    <style:style style:name="T70" style:family="text">
      <style:text-properties fo:font-variant="normal" fo:text-transform="none" fo:color="#dd1144" style:font-name="Menlo" fo:font-size="12pt" fo:letter-spacing="normal" fo:font-style="normal" fo:font-weight="normal" officeooo:rsid="0035b72b" style:font-name-asian="等线2" style:font-size-asian="12pt" style:font-name-complex="等线2" style:font-size-complex="10.5pt"/>
    </style:style>
    <style:style style:name="T71" style:family="text">
      <style:text-properties fo:color="#000000" style:font-name="DejaVu Sans Mono" fo:font-size="11.3000001907349pt"/>
    </style:style>
    <style:style style:name="T72" style:family="text">
      <style:text-properties fo:color="#000000" style:font-name="DejaVu Sans Mono" fo:font-size="11.3000001907349pt" officeooo:rsid="00373f42"/>
    </style:style>
    <style:style style:name="T73" style:family="text">
      <style:text-properties officeooo:rsid="0033cb89"/>
    </style:style>
    <style:style style:name="T74" style:family="text">
      <style:text-properties officeooo:rsid="0035b72b"/>
    </style:style>
    <style:style style:name="T75" style:family="text">
      <style:text-properties officeooo:rsid="00373f42"/>
    </style:style>
    <style:style style:name="T76" style:family="text">
      <style:text-properties officeooo:rsid="00378f2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2"/>
      <text:p text:style-name="P48"/>
      <text:p text:style-name="P48"/>
      <text:p text:style-name="P48">“蹭课吧“后台接口说明文档</text:p>
      <text:p text:style-name="P48"/>
      <text:p text:style-name="P49">负责人: 张新豪</text:p>
      <text:p text:style-name="P49"/>
      <text:p text:style-name="P50">注<text:span text:style-name="T76">：域名是www.cengke.work，权限权限验证使用request.user验证，不需要token。</text:span></text:p>
      <text:p text:style-name="P50"/>
      <text:p text:style-name="P50"/>
      <text:p text:style-name="P50"/>
      <text:p text:style-name="P51">更新时间 20180<text:span text:style-name="T76">819</text:span></text:p>
      <text:p text:style-name="P51"/>
      <text:p text:style-name="P53"/>
      <text:p text:style-name="P53"/>
      <text:p text:style-name="P53"/>
      <text:p text:style-name="P53"/>
      <text:p text:style-name="Contents_20_1"/>
      <text:p text:style-name="Standard"/>
      <text:p text:style-name="Contents_20_1"><text:soft-page-break/><text:s text:c="57"/></text:p>
      <text:p text:style-name="P53"/>
      <text:p text:style-name="P52"/>
      <text:p text:style-name="P53"/>
      <text:list xml:id="list1796207537" text:style-name="WWNum8">
        <text:list-item>
          <text:p text:style-name="P185">类</text:p>
        </text:list-item>
      </text:list>
      <text:p text:style-name="P54"/>
      <text:p text:style-name="P54"/>
      <text:p text:style-name="P54">1.1 Nuser</text:p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table:number-columns-spanned="3" office:value-type="string">
            <text:p text:style-name="P22">Nuser</text:p>
          </table:table-cell>
          <table:covered-table-cell/>
          <table:covered-table-cell/>
        </table:table-row>
        <table:table-row table:style-name="表格1.1">
          <table:table-cell table:style-name="表格1.A1" office:value-type="string">
            <text:p text:style-name="P5">ID</text:p>
          </table:table-cell>
          <table:table-cell table:style-name="表格1.A1" office:value-type="string">
            <text:p text:style-name="P5">id</text:p>
          </table:table-cell>
          <table:table-cell table:style-name="表格1.A1" office:value-type="string">
            <text:p text:style-name="P5">字符串<text:span text:style-name="T36">，主键</text:span></text:p>
          </table:table-cell>
        </table:table-row>
        <table:table-row table:style-name="表格1.1">
          <table:table-cell table:style-name="表格1.A1" office:value-type="string">
            <text:p text:style-name="P15">用户名</text:p>
          </table:table-cell>
          <table:table-cell table:style-name="表格1.A1" office:value-type="string">
            <text:p text:style-name="P15">username</text:p>
          </table:table-cell>
          <table:table-cell table:style-name="表格1.A1" office:value-type="string">
            <text:p text:style-name="P5">字符串</text:p>
          </table:table-cell>
        </table:table-row>
        <table:table-row table:style-name="表格1.1">
          <table:table-cell table:style-name="表格1.A1" office:value-type="string">
            <text:p text:style-name="P5">密码</text:p>
          </table:table-cell>
          <table:table-cell table:style-name="表格1.A1" office:value-type="string">
            <text:p text:style-name="P15">password</text:p>
          </table:table-cell>
          <table:table-cell table:style-name="表格1.A1" office:value-type="string">
            <text:p text:style-name="P5">字符串</text:p>
          </table:table-cell>
        </table:table-row>
        <table:table-row table:style-name="表格1.5">
          <table:table-cell table:style-name="表格1.A1" office:value-type="string">
            <text:list xml:id="list160530763866831" text:continue-numbering="true" text:style-name="WWNum8">
              <text:list-header>
                <text:p text:style-name="P66">学院</text:p>
              </text:list-header>
            </text:list>
          </table:table-cell>
          <table:table-cell table:style-name="表格1.A1" office:value-type="string">
            <text:p text:style-name="P22">school</text:p>
          </table:table-cell>
          <table:table-cell table:style-name="表格1.A1" office:value-type="string">
            <text:p text:style-name="P5">字符串</text:p>
          </table:table-cell>
        </table:table-row>
        <table:table-row table:style-name="表格1.5">
          <table:table-cell table:style-name="表格1.A6" office:value-type="string">
            <text:list xml:id="list160531684715696" text:continue-numbering="true" text:style-name="WWNum8">
              <text:list-header>
                <text:p text:style-name="P68">届</text:p>
              </text:list-header>
            </text:list>
          </table:table-cell>
          <table:table-cell table:style-name="表格1.A6" office:value-type="string">
            <text:p text:style-name="P23">year</text:p>
          </table:table-cell>
          <table:table-cell table:style-name="表格1.A6" office:value-type="string">
            <text:p text:style-name="P23">整型</text:p>
          </table:table-cell>
        </table:table-row>
        <table:table-row table:style-name="表格1.5">
          <table:table-cell table:style-name="表格1.A6" office:value-type="string">
            <text:list xml:id="list160531134658849" text:continue-numbering="true" text:style-name="WWNum8">
              <text:list-header>
                <text:p text:style-name="P76">课表时间</text:p>
              </text:list-header>
            </text:list>
          </table:table-cell>
          <table:table-cell table:style-name="表格1.A6" office:value-type="string">
            <text:p text:style-name="P26">table_time</text:p>
          </table:table-cell>
          <table:table-cell table:style-name="表格1.A6" office:value-type="string">
            <text:p text:style-name="P26">时间戳</text:p>
          </table:table-cell>
        </table:table-row>
        <table:table-row table:style-name="表格1.5">
          <table:table-cell table:style-name="表格1.A6" office:value-type="string">
            <text:list xml:id="list160530378283976" text:continue-numbering="true" text:style-name="WWNum8">
              <text:list-header>
                <text:p text:style-name="P76">课表</text:p>
              </text:list-header>
            </text:list>
          </table:table-cell>
          <table:table-cell table:style-name="表格1.A6" office:value-type="string">
            <text:p text:style-name="P28">course_table</text:p>
          </table:table-cell>
          <table:table-cell table:style-name="表格1.A6" office:value-type="string">
            <text:p text:style-name="P26">指向<text:span text:style-name="T37">Course,外健1/n</text:span></text:p>
          </table:table-cell>
        </table:table-row>
        <table:table-row table:style-name="表格1.5">
          <table:table-cell table:style-name="表格1.A6" office:value-type="string">
            <text:list xml:id="list160529748818962" text:continue-numbering="true" text:style-name="WWNum8">
              <text:list-header>
                <text:p text:style-name="P77">推荐课程</text:p>
              </text:list-header>
            </text:list>
          </table:table-cell>
          <table:table-cell table:style-name="表格1.A6" office:value-type="string">
            <text:p text:style-name="P29">course_recom</text:p>
          </table:table-cell>
          <table:table-cell table:style-name="表格1.A6" office:value-type="string">
            <text:p text:style-name="P29">指向Course,外健1/n</text:p>
          </table:table-cell>
        </table:table-row>
        <table:table-row table:style-name="表格1.10">
          <table:table-cell table:style-name="表格1.A6" office:value-type="string">
            <text:list xml:id="list160530281464060" text:continue-numbering="true" text:style-name="WWNum8">
              <text:list-header>
                <text:p text:style-name="P77">收藏课程</text:p>
              </text:list-header>
            </text:list>
          </table:table-cell>
          <table:table-cell table:style-name="表格1.A6" office:value-type="string">
            <text:p text:style-name="P29">course_colle</text:p>
          </table:table-cell>
          <table:table-cell table:style-name="表格1.A6" office:value-type="string">
            <text:p text:style-name="P29">指向Course，外健1/n</text:p>
          </table:table-cell>
        </table:table-row>
      </table:table>
      <text:p text:style-name="P8"/>
      <text:p text:style-name="P36">1.检查课表是否需要更新的方法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20">1.2 <text:span text:style-name="T36">Course</text:span></text:p>
      <text:p text:style-name="P34">2017302580285</text:p>
      <text:p text:style-name="P34">20000312</text:p>
      <text:p text:style-name="P23"/>
      <table:table table:name="表格2" table:style-name="表格2">
        <table:table-column table:style-name="表格2.A"/>
        <table:table-column table:style-name="表格2.B" table:number-columns-repeated="2"/>
        <table:table-row table:style-name="表格2.1">
          <table:table-cell table:style-name="表格2.A1" table:number-columns-spanned="3" office:value-type="string">
            <text:p text:style-name="P23">Course</text:p>
          </table:table-cell>
          <table:covered-table-cell/>
          <table:covered-table-cell/>
        </table:table-row>
        <table:table-row table:style-name="表格2.1">
          <table:table-cell table:style-name="表格2.A1" office:value-type="string">
            <text:p text:style-name="P5">课头号</text:p>
          </table:table-cell>
          <table:table-cell table:style-name="表格2.A1" office:value-type="string">
            <text:p text:style-name="P26">course_id</text:p>
          </table:table-cell>
          <table:table-cell table:style-name="表格2.A1" office:value-type="string">
            <text:p text:style-name="P27">整型，主键</text:p>
          </table:table-cell>
        </table:table-row>
        <table:table-row table:style-name="表格2.1">
          <table:table-cell table:style-name="表格2.A1" office:value-type="string">
            <text:p text:style-name="P5">课程名字</text:p>
          </table:table-cell>
          <table:table-cell table:style-name="表格2.A1" office:value-type="string">
            <text:p text:style-name="P24">name</text:p>
          </table:table-cell>
          <table:table-cell table:style-name="表格2.A1" office:value-type="string">
            <text:p text:style-name="P5">字符串</text:p>
          </table:table-cell>
        </table:table-row>
        <table:table-row table:style-name="表格2.1">
          <table:table-cell table:style-name="表格2.A1" office:value-type="string">
            <text:p text:style-name="P24">课程类型</text:p>
          </table:table-cell>
          <table:table-cell table:style-name="表格2.A1" office:value-type="string">
            <text:p text:style-name="P5">type</text:p>
          </table:table-cell>
          <table:table-cell table:style-name="表格2.A1" office:value-type="string">
            <text:p text:style-name="P5">字符串</text:p>
          </table:table-cell>
        </table:table-row>
        <table:table-row table:style-name="表格2.1">
          <table:table-cell table:style-name="表格2.A5" office:value-type="string">
            <text:p text:style-name="P24">课程学院</text:p>
          </table:table-cell>
          <table:table-cell table:style-name="表格2.A5" office:value-type="string">
            <text:p text:style-name="P26">school</text:p>
          </table:table-cell>
          <table:table-cell table:style-name="表格2.A5" office:value-type="string">
            <text:p text:style-name="P5">字符串</text:p>
          </table:table-cell>
        </table:table-row>
        <table:table-row table:style-name="表格2.1">
          <table:table-cell table:style-name="表格2.A5" office:value-type="string">
            <text:p text:style-name="P24">课程专业</text:p>
          </table:table-cell>
          <table:table-cell table:style-name="表格2.A5" office:value-type="string">
            <text:p text:style-name="P26">major</text:p>
          </table:table-cell>
          <table:table-cell table:style-name="表格2.A5" office:value-type="string">
            <text:p text:style-name="P5">字符串</text:p>
          </table:table-cell>
        </table:table-row>
        <table:table-row table:style-name="表格2.1">
          <table:table-cell table:style-name="表格2.A5" office:value-type="string">
            <text:p text:style-name="P24">上课老师</text:p>
          </table:table-cell>
          <table:table-cell table:style-name="表格2.A5" office:value-type="string">
            <text:p text:style-name="P26">teacher</text:p>
          </table:table-cell>
          <table:table-cell table:style-name="表格2.A5" office:value-type="string">
            <text:p text:style-name="P5">字符串</text:p>
          </table:table-cell>
        </table:table-row>
        <table:table-row table:style-name="表格2.1">
          <table:table-cell table:style-name="表格2.A5" office:value-type="string">
            <text:p text:style-name="P24">课程学分</text:p>
          </table:table-cell>
          <table:table-cell table:style-name="表格2.A5" office:value-type="string">
            <text:p text:style-name="P26">credit</text:p>
          </table:table-cell>
          <table:table-cell table:style-name="表格2.A5" office:value-type="string">
            <text:p text:style-name="P5">浮点型</text:p>
          </table:table-cell>
        </table:table-row>
        <table:table-row table:style-name="表格2.1">
          <table:table-cell table:style-name="表格2.A5" office:value-type="string">
            <text:p text:style-name="P32">开始周数</text:p>
          </table:table-cell>
          <table:table-cell table:style-name="表格2.A5" office:value-type="string">
            <text:p text:style-name="P35">start_week</text:p>
          </table:table-cell>
          <table:table-cell table:style-name="表格2.A5" office:value-type="string">
            <text:p text:style-name="P35">整型</text:p>
          </table:table-cell>
        </table:table-row>
        <table:table-row table:style-name="表格2.10">
          <table:table-cell table:style-name="表格2.A5" office:value-type="string">
            <text:p text:style-name="P30">结束周数</text:p>
          </table:table-cell>
          <table:table-cell table:style-name="表格2.A5" office:value-type="string">
            <text:p text:style-name="P35">end_week</text:p>
          </table:table-cell>
          <table:table-cell table:style-name="表格2.A5" office:value-type="string">
            <text:p text:style-name="P31">整型</text:p>
          </table:table-cell>
        </table:table-row>
        <table:table-row table:style-name="表格2.10">
          <table:table-cell table:style-name="表格2.A5" office:value-type="string">
            <text:p text:style-name="P35">间隔</text:p>
          </table:table-cell>
          <table:table-cell table:style-name="表格2.A5" office:value-type="string">
            <text:p text:style-name="P35">gap</text:p>
          </table:table-cell>
          <table:table-cell table:style-name="表格2.A5" office:value-type="string">
            <text:p text:style-name="P5">整型</text:p>
          </table:table-cell>
        </table:table-row>
        <table:table-row table:style-name="表格2.10">
          <table:table-cell table:style-name="表格2.A5" office:value-type="string">
            <text:p text:style-name="P33">在一周中的天数</text:p>
          </table:table-cell>
          <table:table-cell table:style-name="表格2.A5" office:value-type="string">
            <text:p text:style-name="P37">day_in_week</text:p>
          </table:table-cell>
          <table:table-cell table:style-name="表格2.A5" office:value-type="string">
            <text:p text:style-name="P10">整型</text:p>
          </table:table-cell>
        </table:table-row>
        <table:table-row table:style-name="表格2.10">
          <table:table-cell table:style-name="表格2.A5" office:value-type="string">
            <text:p text:style-name="P35">开始时间</text:p>
          </table:table-cell>
          <table:table-cell table:style-name="表格2.A5" office:value-type="string">
            <text:p text:style-name="P36">start_time</text:p>
          </table:table-cell>
          <table:table-cell table:style-name="表格2.A5" office:value-type="string">
            <text:p text:style-name="P9">整型</text:p>
          </table:table-cell>
        </table:table-row>
        <table:table-row table:style-name="表格2.10">
          <table:table-cell table:style-name="表格2.A5" office:value-type="string">
            <text:p text:style-name="P5">结束时间</text:p>
          </table:table-cell>
          <table:table-cell table:style-name="表格2.A5" office:value-type="string">
            <text:p text:style-name="P36">end_time</text:p>
          </table:table-cell>
          <table:table-cell table:style-name="表格2.A5" office:value-type="string">
            <text:p text:style-name="P9">整型</text:p>
          </table:table-cell>
        </table:table-row>
        <table:table-row table:style-name="表格2.10">
          <table:table-cell table:style-name="表格2.A5" office:value-type="string">
            <text:p text:style-name="P5">区</text:p>
          </table:table-cell>
          <table:table-cell table:style-name="表格2.A5" office:value-type="string">
            <text:p text:style-name="P36">area</text:p>
          </table:table-cell>
          <table:table-cell table:style-name="表格2.A5" office:value-type="string">
            <text:p text:style-name="P9">整型</text:p>
          </table:table-cell>
        </table:table-row>
        <table:table-row table:style-name="表格2.10">
          <table:table-cell table:style-name="表格2.A5" office:value-type="string">
            <text:p text:style-name="P5">教学楼</text:p>
          </table:table-cell>
          <table:table-cell table:style-name="表格2.A5" office:value-type="string">
            <text:p text:style-name="P36">building</text:p>
          </table:table-cell>
          <table:table-cell table:style-name="表格2.A5" office:value-type="string">
            <text:p text:style-name="P38">字符型</text:p>
          </table:table-cell>
        </table:table-row>
        <table:table-row table:style-name="表格2.10">
          <table:table-cell table:style-name="表格2.A5" office:value-type="string">
            <text:p text:style-name="P36">教室</text:p>
          </table:table-cell>
          <table:table-cell table:style-name="表格2.A5" office:value-type="string">
            <text:p text:style-name="P5">room</text:p>
          </table:table-cell>
          <table:table-cell table:style-name="表格2.A5" office:value-type="string">
            <text:p text:style-name="P5">整型</text:p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1.检查是否有该课程的方法 <text:s text:c="4"/>返回布尔值</text:p>
      <text:p text:style-name="P36"/>
      <text:p text:style-name="P36">2.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1.4 C<text:span text:style-name="T39">ourseColle</text:span></text:p>
      <table:table table:name="表格4" table:style-name="表格4">
        <table:table-column table:style-name="表格4.A"/>
        <table:table-column table:style-name="表格4.B" table:number-columns-repeated="2"/>
        <table:table-row table:style-name="表格4.1">
          <table:table-cell table:style-name="表格4.A1" table:number-columns-spanned="3" office:value-type="string">
            <text:p text:style-name="P5">Singing</text:p>
          </table:table-cell>
          <table:covered-table-cell/>
          <table:covered-table-cell/>
        </table:table-row>
        <table:table-row table:style-name="表格4.1">
          <table:table-cell table:style-name="表格4.A1" office:value-type="string">
            <text:p text:style-name="P5">ID</text:p>
          </table:table-cell>
          <table:table-cell table:style-name="表格4.A1" office:value-type="string">
            <text:p text:style-name="P5">id</text:p>
          </table:table-cell>
          <table:table-cell table:style-name="表格4.A1" office:value-type="string">
            <text:p text:style-name="P5">字符串</text:p>
          </table:table-cell>
        </table:table-row>
        <table:table-row table:style-name="表格4.1">
          <table:table-cell table:style-name="表格4.A1" office:value-type="string">
            <text:p text:style-name="P5">更新时间</text:p>
          </table:table-cell>
          <table:table-cell table:style-name="表格4.A1" office:value-type="string">
            <text:p text:style-name="P5">Update_time</text:p>
          </table:table-cell>
          <table:table-cell table:style-name="表格4.A1" office:value-type="string">
            <text:p text:style-name="P5">时间戳</text:p>
          </table:table-cell>
        </table:table-row>
        <table:table-row table:style-name="表格4.1">
          <table:table-cell table:style-name="表格4.A1" office:value-type="string">
            <text:p text:style-name="P5">储存位置</text:p>
          </table:table-cell>
          <table:table-cell table:style-name="表格4.A1" office:value-type="string">
            <text:p text:style-name="P5">url</text:p>
          </table:table-cell>
          <table:table-cell table:style-name="表格4.A1" office:value-type="string">
            <text:p text:style-name="P5">字符串</text:p>
          </table:table-cell>
        </table:table-row>
        <table:table-row table:style-name="表格4.1">
          <table:table-cell table:style-name="表格4.A1" office:value-type="string">
            <text:p text:style-name="P5">点赞数</text:p>
          </table:table-cell>
          <table:table-cell table:style-name="表格4.A1" office:value-type="string">
            <text:p text:style-name="P5">phrase</text:p>
          </table:table-cell>
          <table:table-cell table:style-name="表格4.A1" office:value-type="string">
            <text:p text:style-name="P5">int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/>
      <text:p text:style-name="P59">2<text:tab/>内部接口</text:p>
      <text:p text:style-name="P5"/>
      <text:p text:style-name="P5"/>
      <text:p text:style-name="P12">2.1 .账户相关接口（<text:span text:style-name="T34">account</text:span>）</text:p>
      <text:p text:style-name="P12"/>
      <text:p text:style-name="P13">2.1.1 验证码获取(yzm<text:span text:style-name="T40">)</text:span></text:p>
      <text:p text:style-name="P13"/>
      <table:table table:name="表格6" table:style-name="表格6">
        <table:table-column table:style-name="表格6.A"/>
        <table:table-column table:style-name="表格6.B"/>
        <table:table-row table:style-name="表格6.1">
          <table:table-cell table:style-name="表格6.A1" office:value-type="string">
            <text:p text:style-name="P40"/>
          </table:table-cell>
          <table:table-cell table:style-name="表格6.B1" office:value-type="string">
            <text:p text:style-name="P55"><text:span text:style-name="T8">验证码获取</text:span><text:span text:style-name="T7">（</text:span><text:span text:style-name="T8">yzm</text:span><text:span text:style-name="T7">） </text:span></text:p>
          </table:table-cell>
        </table:table-row>
        <table:table-row table:style-name="表格6.2">
          <table:table-cell table:style-name="表格6.A2" office:value-type="string">
            <text:p text:style-name="P60">接口功能 </text:p>
          </table:table-cell>
          <table:table-cell table:style-name="表格6.B2" office:value-type="string">
            <text:p text:style-name="P5">获取<text:span text:style-name="T34">yzm的cookie 及图片url</text:span></text:p>
          </table:table-cell>
        </table:table-row>
        <table:table-row table:style-name="表格6.3">
          <table:table-cell table:style-name="表格6.A3" office:value-type="string">
            <text:p text:style-name="P60">调用<text:span text:style-name="T34">url</text:span> </text:p>
          </table:table-cell>
          <table:table-cell table:style-name="表格6.B3" office:value-type="string">
            <text:p text:style-name="P25">方法：GET</text:p>
            <text:p text:style-name="P5"><text:span text:style-name="T20">http://ip:port/account/</text:span><text:span text:style-name="T21">yzm/</text:span></text:p>
          </table:table-cell>
        </table:table-row>
        <table:table-row table:style-name="表格6.4">
          <table:table-cell table:style-name="表格6.A3" office:value-type="string">
            <text:p text:style-name="P60">输入参数 </text:p>
          </table:table-cell>
          <table:table-cell table:style-name="表格6.B4" office:value-type="string">
            <text:p text:style-name="P21">无</text:p>
          </table:table-cell>
        </table:table-row>
        <text:soft-page-break/>
        <table:table-row table:style-name="表格6.5">
          <table:table-cell table:style-name="表格6.A3" office:value-type="string">
            <text:p text:style-name="P60">输出参数 </text:p>
          </table:table-cell>
          <table:table-cell table:style-name="表格6.B5" office:value-type="string">
            <text:p text:style-name="P5">1&gt;’<text:span text:style-name="T33">yzm_url’字符串</text:span></text:p>
            <text:p text:style-name="P5">2&gt; <text:span text:style-name="T33">’yzm_cookie’字符串</text:span></text:p>
          </table:table-cell>
        </table:table-row>
        <table:table-row table:style-name="表格6.6">
          <table:table-cell table:style-name="表格6.A3" office:value-type="string">
            <text:p text:style-name="P60"><text:span text:style-name="T34">返回json数据</text:span> </text:p>
          </table:table-cell>
          <table:table-cell table:style-name="表格6.B6" office:value-type="string">
            <text:p text:style-name="P42"/>
            <text:p text:style-name="P47"/>
            <text:p text:style-name="P79"><text:span text:style-name="T2">{“</text:span></text:p>
            <text:p text:style-name="P79"><text:span text:style-name="T3">yzm_</text:span><text:span text:style-name="T4">url”:“</text:span><text:span text:style-name="T3">/media/yzm/F95D955843B0C84C81DB0987B2FAC1C3.jpg”</text:span></text:p>
            <text:p text:style-name="P17"><text:span text:style-name="T3">“</text:span><text:span text:style-name="T4">yzm_cookie“："</text:span><text:span text:style-name="T5">dsadasfasfefrgwgfadasdad”</text:span></text:p>
            <text:p text:style-name="P19">}</text:p>
            <text:p text:style-name="P18"/>
            <text:p text:style-name="P16"/>
          </table:table-cell>
        </table:table-row>
        <table:table-row table:style-name="表格6.1">
          <table:table-cell table:style-name="表格6.A3" office:value-type="string">
            <text:p text:style-name="P60">使用说明 </text:p>
          </table:table-cell>
          <table:table-cell table:style-name="表格6.B7" office:value-type="string">
            <text:p text:style-name="P21">返回的是验证码url</text:p>
          </table:table-cell>
        </table:table-row>
        <table:table-row table:style-name="表格6.8">
          <table:table-cell table:style-name="表格6.A8" office:value-type="string">
            <text:p text:style-name="P61">负责人</text:p>
          </table:table-cell>
          <table:table-cell table:style-name="表格6.B8" office:value-type="string">
            <text:p text:style-name="P5">张新豪</text:p>
          </table:table-cell>
        </table:table-row>
      </table:table>
      <text:p text:style-name="P43"><text:s/></text:p>
      <text:p text:style-name="P4"><text:s/><text:tab/> </text:p>
      <text:p text:style-name="P4"/>
      <text:p text:style-name="P5"/>
      <text:p text:style-name="P12">2.2.<text:span text:style-name="T38">2</text:span>用户激活接口（activate）</text:p>
      <text:p text:style-name="P12"/>
      <table:table table:name="表格7" table:style-name="表格7">
        <table:table-column table:style-name="表格7.A"/>
        <table:table-column table:style-name="表格7.B"/>
        <table:table-row table:style-name="表格7.1">
          <table:table-cell table:style-name="表格7.A1" office:value-type="string">
            <text:p text:style-name="P40"/>
          </table:table-cell>
          <table:table-cell table:style-name="表格7.B1" office:value-type="string">
            <text:p text:style-name="P62">用户激活<text:bookmark-start text:name="_Hlk511509170"/>接口（<text:span text:style-name="T34">activate</text:span>） <text:bookmark-end text:name="_Hlk511509170"/></text:p>
          </table:table-cell>
        </table:table-row>
        <table:table-row table:style-name="表格7.2">
          <table:table-cell table:style-name="表格7.A2" office:value-type="string">
            <text:p text:style-name="P60">接口功能 </text:p>
          </table:table-cell>
          <table:table-cell table:style-name="表格7.B2" office:value-type="string">
            <text:p text:style-name="P5">爬取用户课表和基本信息<text:span text:style-name="T35">，并在app数据库注册</text:span></text:p>
          </table:table-cell>
        </table:table-row>
        <table:table-row table:style-name="表格7.3">
          <table:table-cell table:style-name="表格7.A3" office:value-type="string">
            <text:p text:style-name="P60">调用url</text:p>
          </table:table-cell>
          <table:table-cell table:style-name="表格7.B3" office:value-type="string">
            <text:p text:style-name="P6"><text:span text:style-name="T25">方法</text:span><text:span text:style-name="T28">：POST</text:span></text:p>
            <text:p text:style-name="P6"><text:span text:style-name="T25"><text:s/></text:span><text:span text:style-name="T26">http://ip:port/</text:span><text:span text:style-name="T27">account/activate/</text:span></text:p>
          </table:table-cell>
        </table:table-row>
        <table:table-row table:style-name="表格7.4">
          <table:table-cell table:style-name="表格7.A3" office:value-type="string">
            <text:p text:style-name="P60">输入参数 </text:p>
          </table:table-cell>
          <table:table-cell table:style-name="表格7.B4" office:value-type="string">
            <text:p text:style-name="P44">1&gt;<text:span text:style-name="T29"> </text:span><text:span text:style-name="T30">username</text:span>:学号，字符串</text:p>
            <text:p text:style-name="P45">2&gt; <text:span text:style-name="T34">password</text:span>:教务系统密码，字符串</text:p>
            <text:p text:style-name="P46">3&gt; yzm_text:用户输入的验证码文本，字符串</text:p>
            <text:p text:style-name="P46">4&gt;yzm_cookie:来自于yzm获取接口，隐式传入</text:p>
          </table:table-cell>
        </table:table-row>
        <table:table-row table:style-name="表格7.5">
          <table:table-cell table:style-name="表格7.A3" office:value-type="string">
            <text:p text:style-name="P60">输出参数 </text:p>
          </table:table-cell>
          <table:table-cell table:style-name="表格7.B5" office:value-type="string">
            <text:p text:style-name="P5">1&gt;status:是否上传成功的状态，boolean</text:p>
            <text:p text:style-name="P5">2&gt; token:判断用户身份，布尔值</text:p>
          </table:table-cell>
        </table:table-row>
        <table:table-row table:style-name="表格7.6">
          <table:table-cell table:style-name="表格7.A3" office:value-type="string">
            <text:p text:style-name="P60">返回<text:span text:style-name="T34">json</text:span>数据</text:p>
          </table:table-cell>
          <table:table-cell table:style-name="表格7.B6" office:value-type="string">
            <text:p text:style-name="P41"/>
            <text:p text:style-name="P7">{</text:p>
            <text:p text:style-name="P39">"username": [</text:p>
            <text:p text:style-name="Preformatted_20_Text"><text:s text:c="8"/>"张新豪"</text:p>
            <text:p text:style-name="Preformatted_20_Text"><text:s text:c="4"/>],</text:p>
            <text:p text:style-name="Preformatted_20_Text"><text:s text:c="4"/>"term": [</text:p>
            <text:p text:style-name="Preformatted_20_Text"><text:soft-page-break/><text:s text:c="8"/>"2017-2018学年下学期",</text:p>
            <text:p text:style-name="Preformatted_20_Text"><text:s text:c="8"/>"第10教学周"</text:p>
            <text:p text:style-name="P63"><text:s text:c="4"/>],</text:p>
            <text:p text:style-name="P7"/>
            <text:p text:style-name="P7">}</text:p>
          </table:table-cell>
        </table:table-row>
        <table:table-row table:style-name="表格7.1">
          <table:table-cell table:style-name="表格7.A3" office:value-type="string">
            <text:p text:style-name="P60">使用说明 </text:p>
          </table:table-cell>
          <table:table-cell table:style-name="表格7.B7" office:value-type="string">
            <text:p text:style-name="P5">后台对应ID和 type分配文件地址 <text:s text:c="28"/></text:p>
          </table:table-cell>
        </table:table-row>
        <table:table-row table:style-name="表格7.2">
          <table:table-cell table:style-name="表格7.A8" office:value-type="string">
            <text:p text:style-name="P61">负责人 </text:p>
          </table:table-cell>
          <table:table-cell table:style-name="表格7.B8" office:value-type="string">
            <text:p text:style-name="P5"><text:s/>张新豪</text:p>
          </table:table-cell>
        </table:table-row>
      </table:table>
      <text:p text:style-name="P43"><text:s/></text:p>
      <text:p text:style-name="P43"/>
      <text:p text:style-name="P129">2.2.3用户登陆接口(login)</text:p>
      <text:p text:style-name="P92"/>
      <table:table table:name="表格3" table:style-name="表格3">
        <table:table-column table:style-name="表格3.A"/>
        <table:table-column table:style-name="表格3.B"/>
        <table:table-row table:style-name="表格3.1">
          <table:table-cell table:style-name="表格3.A1" office:value-type="string">
            <text:p text:style-name="P141"/>
          </table:table-cell>
          <table:table-cell table:style-name="表格3.B1" office:value-type="string">
            <text:p text:style-name="P129"><text:span text:style-name="T7"><text:s text:c="13"/>用户登陆接口(login)</text:span></text:p>
          </table:table-cell>
        </table:table-row>
        <table:table-row table:style-name="表格3.2">
          <table:table-cell table:style-name="表格3.A2" office:value-type="string">
            <text:p text:style-name="P173">接口功能 </text:p>
          </table:table-cell>
          <table:table-cell table:style-name="表格3.B2" office:value-type="string">
            <text:p text:style-name="P109">用户登陆</text:p>
          </table:table-cell>
        </table:table-row>
        <table:table-row table:style-name="表格3.3">
          <table:table-cell table:style-name="表格3.A3" office:value-type="string">
            <text:p text:style-name="P173">调用<text:span text:style-name="T34">url</text:span> </text:p>
          </table:table-cell>
          <table:table-cell table:style-name="表格3.B3" office:value-type="string">
            <text:p text:style-name="P98">方法：<text:span text:style-name="T41">POST</text:span></text:p>
            <text:p text:style-name="P70"><text:span text:style-name="T20">http://ip:port/account/login</text:span><text:span text:style-name="T21">/</text:span></text:p>
          </table:table-cell>
        </table:table-row>
        <table:table-row table:style-name="表格3.4">
          <table:table-cell table:style-name="表格3.A3" office:value-type="string">
            <text:p text:style-name="P173">输入参数 </text:p>
          </table:table-cell>
          <table:table-cell table:style-name="表格3.B4" office:value-type="string">
            <text:p text:style-name="P167">1&gt;<text:span text:style-name="T29"> </text:span><text:span text:style-name="T30">username</text:span>:学号，字符串</text:p>
            <text:p text:style-name="P163">2&gt; <text:span text:style-name="T34">password</text:span>:教务系统密码，字符串</text:p>
          </table:table-cell>
        </table:table-row>
        <table:table-row table:style-name="表格3.5">
          <table:table-cell table:style-name="表格3.A3" office:value-type="string">
            <text:p text:style-name="P173">输出参数 </text:p>
          </table:table-cell>
          <table:table-cell table:style-name="表格3.B5" office:value-type="string">
            <text:p text:style-name="P71">1&gt;<text:span text:style-name="T42">"real_name"</text:span><text:span text:style-name="T43">：用户真实名字,字符串</text:span></text:p>
            <text:p text:style-name="P70">2&gt; <text:span text:style-name="T50">“school”用户学院，字符串</text:span></text:p>
            <text:p text:style-name="P114">3&gt; <text:s/>“grade”用户年级，整形</text:p>
          </table:table-cell>
        </table:table-row>
        <table:table-row table:style-name="表格3.6">
          <table:table-cell table:style-name="表格3.A3" office:value-type="string">
            <text:p text:style-name="P173"><text:span text:style-name="T34">返回json数据</text:span> </text:p>
          </table:table-cell>
          <table:table-cell table:style-name="表格3.B6" office:value-type="string">
            <text:p text:style-name="P147"/>
            <text:p text:style-name="P155"/>
            <text:p text:style-name="P201"><text:span text:style-name="T2">{</text:span></text:p>
            <text:p text:style-name="P188"><text:s text:c="4"/><text:span text:style-name="T42">"real_name"</text:span><text:span text:style-name="T51">: </text:span><text:span text:style-name="T52">“方言之”</text:span><text:span text:style-name="T51">,</text:span></text:p>
            <text:p text:style-name="P188"><text:s text:c="4"/><text:span text:style-name="T42">"school"</text:span><text:span text:style-name="T51">: </text:span><text:span text:style-name="T52">“红艺学堂”</text:span><text:span text:style-name="T51">,</text:span></text:p>
            <text:p text:style-name="P188"><text:s text:c="4"/><text:span text:style-name="T42">"grade"</text:span><text:span text:style-name="T51">: </text:span><text:span text:style-name="T52">2017</text:span></text:p>
            <text:p text:style-name="P194">}</text:p>
            <text:p text:style-name="P84"><text:span text:style-name="T2"/></text:p>
            <text:p text:style-name="P79"/>
          </table:table-cell>
        </table:table-row>
        <table:table-row table:style-name="表格3.1">
          <table:table-cell table:style-name="表格3.A3" office:value-type="string">
            <text:p text:style-name="P173">使用说明 </text:p>
          </table:table-cell>
          <table:table-cell table:style-name="表格3.B7" office:value-type="string">
            <text:p text:style-name="P104"/>
          </table:table-cell>
        </table:table-row>
        <table:table-row table:style-name="表格3.8">
          <table:table-cell table:style-name="表格3.A8" office:value-type="string">
            <text:p text:style-name="P179">负责人</text:p>
          </table:table-cell>
          <table:table-cell table:style-name="表格3.B8" office:value-type="string">
            <text:p text:style-name="P70">张新豪</text:p>
          </table:table-cell>
        </table:table-row>
      </table:table>
      <text:p text:style-name="P123"><text:s/></text:p>
      <text:p text:style-name="P43"><text:soft-page-break/></text:p>
      <text:p text:style-name="P43"/>
      <text:p text:style-name="P43"/>
      <text:p text:style-name="P43"/>
      <text:p text:style-name="P43"/>
      <text:p text:style-name="P135">2.2 课程相关接口(course)</text:p>
      <text:p text:style-name="P135"/>
      <text:p text:style-name="P135">2.2.1课程表(course_table)</text:p>
      <text:p text:style-name="P93"/>
      <table:table table:name="表格5" table:style-name="表格5">
        <table:table-column table:style-name="表格5.A"/>
        <table:table-column table:style-name="表格5.B"/>
        <table:table-row table:style-name="表格5.1">
          <table:table-cell table:style-name="表格5.A1" office:value-type="string">
            <text:p text:style-name="P142"/>
          </table:table-cell>
          <table:table-cell table:style-name="表格5.B1" office:value-type="string">
            <text:p text:style-name="P130"><text:span text:style-name="T7"><text:s text:c="13"/></text:span><text:span text:style-name="T9">课程表(course_table)</text:span></text:p>
          </table:table-cell>
        </table:table-row>
        <table:table-row table:style-name="表格5.2">
          <table:table-cell table:style-name="表格5.A2" office:value-type="string">
            <text:p text:style-name="P174">接口功能 </text:p>
          </table:table-cell>
          <table:table-cell table:style-name="表格5.B2" office:value-type="string">
            <text:p text:style-name="P114">获得对应用户的课程表</text:p>
          </table:table-cell>
        </table:table-row>
        <table:table-row table:style-name="表格5.3">
          <table:table-cell table:style-name="表格5.A3" office:value-type="string">
            <text:p text:style-name="P174">调用<text:span text:style-name="T34">url</text:span> </text:p>
          </table:table-cell>
          <table:table-cell table:style-name="表格5.B3" office:value-type="string">
            <text:p text:style-name="P99">方法：<text:span text:style-name="T41">POST</text:span></text:p>
            <text:p text:style-name="P71"><text:span text:style-name="T20">http://ip:port/cou</text:span><text:span text:style-name="T22">rse</text:span><text:span text:style-name="T20">/</text:span><text:span text:style-name="T22">course_table</text:span><text:span text:style-name="T21">/</text:span></text:p>
          </table:table-cell>
        </table:table-row>
        <table:table-row table:style-name="表格5.4">
          <table:table-cell table:style-name="表格5.A3" office:value-type="string">
            <text:p text:style-name="P174">输入参数 </text:p>
          </table:table-cell>
          <table:table-cell table:style-name="表格5.B4" office:value-type="string">
            <text:p text:style-name="P163">无</text:p>
          </table:table-cell>
        </table:table-row>
        <table:table-row table:style-name="表格5.5">
          <table:table-cell table:style-name="表格5.A3" office:value-type="string">
            <text:p text:style-name="P174">输出参数 </text:p>
          </table:table-cell>
          <table:table-cell table:style-name="表格5.B5" office:value-type="string">
            <text:p text:style-name="P114"><text:span text:style-name="T42">输出的参数及数据类型如下</text:span></text:p>
          </table:table-cell>
        </table:table-row>
        <table:table-row table:style-name="表格5.6">
          <table:table-cell table:style-name="表格5.A3" office:value-type="string">
            <text:p text:style-name="P174"><text:span text:style-name="T34">返回json数据</text:span> </text:p>
          </table:table-cell>
          <table:table-cell table:style-name="表格5.B6" office:value-type="string">
            <text:p text:style-name="P152"/>
            <text:p text:style-name="P161"><text:span text:style-name="T6">[</text:span></text:p>
            <text:p text:style-name="P213"><text:span text:style-name="T54"><text:s text:c="4"/></text:span><text:span text:style-name="T58">{</text:span></text:p>
            <text:p text:style-name="P213"><text:span text:style-name="T54"><text:s text:c="8"/></text:span><text:span text:style-name="T61">"data_id"</text:span><text:span text:style-name="T58">:</text:span><text:span text:style-name="T56"> </text:span><text:span text:style-name="T64">201720053411</text:span><text:span text:style-name="T58">,</text:span></text:p>
            <text:p text:style-name="P213"><text:span text:style-name="T54"><text:s text:c="8"/></text:span><text:span text:style-name="T61">"course_id"</text:span><text:span text:style-name="T58">:</text:span><text:span text:style-name="T56"> </text:span><text:span text:style-name="T64">20172005341</text:span><text:span text:style-name="T58">,</text:span></text:p>
            <text:p text:style-name="P213"><text:span text:style-name="T54"><text:s text:c="8"/></text:span><text:span text:style-name="T61">"name"</text:span><text:span text:style-name="T58">:</text:span><text:span text:style-name="T56"> </text:span><text:span text:style-name="T61">"</text:span><text:span text:style-name="T62">创业与法律</text:span><text:span text:style-name="T61">"</text:span><text:span text:style-name="T58">,</text:span></text:p>
            <text:p text:style-name="P213"><text:span text:style-name="T54"><text:s text:c="8"/></text:span><text:span text:style-name="T61">"type"</text:span><text:span text:style-name="T58">:</text:span><text:span text:style-name="T56"> </text:span><text:span text:style-name="T61">"</text:span><text:span text:style-name="T62">研究与领导类</text:span><text:span text:style-name="T61">"</text:span><text:span text:style-name="T58">,</text:span></text:p>
            <text:p text:style-name="P213"><text:span text:style-name="T54"><text:s text:c="8"/></text:span><text:span text:style-name="T61">"school"</text:span><text:span text:style-name="T58">:</text:span><text:span text:style-name="T56"> </text:span><text:span text:style-name="T61">"</text:span><text:span text:style-name="T62">经济与管理学院</text:span><text:span text:style-name="T61">"</text:span><text:span text:style-name="T58">,</text:span></text:p>
            <text:p text:style-name="P213"><text:span text:style-name="T54"><text:s text:c="8"/></text:span><text:span text:style-name="T61">"major"</text:span><text:span text:style-name="T58">:</text:span><text:span text:style-name="T56"> </text:span><text:span text:style-name="T61">"</text:span><text:span text:style-name="T62">研究与领导类</text:span><text:span text:style-name="T61">"</text:span><text:span text:style-name="T58">,</text:span></text:p>
            <text:p text:style-name="P213"><text:span text:style-name="T54"><text:s text:c="8"/></text:span><text:span text:style-name="T61">"teacher"</text:span><text:span text:style-name="T58">:</text:span><text:span text:style-name="T56"> </text:span><text:span text:style-name="T61">"</text:span><text:span text:style-name="T62">樊志勇</text:span><text:span text:style-name="T61">"</text:span><text:span text:style-name="T58">,</text:span></text:p>
            <text:p text:style-name="P213"><text:span text:style-name="T54"><text:s text:c="8"/></text:span><text:span text:style-name="T61">"credit"</text:span><text:span text:style-name="T58">:</text:span><text:span text:style-name="T56"> </text:span><text:span text:style-name="T64">1.0</text:span><text:span text:style-name="T58">,</text:span></text:p>
            <text:p text:style-name="P213"><text:span text:style-name="T54"><text:s text:c="8"/></text:span><text:span text:style-name="T61">"start_week"</text:span><text:span text:style-name="T58">:</text:span><text:span text:style-name="T56"> </text:span><text:span text:style-name="T64">0</text:span><text:span text:style-name="T58">,</text:span></text:p>
            <text:p text:style-name="P213"><text:soft-page-break/><text:span text:style-name="T54"><text:s text:c="8"/></text:span><text:span text:style-name="T61">"end_week"</text:span><text:span text:style-name="T58">:</text:span><text:span text:style-name="T56"> </text:span><text:span text:style-name="T64">0</text:span><text:span text:style-name="T58">,</text:span></text:p>
            <text:p text:style-name="P213"><text:span text:style-name="T54"><text:s text:c="8"/></text:span><text:span text:style-name="T61">"gap"</text:span><text:span text:style-name="T58">:</text:span><text:span text:style-name="T56"> </text:span><text:span text:style-name="T64">0</text:span><text:span text:style-name="T58">,</text:span></text:p>
            <text:p text:style-name="P213"><text:span text:style-name="T54"><text:s text:c="8"/></text:span><text:span text:style-name="T61">"day_in_week"</text:span><text:span text:style-name="T58">:</text:span><text:span text:style-name="T56"> </text:span><text:span text:style-name="T64">0</text:span><text:span text:style-name="T58">,</text:span></text:p>
            <text:p text:style-name="P213"><text:span text:style-name="T54"><text:s text:c="8"/></text:span><text:span text:style-name="T61">"start_time"</text:span><text:span text:style-name="T58">:</text:span><text:span text:style-name="T56"> </text:span><text:span text:style-name="T64">0</text:span><text:span text:style-name="T58">,</text:span></text:p>
            <text:p text:style-name="P213"><text:span text:style-name="T54"><text:s text:c="8"/></text:span><text:span text:style-name="T61">"end_time"</text:span><text:span text:style-name="T58">:</text:span><text:span text:style-name="T56"> </text:span><text:span text:style-name="T64">0</text:span><text:span text:style-name="T58">,</text:span></text:p>
            <text:p text:style-name="P213"><text:span text:style-name="T54"><text:s text:c="8"/></text:span><text:span text:style-name="T61">"area"</text:span><text:span text:style-name="T58">:</text:span><text:span text:style-name="T56"> </text:span><text:span text:style-name="T61">"0"</text:span><text:span text:style-name="T58">,</text:span></text:p>
            <text:p text:style-name="P213"><text:span text:style-name="T54"><text:s text:c="8"/></text:span><text:span text:style-name="T61">"building"</text:span><text:span text:style-name="T58">:</text:span><text:span text:style-name="T56"> </text:span><text:span text:style-name="T61">"0"</text:span><text:span text:style-name="T58">,</text:span></text:p>
            <text:p text:style-name="P213"><text:span text:style-name="T54"><text:s text:c="8"/></text:span><text:span text:style-name="T61">"room"</text:span><text:span text:style-name="T58">:</text:span><text:span text:style-name="T56"> </text:span><text:span text:style-name="T61">"0"</text:span><text:span text:style-name="T58">,</text:span></text:p>
            <text:p text:style-name="P213"><text:span text:style-name="T54"><text:s text:c="8"/></text:span><text:span text:style-name="T61">"weight"</text:span><text:span text:style-name="T58">:</text:span><text:span text:style-name="T56"> </text:span><text:span text:style-name="T64">0.0</text:span></text:p>
            <text:p text:style-name="P213"><text:span text:style-name="T54"><text:s text:c="4"/></text:span><text:span text:style-name="T58">},</text:span></text:p>
            <text:p text:style-name="P213"><text:span text:style-name="T54"><text:s text:c="4"/></text:span><text:span text:style-name="T58">{</text:span></text:p>
            <text:p text:style-name="P213"><text:span text:style-name="T54"><text:s text:c="8"/></text:span><text:span text:style-name="T61">"data_id"</text:span><text:span text:style-name="T58">:</text:span><text:span text:style-name="T56"> </text:span><text:span text:style-name="T64">201720053541</text:span><text:span text:style-name="T58">,</text:span></text:p>
            <text:p text:style-name="P213"><text:span text:style-name="T54"><text:s text:c="8"/></text:span><text:span text:style-name="T61">"course_id"</text:span><text:span text:style-name="T58">:</text:span><text:span text:style-name="T56"> </text:span><text:span text:style-name="T64">20172005354</text:span><text:span text:style-name="T58">,</text:span></text:p>
            <text:p text:style-name="P213"><text:span text:style-name="T54"><text:s text:c="8"/></text:span><text:span text:style-name="T61">"name"</text:span><text:span text:style-name="T58">:</text:span><text:span text:style-name="T56"> </text:span><text:span text:style-name="T61">"</text:span><text:span text:style-name="T62">创业金融</text:span><text:span text:style-name="T61">"</text:span><text:span text:style-name="T58">,</text:span></text:p>
            <text:p text:style-name="P213"><text:span text:style-name="T54"><text:s text:c="8"/></text:span><text:span text:style-name="T61">"type"</text:span><text:span text:style-name="T58">:</text:span><text:span text:style-name="T56"> </text:span><text:span text:style-name="T61">"</text:span><text:span text:style-name="T62">人文与社会类</text:span><text:span text:style-name="T61">"</text:span><text:span text:style-name="T58">,</text:span></text:p>
            <text:p text:style-name="P213"><text:span text:style-name="T54"><text:s text:c="8"/></text:span><text:span text:style-name="T61">"school"</text:span><text:span text:style-name="T58">:</text:span><text:span text:style-name="T56"> </text:span><text:span text:style-name="T61">"</text:span><text:span text:style-name="T62">经济与管理学院</text:span><text:span text:style-name="T61">"</text:span><text:span text:style-name="T58">,</text:span></text:p>
            <text:p text:style-name="P213"><text:span text:style-name="T54"><text:s text:c="8"/></text:span><text:span text:style-name="T61">"major"</text:span><text:span text:style-name="T58">:</text:span><text:span text:style-name="T56"> </text:span><text:span text:style-name="T61">"</text:span><text:span text:style-name="T62">人文与社会类</text:span><text:span text:style-name="T61">"</text:span><text:span text:style-name="T58">,</text:span></text:p>
            <text:p text:style-name="P213"><text:span text:style-name="T54"><text:s text:c="8"/></text:span><text:span text:style-name="T61">"teacher"</text:span><text:span text:style-name="T58">:</text:span><text:span text:style-name="T56"> </text:span><text:span text:style-name="T61">"</text:span><text:span text:style-name="T62">张东祥</text:span><text:span text:style-name="T61">"</text:span><text:span text:style-name="T58">,</text:span></text:p>
            <text:p text:style-name="P213"><text:span text:style-name="T54"><text:s text:c="8"/></text:span><text:span text:style-name="T61">"credit"</text:span><text:span text:style-name="T58">:</text:span><text:span text:style-name="T56"> </text:span><text:span text:style-name="T64">2.0</text:span><text:span text:style-name="T58">,</text:span></text:p>
            <text:p text:style-name="P213"><text:span text:style-name="T54"><text:s text:c="8"/></text:span><text:span text:style-name="T61">"start_week"</text:span><text:span text:style-name="T58">:</text:span><text:span text:style-name="T56"> </text:span><text:span text:style-name="T64">1</text:span><text:span text:style-name="T58">,</text:span></text:p>
            <text:p text:style-name="P213"><text:span text:style-name="T54"><text:s text:c="8"/></text:span><text:span text:style-name="T61">"end_week"</text:span><text:span text:style-name="T58">:</text:span><text:span text:style-name="T56"> </text:span><text:span text:style-name="T64">13</text:span><text:span text:style-name="T58">,</text:span></text:p>
            <text:p text:style-name="P213"><text:span text:style-name="T54"><text:s text:c="8"/></text:span><text:span text:style-name="T61">"gap"</text:span><text:span text:style-name="T58">:</text:span><text:span text:style-name="T56"> </text:span><text:span text:style-name="T64">1</text:span><text:span text:style-name="T58">,</text:span></text:p>
            <text:p text:style-name="P213"><text:span text:style-name="T54"><text:s text:c="8"/></text:span><text:span text:style-name="T61">"day_in_week"</text:span><text:span text:style-name="T58">:</text:span><text:span text:style-name="T56"> </text:span><text:span text:style-name="T64">2</text:span><text:span text:style-name="T58">,</text:span></text:p>
            <text:p text:style-name="P213"><text:span text:style-name="T54"><text:s text:c="8"/></text:span><text:span text:style-name="T61">"start_time"</text:span><text:span text:style-name="T58">:</text:span><text:span text:style-name="T56"> </text:span><text:span text:style-name="T64">11</text:span><text:span text:style-name="T58">,</text:span></text:p>
            <text:p text:style-name="P213"><text:span text:style-name="T54"><text:s text:c="8"/></text:span><text:span text:style-name="T61">"end_time"</text:span><text:span text:style-name="T58">:</text:span><text:span text:style-name="T56"> </text:span><text:span text:style-name="T64">13</text:span><text:span text:style-name="T58">,</text:span></text:p>
            <text:p text:style-name="P213"><text:soft-page-break/><text:span text:style-name="T54"><text:s text:c="8"/></text:span><text:span text:style-name="T61">"area"</text:span><text:span text:style-name="T58">:</text:span><text:span text:style-name="T56"> </text:span><text:span text:style-name="T61">"1"</text:span><text:span text:style-name="T58">,</text:span></text:p>
            <text:p text:style-name="P213"><text:span text:style-name="T54"><text:s text:c="8"/></text:span><text:span text:style-name="T61">"building"</text:span><text:span text:style-name="T58">:</text:span><text:span text:style-name="T56"> </text:span><text:span text:style-name="T61">"5"</text:span><text:span text:style-name="T58">,</text:span></text:p>
            <text:p text:style-name="P213"><text:span text:style-name="T54"><text:s text:c="8"/></text:span><text:span text:style-name="T61">"room"</text:span><text:span text:style-name="T58">:</text:span><text:span text:style-name="T56"> </text:span><text:span text:style-name="T61">"404"</text:span><text:span text:style-name="T58">,</text:span></text:p>
            <text:p text:style-name="P213"><text:span text:style-name="T54"><text:s text:c="8"/></text:span><text:span text:style-name="T61">"weight"</text:span><text:span text:style-name="T58">:</text:span><text:span text:style-name="T56"> </text:span><text:span text:style-name="T64">0.0</text:span></text:p>
            <text:p text:style-name="P216"><text:span text:style-name="T67"><text:s text:c="4"/></text:span><text:span text:style-name="T65">}</text:span></text:p>
            <text:p text:style-name="P197"><text:span text:style-name="T53">]</text:span></text:p>
            <text:p text:style-name="P89"/>
          </table:table-cell>
        </table:table-row>
        <table:table-row table:style-name="表格5.1">
          <table:table-cell table:style-name="表格5.A3" office:value-type="string">
            <text:p text:style-name="P174">使用说明 </text:p>
          </table:table-cell>
          <table:table-cell table:style-name="表格5.B7" office:value-type="string">
            <text:p text:style-name="P105">注意这是一个<text:span text:style-name="T74">[ ]</text:span></text:p>
          </table:table-cell>
        </table:table-row>
        <table:table-row table:style-name="表格5.8">
          <table:table-cell table:style-name="表格5.A8" office:value-type="string">
            <text:p text:style-name="P180">负责人</text:p>
          </table:table-cell>
          <table:table-cell table:style-name="表格5.B8" office:value-type="string">
            <text:p text:style-name="P71">张新豪</text:p>
          </table:table-cell>
        </table:table-row>
      </table:table>
      <text:p text:style-name="P124"><text:s/></text:p>
      <text:p text:style-name="P135"/>
      <text:p text:style-name="P124"><text:span text:style-name="T50">2.2.2 <text:s text:c="2"/>教学楼课程信息（</text:span><text:span text:style-name="T42">building_courses</text:span><text:span text:style-name="T43">）</text:span></text:p>
      <text:p text:style-name="P94"/>
      <table:table table:name="表格9" table:style-name="表格9">
        <table:table-column table:style-name="表格9.A"/>
        <table:table-column table:style-name="表格9.B"/>
        <table:table-row table:style-name="表格9.1">
          <table:table-cell table:style-name="表格9.A1" office:value-type="string">
            <text:p text:style-name="P143"/>
          </table:table-cell>
          <table:table-cell table:style-name="表格9.B1" office:value-type="string">
            <text:p text:style-name="P131"><text:span text:style-name="T7"><text:s text:c="10"/></text:span><text:span text:style-name="T9">教学楼课程信息（</text:span><text:span text:style-name="T44">building_courses</text:span><text:span text:style-name="T45">）</text:span></text:p>
          </table:table-cell>
        </table:table-row>
        <table:table-row table:style-name="表格9.2">
          <table:table-cell table:style-name="表格9.A2" office:value-type="string">
            <text:p text:style-name="P175">接口功能 </text:p>
          </table:table-cell>
          <table:table-cell table:style-name="表格9.B2" office:value-type="string">
            <text:p text:style-name="P119">获得相应教学楼的课程信息</text:p>
          </table:table-cell>
        </table:table-row>
        <table:table-row table:style-name="表格9.3">
          <table:table-cell table:style-name="表格9.A3" office:value-type="string">
            <text:p text:style-name="P175">调用<text:span text:style-name="T34">url</text:span> </text:p>
          </table:table-cell>
          <table:table-cell table:style-name="表格9.B3" office:value-type="string">
            <text:p text:style-name="P100">方法：<text:span text:style-name="T41">POST</text:span></text:p>
            <text:p text:style-name="P72"><text:span text:style-name="T20">http://ip:port/</text:span><text:span text:style-name="T22">course</text:span><text:span text:style-name="T20">/</text:span><text:span text:style-name="T47">building_courses</text:span><text:span text:style-name="T21">/</text:span></text:p>
          </table:table-cell>
        </table:table-row>
        <table:table-row table:style-name="表格9.4">
          <table:table-cell table:style-name="表格9.A3" office:value-type="string">
            <text:p text:style-name="P175">输入参数 </text:p>
          </table:table-cell>
          <table:table-cell table:style-name="表格9.B4" office:value-type="string">
            <text:p text:style-name="P168">1&gt;<text:span text:style-name="T29"> </text:span><text:span text:style-name="T30">area</text:span>:学区号，字符串</text:p>
            <text:p text:style-name="P164">2&gt; <text:span text:style-name="T73">building</text:span>:楼号，字符串</text:p>
          </table:table-cell>
        </table:table-row>
        <table:table-row table:style-name="表格9.5">
          <table:table-cell table:style-name="表格9.A3" office:value-type="string">
            <text:p text:style-name="P175">输出参数 </text:p>
          </table:table-cell>
          <table:table-cell table:style-name="表格9.B5" office:value-type="string">
            <text:p text:style-name="P120"><text:span text:style-name="T42">输出如下</text:span></text:p>
          </table:table-cell>
        </table:table-row>
        <table:table-row table:style-name="表格9.6">
          <table:table-cell table:style-name="表格9.A3" office:value-type="string">
            <text:p text:style-name="P175"><text:span text:style-name="T34">返回json数据</text:span> </text:p>
          </table:table-cell>
          <table:table-cell table:style-name="表格9.B6" office:value-type="string">
            <text:p text:style-name="P148"/>
            <text:p text:style-name="P156"/>
            <text:p text:style-name="P207"><text:span text:style-name="T2">[</text:span></text:p>
            <text:p text:style-name="P212"><text:span text:style-name="T54"><text:s text:c="4"/></text:span><text:span text:style-name="T57">{</text:span></text:p>
            <text:p text:style-name="P212"><text:span text:style-name="T54"><text:s text:c="8"/></text:span><text:span text:style-name="T59">"data_id"</text:span><text:span text:style-name="T57">:</text:span><text:span text:style-name="T55"> </text:span><text:span text:style-name="T63">201720021521</text:span><text:span text:style-name="T57">,</text:span></text:p>
            <text:p text:style-name="P212"><text:span text:style-name="T54"><text:s text:c="8"/></text:span><text:span text:style-name="T59">"course_id"</text:span><text:span text:style-name="T57">:</text:span><text:span text:style-name="T55"> </text:span><text:span text:style-name="T63">20172002152</text:span><text:span text:style-name="T57">,</text:span></text:p>
            <text:p text:style-name="P212"><text:span text:style-name="T54"><text:s text:c="8"/></text:span><text:span text:style-name="T59">"name"</text:span><text:span text:style-name="T57">:</text:span><text:span text:style-name="T55"> </text:span><text:span text:style-name="T59">"</text:span><text:span text:style-name="T60">二外法语</text:span><text:span text:style-name="T59">"</text:span><text:span text:style-name="T57">,</text:span></text:p>
            <text:p text:style-name="P212"><text:soft-page-break/><text:span text:style-name="T54"><text:s text:c="8"/></text:span><text:span text:style-name="T59">"type"</text:span><text:span text:style-name="T57">:</text:span><text:span text:style-name="T55"> </text:span><text:span text:style-name="T59">"</text:span><text:span text:style-name="T60">交流与写作类</text:span><text:span text:style-name="T59">"</text:span><text:span text:style-name="T57">,</text:span></text:p>
            <text:p text:style-name="P212"><text:span text:style-name="T54"><text:s text:c="8"/></text:span><text:span text:style-name="T59">"school"</text:span><text:span text:style-name="T57">:</text:span><text:span text:style-name="T55"> </text:span><text:span text:style-name="T59">"</text:span><text:span text:style-name="T60">外国语言文学学院</text:span><text:span text:style-name="T59">"</text:span><text:span text:style-name="T57">,</text:span></text:p>
            <text:p text:style-name="P212"><text:span text:style-name="T54"><text:s text:c="8"/></text:span><text:span text:style-name="T59">"major"</text:span><text:span text:style-name="T57">:</text:span><text:span text:style-name="T55"> </text:span><text:span text:style-name="T59">"</text:span><text:span text:style-name="T60">交流与写作类</text:span><text:span text:style-name="T59">"</text:span><text:span text:style-name="T57">,</text:span></text:p>
            <text:p text:style-name="P212"><text:span text:style-name="T54"><text:s text:c="8"/></text:span><text:span text:style-name="T59">"teacher"</text:span><text:span text:style-name="T57">:</text:span><text:span text:style-name="T55"> </text:span><text:span text:style-name="T59">"</text:span><text:span text:style-name="T60">董芳</text:span><text:span text:style-name="T59">"</text:span><text:span text:style-name="T57">,</text:span></text:p>
            <text:p text:style-name="P212"><text:span text:style-name="T54"><text:s text:c="8"/></text:span><text:span text:style-name="T59">"credit"</text:span><text:span text:style-name="T57">:</text:span><text:span text:style-name="T55"> </text:span><text:span text:style-name="T63">3.0</text:span><text:span text:style-name="T57">,</text:span></text:p>
            <text:p text:style-name="P212"><text:span text:style-name="T54"><text:s text:c="8"/></text:span><text:span text:style-name="T59">"start_week"</text:span><text:span text:style-name="T57">:</text:span><text:span text:style-name="T55"> </text:span><text:span text:style-name="T63">1</text:span><text:span text:style-name="T57">,</text:span></text:p>
            <text:p text:style-name="P212"><text:span text:style-name="T54"><text:s text:c="8"/></text:span><text:span text:style-name="T59">"end_week"</text:span><text:span text:style-name="T57">:</text:span><text:span text:style-name="T55"> </text:span><text:span text:style-name="T63">18</text:span><text:span text:style-name="T57">,</text:span></text:p>
            <text:p text:style-name="P212"><text:span text:style-name="T54"><text:s text:c="8"/></text:span><text:span text:style-name="T59">"gap"</text:span><text:span text:style-name="T57">:</text:span><text:span text:style-name="T55"> </text:span><text:span text:style-name="T63">1</text:span><text:span text:style-name="T57">,</text:span></text:p>
            <text:p text:style-name="P212"><text:span text:style-name="T54"><text:s text:c="8"/></text:span><text:span text:style-name="T59">"day_in_week"</text:span><text:span text:style-name="T57">:</text:span><text:span text:style-name="T55"> </text:span><text:span text:style-name="T63">4</text:span><text:span text:style-name="T57">,</text:span></text:p>
            <text:p text:style-name="P212"><text:span text:style-name="T54"><text:s text:c="8"/></text:span><text:span text:style-name="T59">"start_time"</text:span><text:span text:style-name="T57">:</text:span><text:span text:style-name="T55"> </text:span><text:span text:style-name="T63">3</text:span><text:span text:style-name="T57">,</text:span></text:p>
            <text:p text:style-name="P212"><text:span text:style-name="T54"><text:s text:c="8"/></text:span><text:span text:style-name="T59">"end_time"</text:span><text:span text:style-name="T57">:</text:span><text:span text:style-name="T55"> </text:span><text:span text:style-name="T63">5</text:span><text:span text:style-name="T57">,</text:span></text:p>
            <text:p text:style-name="P212"><text:span text:style-name="T54"><text:s text:c="8"/></text:span><text:span text:style-name="T59">"area"</text:span><text:span text:style-name="T57">:</text:span><text:span text:style-name="T55"> </text:span><text:span text:style-name="T59">"1"</text:span><text:span text:style-name="T57">,</text:span></text:p>
            <text:p text:style-name="P212"><text:span text:style-name="T54"><text:s text:c="8"/></text:span><text:span text:style-name="T59">"building"</text:span><text:span text:style-name="T57">:</text:span><text:span text:style-name="T55"> </text:span><text:span text:style-name="T59">"1"</text:span><text:span text:style-name="T57">,</text:span></text:p>
            <text:p text:style-name="P212"><text:span text:style-name="T54"><text:s text:c="8"/></text:span><text:span text:style-name="T59">"room"</text:span><text:span text:style-name="T57">:</text:span><text:span text:style-name="T55"> </text:span><text:span text:style-name="T59">"303"</text:span><text:span text:style-name="T57">,</text:span></text:p>
            <text:p text:style-name="P212"><text:span text:style-name="T54"><text:s text:c="8"/></text:span><text:span text:style-name="T59">"weight"</text:span><text:span text:style-name="T57">:</text:span><text:span text:style-name="T55"> </text:span><text:span text:style-name="T63">0.0</text:span></text:p>
            <text:p text:style-name="P212"><text:span text:style-name="T54"><text:s text:c="4"/></text:span><text:span text:style-name="T57">},</text:span></text:p>
            <text:p text:style-name="P212"><text:span text:style-name="T54"><text:s text:c="4"/></text:span><text:span text:style-name="T57">{</text:span></text:p>
            <text:p text:style-name="P212"><text:span text:style-name="T54"><text:s text:c="8"/></text:span><text:span text:style-name="T59">"data_id"</text:span><text:span text:style-name="T57">:</text:span><text:span text:style-name="T55"> </text:span><text:span text:style-name="T63">201720030891</text:span><text:span text:style-name="T57">,</text:span></text:p>
            <text:p text:style-name="P212"><text:span text:style-name="T54"><text:s text:c="8"/></text:span><text:span text:style-name="T59">"course_id"</text:span><text:span text:style-name="T57">:</text:span><text:span text:style-name="T55"> </text:span><text:span text:style-name="T63">20172003089</text:span><text:span text:style-name="T57">,</text:span></text:p>
            <text:p text:style-name="P212"><text:span text:style-name="T54"><text:s text:c="8"/></text:span><text:span text:style-name="T59">"name"</text:span><text:span text:style-name="T57">:</text:span><text:span text:style-name="T55"> </text:span><text:span text:style-name="T59">"</text:span><text:span text:style-name="T60">大众传播学概论</text:span><text:span text:style-name="T59">"</text:span><text:span text:style-name="T57">,</text:span></text:p>
            <text:p text:style-name="P212"><text:span text:style-name="T54"><text:s text:c="8"/></text:span><text:span text:style-name="T59">"type"</text:span><text:span text:style-name="T57">:</text:span><text:span text:style-name="T55"> </text:span><text:span text:style-name="T59">"</text:span><text:span text:style-name="T60">人文与社会类</text:span><text:span text:style-name="T59">"</text:span><text:span text:style-name="T57">,</text:span></text:p>
            <text:p text:style-name="P212"><text:span text:style-name="T54"><text:s text:c="8"/></text:span><text:span text:style-name="T59">"school"</text:span><text:span text:style-name="T57">:</text:span><text:span text:style-name="T55"> </text:span><text:span text:style-name="T59">"</text:span><text:span text:style-name="T60">新闻与传播学院</text:span><text:span text:style-name="T59">"</text:span><text:span text:style-name="T57">,</text:span></text:p>
            <text:p text:style-name="P212"><text:span text:style-name="T54"><text:s text:c="8"/></text:span><text:span text:style-name="T59">"major"</text:span><text:span text:style-name="T57">:</text:span><text:span text:style-name="T55"> </text:span><text:span text:style-name="T59">"</text:span><text:span text:style-name="T60">人文与社会类</text:span><text:span text:style-name="T59">"</text:span><text:span text:style-name="T57">,</text:span></text:p>
            <text:p text:style-name="P212"><text:span text:style-name="T54"><text:s text:c="8"/></text:span><text:span text:style-name="T59">"teacher"</text:span><text:span text:style-name="T57">:</text:span><text:span text:style-name="T55"> </text:span><text:span text:style-name="T59">"</text:span><text:span text:style-name="T60">冉华</text:span><text:span text:style-name="T59">"</text:span><text:span text:style-name="T57">,</text:span></text:p>
            <text:p text:style-name="P212"><text:span text:style-name="T54"><text:s text:c="8"/></text:span><text:span text:style-name="T59">"credit"</text:span><text:span text:style-name="T57">:</text:span><text:span text:style-name="T55"> </text:span><text:span text:style-name="T63">2.0</text:span><text:span text:style-name="T57">,</text:span></text:p>
            <text:p text:style-name="P212"><text:soft-page-break/><text:span text:style-name="T54"><text:s text:c="8"/></text:span><text:span text:style-name="T59">"start_week"</text:span><text:span text:style-name="T57">:</text:span><text:span text:style-name="T55"> </text:span><text:span text:style-name="T63">1</text:span><text:span text:style-name="T57">,</text:span></text:p>
            <text:p text:style-name="P212"><text:span text:style-name="T54"><text:s text:c="8"/></text:span><text:span text:style-name="T59">"end_week"</text:span><text:span text:style-name="T57">:</text:span><text:span text:style-name="T55"> </text:span><text:span text:style-name="T63">13</text:span><text:span text:style-name="T57">,</text:span></text:p>
            <text:p text:style-name="P212"><text:span text:style-name="T54"><text:s text:c="8"/></text:span><text:span text:style-name="T59">"gap"</text:span><text:span text:style-name="T57">:</text:span><text:span text:style-name="T55"> </text:span><text:span text:style-name="T63">1</text:span><text:span text:style-name="T57">,</text:span></text:p>
            <text:p text:style-name="P212"><text:span text:style-name="T54"><text:s text:c="8"/></text:span><text:span text:style-name="T59">"day_in_week"</text:span><text:span text:style-name="T57">:</text:span><text:span text:style-name="T55"> </text:span><text:span text:style-name="T63">4</text:span><text:span text:style-name="T57">,</text:span></text:p>
            <text:p text:style-name="P212"><text:span text:style-name="T54"><text:s text:c="8"/></text:span><text:span text:style-name="T59">"start_time"</text:span><text:span text:style-name="T57">:</text:span><text:span text:style-name="T55"> </text:span><text:span text:style-name="T63">11</text:span><text:span text:style-name="T57">,</text:span></text:p>
            <text:p text:style-name="P212"><text:span text:style-name="T54"><text:s text:c="8"/></text:span><text:span text:style-name="T59">"end_time"</text:span><text:span text:style-name="T57">:</text:span><text:span text:style-name="T55"> </text:span><text:span text:style-name="T63">13</text:span><text:span text:style-name="T57">,</text:span></text:p>
            <text:p text:style-name="P212"><text:span text:style-name="T54"><text:s text:c="8"/></text:span><text:span text:style-name="T59">"area"</text:span><text:span text:style-name="T57">:</text:span><text:span text:style-name="T55"> </text:span><text:span text:style-name="T59">"1"</text:span><text:span text:style-name="T57">,</text:span></text:p>
            <text:p text:style-name="P212"><text:span text:style-name="T54"><text:s text:c="8"/></text:span><text:span text:style-name="T59">"building"</text:span><text:span text:style-name="T57">:</text:span><text:span text:style-name="T55"> </text:span><text:span text:style-name="T59">"1"</text:span><text:span text:style-name="T57">,</text:span></text:p>
            <text:p text:style-name="P212"><text:span text:style-name="T54"><text:s text:c="8"/></text:span><text:span text:style-name="T59">"room"</text:span><text:span text:style-name="T57">:</text:span><text:span text:style-name="T55"> </text:span><text:span text:style-name="T59">"205"</text:span><text:span text:style-name="T57">,</text:span></text:p>
            <text:p text:style-name="P212"><text:span text:style-name="T54"><text:s text:c="8"/></text:span><text:span text:style-name="T59">"weight"</text:span><text:span text:style-name="T57">:</text:span><text:span text:style-name="T55"> </text:span><text:span text:style-name="T63">0.0</text:span></text:p>
            <text:p text:style-name="P212"><text:span text:style-name="T54"><text:s text:c="4"/></text:span><text:span text:style-name="T57">},</text:span></text:p>
            <text:p text:style-name="P205"><text:span text:style-name="T2">]</text:span></text:p>
            <text:p text:style-name="P85"><text:span text:style-name="T2"/></text:p>
            <text:p text:style-name="P80"/>
          </table:table-cell>
        </table:table-row>
        <table:table-row table:style-name="表格9.1">
          <table:table-cell table:style-name="表格9.A3" office:value-type="string">
            <text:p text:style-name="P175">使用说明 </text:p>
          </table:table-cell>
          <table:table-cell table:style-name="表格9.B7" office:value-type="string">
            <text:p text:style-name="P105">注意这是一个<text:span text:style-name="T74">[ ]</text:span></text:p>
          </table:table-cell>
        </table:table-row>
        <table:table-row table:style-name="表格9.8">
          <table:table-cell table:style-name="表格9.A8" office:value-type="string">
            <text:p text:style-name="P181">负责人</text:p>
          </table:table-cell>
          <table:table-cell table:style-name="表格9.B8" office:value-type="string">
            <text:p text:style-name="P72">张新豪</text:p>
          </table:table-cell>
        </table:table-row>
      </table:table>
      <text:p text:style-name="P125"><text:span text:style-name="T43"><text:s/></text:span></text:p>
      <text:p text:style-name="P124"><text:span text:style-name="T43">2.2.3 课程详细信息（</text:span><text:span text:style-name="T42">course_detail</text:span><text:span text:style-name="T43">)</text:span></text:p>
      <text:p text:style-name="P95"/>
      <table:table table:name="表格10" table:style-name="表格10">
        <table:table-column table:style-name="表格10.A"/>
        <table:table-column table:style-name="表格10.B"/>
        <table:table-row table:style-name="表格10.1">
          <table:table-cell table:style-name="表格10.A1" office:value-type="string">
            <text:p text:style-name="P144"/>
          </table:table-cell>
          <table:table-cell table:style-name="表格10.B1" office:value-type="string">
            <text:p text:style-name="P132"><text:span text:style-name="T7"><text:s text:c="10"/></text:span><text:span text:style-name="T45">课程详细信息（</text:span><text:span text:style-name="T44">cou</text:span><text:span text:style-name="T46">r</text:span><text:span text:style-name="T44">se_detail</text:span><text:span text:style-name="T45">)</text:span></text:p>
          </table:table-cell>
        </table:table-row>
        <table:table-row table:style-name="表格10.2">
          <table:table-cell table:style-name="表格10.A2" office:value-type="string">
            <text:p text:style-name="P176">接口功能 </text:p>
          </table:table-cell>
          <table:table-cell table:style-name="表格10.B2" office:value-type="string">
            <text:p text:style-name="P111"><text:s/>查询课程详细的信息</text:p>
          </table:table-cell>
        </table:table-row>
        <table:table-row table:style-name="表格10.3">
          <table:table-cell table:style-name="表格10.A3" office:value-type="string">
            <text:p text:style-name="P176">调用<text:span text:style-name="T34">url</text:span> </text:p>
          </table:table-cell>
          <table:table-cell table:style-name="表格10.B3" office:value-type="string">
            <text:p text:style-name="P101">方法：<text:span text:style-name="T41">POST</text:span></text:p>
            <text:p text:style-name="P73"><text:span text:style-name="T20">http://ip:port/</text:span><text:span text:style-name="T22">course</text:span><text:span text:style-name="T20">/</text:span><text:span text:style-name="T47">cou</text:span><text:span text:style-name="T48">r</text:span><text:span text:style-name="T47">se_detail</text:span><text:span text:style-name="T21">/</text:span></text:p>
          </table:table-cell>
        </table:table-row>
        <table:table-row table:style-name="表格10.4">
          <table:table-cell table:style-name="表格10.A3" office:value-type="string">
            <text:p text:style-name="P176">输入参数 </text:p>
          </table:table-cell>
          <table:table-cell table:style-name="表格10.B4" office:value-type="string">
            <text:p text:style-name="P169">1&gt;<text:span text:style-name="T29"> </text:span><text:span text:style-name="T30">data_</text:span><text:span text:style-name="T31">id</text:span>:课程对应的<text:span text:style-name="T74">id</text:span>，字符串</text:p>
            <text:p text:style-name="P165"/>
          </table:table-cell>
        </table:table-row>
        <table:table-row table:style-name="表格10.5">
          <table:table-cell table:style-name="表格10.A3" office:value-type="string">
            <text:p text:style-name="P176">输出参数 </text:p>
          </table:table-cell>
          <table:table-cell table:style-name="表格10.B5" office:value-type="string">
            <text:p text:style-name="P116"><text:span text:style-name="T43"/></text:p>
          </table:table-cell>
        </table:table-row>
        <table:table-row table:style-name="表格10.6">
          <table:table-cell table:style-name="表格10.A3" office:value-type="string">
            <text:p text:style-name="P176"><text:span text:style-name="T34">返回json数据</text:span> </text:p>
          </table:table-cell>
          <table:table-cell table:style-name="表格10.B6" office:value-type="string">
            <text:p text:style-name="P149"/>
            <text:p text:style-name="P157"/>
            <text:p text:style-name="P208"><text:soft-page-break/><text:span text:style-name="T2">[</text:span></text:p>
            <text:p text:style-name="P212"><text:span text:style-name="T54"><text:s text:c="4"/></text:span><text:span text:style-name="T57">{</text:span></text:p>
            <text:p text:style-name="P212"><text:span text:style-name="T54"><text:s text:c="8"/></text:span><text:span text:style-name="T59">"data_id"</text:span><text:span text:style-name="T57">:</text:span><text:span text:style-name="T55"> </text:span><text:span text:style-name="T63">201720021521</text:span><text:span text:style-name="T57">,</text:span></text:p>
            <text:p text:style-name="P212"><text:span text:style-name="T54"><text:s text:c="8"/></text:span><text:span text:style-name="T59">"course_id"</text:span><text:span text:style-name="T57">:</text:span><text:span text:style-name="T55"> </text:span><text:span text:style-name="T63">20172002152</text:span><text:span text:style-name="T57">,</text:span></text:p>
            <text:p text:style-name="P212"><text:span text:style-name="T54"><text:s text:c="8"/></text:span><text:span text:style-name="T59">"name"</text:span><text:span text:style-name="T57">:</text:span><text:span text:style-name="T55"> </text:span><text:span text:style-name="T59">"</text:span><text:span text:style-name="T60">二外法语</text:span><text:span text:style-name="T59">"</text:span><text:span text:style-name="T57">,</text:span></text:p>
            <text:p text:style-name="P212"><text:span text:style-name="T54"><text:s text:c="8"/></text:span><text:span text:style-name="T59">"type"</text:span><text:span text:style-name="T57">:</text:span><text:span text:style-name="T55"> </text:span><text:span text:style-name="T59">"</text:span><text:span text:style-name="T60">交流与写作类</text:span><text:span text:style-name="T59">"</text:span><text:span text:style-name="T57">,</text:span></text:p>
            <text:p text:style-name="P212"><text:span text:style-name="T54"><text:s text:c="8"/></text:span><text:span text:style-name="T59">"school"</text:span><text:span text:style-name="T57">:</text:span><text:span text:style-name="T55"> </text:span><text:span text:style-name="T59">"</text:span><text:span text:style-name="T60">外国语言文学学院</text:span><text:span text:style-name="T59">"</text:span><text:span text:style-name="T57">,</text:span></text:p>
            <text:p text:style-name="P212"><text:span text:style-name="T54"><text:s text:c="8"/></text:span><text:span text:style-name="T59">"major"</text:span><text:span text:style-name="T57">:</text:span><text:span text:style-name="T55"> </text:span><text:span text:style-name="T59">"</text:span><text:span text:style-name="T60">交流与写作类</text:span><text:span text:style-name="T59">"</text:span><text:span text:style-name="T57">,</text:span></text:p>
            <text:p text:style-name="P212"><text:span text:style-name="T54"><text:s text:c="8"/></text:span><text:span text:style-name="T59">"teacher"</text:span><text:span text:style-name="T57">:</text:span><text:span text:style-name="T55"> </text:span><text:span text:style-name="T59">"</text:span><text:span text:style-name="T60">董芳</text:span><text:span text:style-name="T59">"</text:span><text:span text:style-name="T57">,</text:span></text:p>
            <text:p text:style-name="P212"><text:span text:style-name="T54"><text:s text:c="8"/></text:span><text:span text:style-name="T59">"credit"</text:span><text:span text:style-name="T57">:</text:span><text:span text:style-name="T55"> </text:span><text:span text:style-name="T63">3.0</text:span><text:span text:style-name="T57">,</text:span></text:p>
            <text:p text:style-name="P212"><text:span text:style-name="T54"><text:s text:c="8"/></text:span><text:span text:style-name="T59">"start_week"</text:span><text:span text:style-name="T57">:</text:span><text:span text:style-name="T55"> </text:span><text:span text:style-name="T63">1</text:span><text:span text:style-name="T57">,</text:span></text:p>
            <text:p text:style-name="P212"><text:span text:style-name="T54"><text:s text:c="8"/></text:span><text:span text:style-name="T59">"end_week"</text:span><text:span text:style-name="T57">:</text:span><text:span text:style-name="T55"> </text:span><text:span text:style-name="T63">18</text:span><text:span text:style-name="T57">,</text:span></text:p>
            <text:p text:style-name="P212"><text:span text:style-name="T54"><text:s text:c="8"/></text:span><text:span text:style-name="T59">"gap"</text:span><text:span text:style-name="T57">:</text:span><text:span text:style-name="T55"> </text:span><text:span text:style-name="T63">1</text:span><text:span text:style-name="T57">,</text:span></text:p>
            <text:p text:style-name="P212"><text:span text:style-name="T54"><text:s text:c="8"/></text:span><text:span text:style-name="T59">"day_in_week"</text:span><text:span text:style-name="T57">:</text:span><text:span text:style-name="T55"> </text:span><text:span text:style-name="T63">4</text:span><text:span text:style-name="T57">,</text:span></text:p>
            <text:p text:style-name="P212"><text:span text:style-name="T54"><text:s text:c="8"/></text:span><text:span text:style-name="T59">"start_time"</text:span><text:span text:style-name="T57">:</text:span><text:span text:style-name="T55"> </text:span><text:span text:style-name="T63">3</text:span><text:span text:style-name="T57">,</text:span></text:p>
            <text:p text:style-name="P212"><text:span text:style-name="T54"><text:s text:c="8"/></text:span><text:span text:style-name="T59">"end_time"</text:span><text:span text:style-name="T57">:</text:span><text:span text:style-name="T55"> </text:span><text:span text:style-name="T63">5</text:span><text:span text:style-name="T57">,</text:span></text:p>
            <text:p text:style-name="P212"><text:span text:style-name="T54"><text:s text:c="8"/></text:span><text:span text:style-name="T59">"area"</text:span><text:span text:style-name="T57">:</text:span><text:span text:style-name="T55"> </text:span><text:span text:style-name="T59">"1"</text:span><text:span text:style-name="T57">,</text:span></text:p>
            <text:p text:style-name="P212"><text:span text:style-name="T54"><text:s text:c="8"/></text:span><text:span text:style-name="T59">"building"</text:span><text:span text:style-name="T57">:</text:span><text:span text:style-name="T55"> </text:span><text:span text:style-name="T59">"1"</text:span><text:span text:style-name="T57">,</text:span></text:p>
            <text:p text:style-name="P212"><text:span text:style-name="T54"><text:s text:c="8"/></text:span><text:span text:style-name="T59">"room"</text:span><text:span text:style-name="T57">:</text:span><text:span text:style-name="T55"> </text:span><text:span text:style-name="T59">"303"</text:span><text:span text:style-name="T57">,</text:span></text:p>
            <text:p text:style-name="P212"><text:span text:style-name="T54"><text:s text:c="8"/></text:span><text:span text:style-name="T59">"weight"</text:span><text:span text:style-name="T57">:</text:span><text:span text:style-name="T55"> </text:span><text:span text:style-name="T63">0.0</text:span></text:p>
            <text:p text:style-name="P212"><text:span text:style-name="T54"><text:s text:c="4"/></text:span><text:span text:style-name="T57">}</text:span></text:p>
            <text:p text:style-name="P215">]</text:p>
            <text:p text:style-name="P199"><text:span text:style-name="T2"/></text:p>
            <text:p text:style-name="P81"/>
          </table:table-cell>
        </table:table-row>
        <table:table-row table:style-name="表格10.1">
          <table:table-cell table:style-name="表格10.A3" office:value-type="string">
            <text:p text:style-name="P176">使用说明 </text:p>
          </table:table-cell>
          <table:table-cell table:style-name="表格10.B7" office:value-type="string">
            <text:p text:style-name="P106">注意这是一个<text:span text:style-name="T74">[ ]</text:span></text:p>
          </table:table-cell>
        </table:table-row>
        <table:table-row table:style-name="表格10.8">
          <table:table-cell table:style-name="表格10.A8" office:value-type="string">
            <text:p text:style-name="P182">负责人</text:p>
          </table:table-cell>
          <table:table-cell table:style-name="表格10.B8" office:value-type="string">
            <text:p text:style-name="P73">张新豪</text:p>
          </table:table-cell>
        </table:table-row>
      </table:table>
      <text:p text:style-name="P126"><text:span text:style-name="T43"><text:s/></text:span></text:p>
      <text:p text:style-name="P124"><text:soft-page-break/><text:span text:style-name="T43"/></text:p>
      <text:p text:style-name="P135"><text:span text:style-name="T42">2.2.4 我要蹭课按钮 (do_it)</text:span></text:p>
      <text:p text:style-name="P95"/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144"/>
          </table:table-cell>
          <table:table-cell table:style-name="表格11.B1" office:value-type="string">
            <text:p text:style-name="P132"><text:span text:style-name="T7"><text:s text:c="10"/></text:span><text:span text:style-name="T45">我要蹭课按钮 (do_it)</text:span></text:p>
          </table:table-cell>
        </table:table-row>
        <table:table-row table:style-name="表格11.2">
          <table:table-cell table:style-name="表格11.A2" office:value-type="string">
            <text:p text:style-name="P176">接口功能 </text:p>
          </table:table-cell>
          <table:table-cell table:style-name="表格11.B2" office:value-type="string">
            <text:p text:style-name="P111"><text:s/>用户要对该课程进行蹭课则点击我要蹭课按钮</text:p>
          </table:table-cell>
        </table:table-row>
        <table:table-row table:style-name="表格11.3">
          <table:table-cell table:style-name="表格11.A3" office:value-type="string">
            <text:p text:style-name="P176">调用<text:span text:style-name="T34">url</text:span> </text:p>
          </table:table-cell>
          <table:table-cell table:style-name="表格11.B3" office:value-type="string">
            <text:p text:style-name="P101">方法：<text:span text:style-name="T41">POST</text:span></text:p>
            <text:p text:style-name="P73"><text:span text:style-name="T20">http://ip:port/</text:span><text:span text:style-name="T22">course</text:span><text:span text:style-name="T20">/do_</text:span><text:span text:style-name="T23">it</text:span><text:span text:style-name="T21">/</text:span></text:p>
          </table:table-cell>
        </table:table-row>
        <table:table-row table:style-name="表格11.4">
          <table:table-cell table:style-name="表格11.A3" office:value-type="string">
            <text:p text:style-name="P176">输入参数 </text:p>
          </table:table-cell>
          <table:table-cell table:style-name="表格11.B4" office:value-type="string">
            <text:p text:style-name="P165">1&gt;<text:span text:style-name="T29"> </text:span><text:span text:style-name="T30">data_</text:span><text:span text:style-name="T31">id</text:span>:课程对应的<text:span text:style-name="T74">id</text:span>，字符串</text:p>
          </table:table-cell>
        </table:table-row>
        <table:table-row table:style-name="表格11.5">
          <table:table-cell table:style-name="表格11.A3" office:value-type="string">
            <text:p text:style-name="P176">输出参数 </text:p>
          </table:table-cell>
          <table:table-cell table:style-name="表格11.B5" office:value-type="string">
            <text:p text:style-name="P120"><text:span text:style-name="T42">无</text:span></text:p>
          </table:table-cell>
        </table:table-row>
        <table:table-row table:style-name="表格11.6">
          <table:table-cell table:style-name="表格11.A3" office:value-type="string">
            <text:p text:style-name="P176"><text:span text:style-name="T34">返回json数据</text:span> </text:p>
          </table:table-cell>
          <table:table-cell table:style-name="表格11.B6" office:value-type="string">
            <text:p text:style-name="P149"/>
            <text:p text:style-name="P157"/>
            <text:p text:style-name="P206"><text:span text:style-name="T69">"OK!</text:span><text:span text:style-name="T70">”</text:span></text:p>
          </table:table-cell>
        </table:table-row>
        <table:table-row table:style-name="表格11.1">
          <table:table-cell table:style-name="表格11.A3" office:value-type="string">
            <text:p text:style-name="P176">使用说明 </text:p>
          </table:table-cell>
          <table:table-cell table:style-name="表格11.B7" office:value-type="string">
            <text:p text:style-name="P106"/>
          </table:table-cell>
        </table:table-row>
        <table:table-row table:style-name="表格11.8">
          <table:table-cell table:style-name="表格11.A8" office:value-type="string">
            <text:p text:style-name="P182">负责人</text:p>
          </table:table-cell>
          <table:table-cell table:style-name="表格11.B8" office:value-type="string">
            <text:p text:style-name="P73">张新豪</text:p>
          </table:table-cell>
        </table:table-row>
      </table:table>
      <text:p text:style-name="P136"><text:span text:style-name="T42"><text:s/></text:span></text:p>
      <text:p text:style-name="P124"><text:span text:style-name="T43">2.2.5 课程收藏（</text:span><text:span text:style-name="T42">collect</text:span><text:span text:style-name="T43">）</text:span></text:p>
      <text:p text:style-name="P95"/>
      <table:table table:name="表格12" table:style-name="表格12">
        <table:table-column table:style-name="表格12.A"/>
        <table:table-column table:style-name="表格12.B"/>
        <table:table-row table:style-name="表格12.1">
          <table:table-cell table:style-name="表格12.A1" office:value-type="string">
            <text:p text:style-name="P144"/>
          </table:table-cell>
          <table:table-cell table:style-name="表格12.B1" office:value-type="string">
            <text:p text:style-name="P132"><text:span text:style-name="T7"><text:s text:c="10"/></text:span><text:span text:style-name="T45">课程收藏（</text:span><text:span text:style-name="T44">collect</text:span><text:span text:style-name="T45">）</text:span></text:p>
            <text:p text:style-name="P139"><text:span text:style-name="T7"/></text:p>
          </table:table-cell>
        </table:table-row>
        <table:table-row table:style-name="表格12.2">
          <table:table-cell table:style-name="表格12.A2" office:value-type="string">
            <text:p text:style-name="P176">接口功能 </text:p>
          </table:table-cell>
          <table:table-cell table:style-name="表格12.B2" office:value-type="string">
            <text:p text:style-name="P111"><text:s/>收藏课程</text:p>
          </table:table-cell>
        </table:table-row>
        <table:table-row table:style-name="表格12.3">
          <table:table-cell table:style-name="表格12.A3" office:value-type="string">
            <text:p text:style-name="P176">调用<text:span text:style-name="T34">url</text:span> </text:p>
          </table:table-cell>
          <table:table-cell table:style-name="表格12.B3" office:value-type="string">
            <text:p text:style-name="P101">方法：<text:span text:style-name="T41">POST</text:span></text:p>
            <text:p text:style-name="P73"><text:span text:style-name="T20">http://ip:port/</text:span><text:span text:style-name="T22">course</text:span><text:span text:style-name="T20">/colle</text:span><text:span text:style-name="T23">ct</text:span><text:span text:style-name="T21">/</text:span></text:p>
          </table:table-cell>
        </table:table-row>
        <table:table-row table:style-name="表格12.4">
          <table:table-cell table:style-name="表格12.A3" office:value-type="string">
            <text:p text:style-name="P176">输入参数 <text:span text:style-name="T41">1&gt;</text:span><text:span text:style-name="T32"> </text:span><text:span text:style-name="T30">data_</text:span><text:span text:style-name="T31">id</text:span><text:span text:style-name="T41">:课程对应</text:span><text:soft-page-break/><text:span text:style-name="T41">的id，字符串</text:span></text:p>
          </table:table-cell>
          <table:table-cell table:style-name="表格12.B4" office:value-type="string">
            <text:p text:style-name="P170">无</text:p>
          </table:table-cell>
        </table:table-row>
        <table:table-row table:style-name="表格12.5">
          <table:table-cell table:style-name="表格12.A3" office:value-type="string">
            <text:p text:style-name="P176">输出参数 </text:p>
          </table:table-cell>
          <table:table-cell table:style-name="表格12.B5" office:value-type="string">
            <text:p text:style-name="P116"><text:span text:style-name="T43"/></text:p>
          </table:table-cell>
        </table:table-row>
        <table:table-row table:style-name="表格12.6">
          <table:table-cell table:style-name="表格12.A3" office:value-type="string">
            <text:p text:style-name="P176"><text:span text:style-name="T34">返回json数据</text:span> </text:p>
          </table:table-cell>
          <table:table-cell table:style-name="表格12.B6" office:value-type="string">
            <text:p text:style-name="P149"/>
            <text:p text:style-name="P160"><text:span text:style-name="T2">“OK！”</text:span></text:p>
            <text:p text:style-name="P81"/>
          </table:table-cell>
        </table:table-row>
        <table:table-row table:style-name="表格12.1">
          <table:table-cell table:style-name="表格12.A3" office:value-type="string">
            <text:p text:style-name="P176">使用说明 </text:p>
          </table:table-cell>
          <table:table-cell table:style-name="表格12.B7" office:value-type="string">
            <text:p text:style-name="P106"/>
          </table:table-cell>
        </table:table-row>
        <table:table-row table:style-name="表格12.8">
          <table:table-cell table:style-name="表格12.A8" office:value-type="string">
            <text:p text:style-name="P182">负责人</text:p>
          </table:table-cell>
          <table:table-cell table:style-name="表格12.B8" office:value-type="string">
            <text:p text:style-name="P73">张新豪</text:p>
          </table:table-cell>
        </table:table-row>
      </table:table>
      <text:p text:style-name="P126"><text:span text:style-name="T43"><text:s/></text:span></text:p>
      <text:p text:style-name="P135"><text:span text:style-name="T42">2.2.6 官方课程推送（push）</text:span></text:p>
      <text:p text:style-name="P96"/>
      <table:table table:name="表格13" table:style-name="表格13">
        <table:table-column table:style-name="表格13.A"/>
        <table:table-column table:style-name="表格13.B"/>
        <table:table-row table:style-name="表格13.1">
          <table:table-cell table:style-name="表格13.A1" office:value-type="string">
            <text:p text:style-name="P145"/>
          </table:table-cell>
          <table:table-cell table:style-name="表格13.B1" office:value-type="string">
            <text:p text:style-name="P133"><text:span text:style-name="T7"><text:s text:c="10"/></text:span><text:span text:style-name="T45">官方课程推送（push）</text:span></text:p>
          </table:table-cell>
        </table:table-row>
        <table:table-row table:style-name="表格13.2">
          <table:table-cell table:style-name="表格13.A2" office:value-type="string">
            <text:p text:style-name="P177">接口功能 </text:p>
          </table:table-cell>
          <table:table-cell table:style-name="表格13.B2" office:value-type="string">
            <text:p text:style-name="P112"><text:s text:c="2"/>官方帐号进行课程的推送</text:p>
          </table:table-cell>
        </table:table-row>
        <table:table-row table:style-name="表格13.3">
          <table:table-cell table:style-name="表格13.A3" office:value-type="string">
            <text:p text:style-name="P177">调用<text:span text:style-name="T34">url</text:span> </text:p>
          </table:table-cell>
          <table:table-cell table:style-name="表格13.B3" office:value-type="string">
            <text:p text:style-name="P102">方法：<text:span text:style-name="T41">POST</text:span></text:p>
            <text:p text:style-name="P74"><text:span text:style-name="T20">http://ip:port/</text:span><text:span text:style-name="T22">course</text:span><text:span text:style-name="T20">/push</text:span><text:span text:style-name="T21">/</text:span></text:p>
          </table:table-cell>
        </table:table-row>
        <table:table-row table:style-name="表格13.4">
          <table:table-cell table:style-name="表格13.A3" office:value-type="string">
            <text:p text:style-name="P177">输入参数 </text:p>
          </table:table-cell>
          <table:table-cell table:style-name="表格13.B4" office:value-type="string">
            <text:p text:style-name="P210">author =serializer.data[<text:span text:style-name="T49">'author'</text:span>]</text:p>
            <text:p text:style-name="P186">title :标题<text:span text:style-name="T75">，字符串</text:span></text:p>
            <text:p text:style-name="P186">begin_hour =开始时间<text:span text:style-name="T75">，字符串</text:span></text:p>
            <text:p text:style-name="P186">end_hour = 结束时间<text:span text:style-name="T75">，字符串</text:span></text:p>
            <text:p text:style-name="P186">begin_minute = 开始分钟<text:span text:style-name="T75">，字符串</text:span></text:p>
            <text:p text:style-name="P186">end_minute = 结束分钟<text:span text:style-name="T75">，字符串</text:span></text:p>
            <text:p text:style-name="P186">area = 区号<text:span text:style-name="T75">，字符串</text:span></text:p>
            <text:p text:style-name="P186">building = <text:s/>楼号<text:span text:style-name="T75">，字符串</text:span></text:p>
            <text:p text:style-name="P186">room = <text:s/>教室号<text:span text:style-name="T75">，字符串</text:span></text:p>
            <text:p text:style-name="P192"><text:span text:style-name="T71">introduce = <text:s/>介绍</text:span><text:span text:style-name="T72">，字符串</text:span></text:p>
          </table:table-cell>
        </table:table-row>
        <table:table-row table:style-name="表格13.5">
          <table:table-cell table:style-name="表格13.A3" office:value-type="string">
            <text:p text:style-name="P177">输出参数 </text:p>
          </table:table-cell>
          <table:table-cell table:style-name="表格13.B5" office:value-type="string">
            <text:p text:style-name="P117"><text:span text:style-name="T42">无</text:span></text:p>
          </table:table-cell>
        </table:table-row>
        <table:table-row table:style-name="表格13.6">
          <table:table-cell table:style-name="表格13.A3" office:value-type="string">
            <text:p text:style-name="P177"><text:span text:style-name="T34">返回json数据</text:span> </text:p>
          </table:table-cell>
          <table:table-cell table:style-name="表格13.B6" office:value-type="string">
            <text:p text:style-name="P150"/>
            <text:p text:style-name="P158"><text:soft-page-break/></text:p>
            <text:p text:style-name="P203"><text:span text:style-name="T2">{</text:span></text:p>
            <text:p text:style-name="P190"><text:s text:c="4"/><text:span text:style-name="T75">“ok！”</text:span></text:p>
            <text:p text:style-name="P196">}</text:p>
            <text:p text:style-name="P86"><text:span text:style-name="T2"/></text:p>
            <text:p text:style-name="P82"/>
          </table:table-cell>
        </table:table-row>
        <table:table-row table:style-name="表格13.1">
          <table:table-cell table:style-name="表格13.A3" office:value-type="string">
            <text:p text:style-name="P177">使用说明 </text:p>
          </table:table-cell>
          <table:table-cell table:style-name="表格13.B7" office:value-type="string">
            <text:p text:style-name="P107"/>
          </table:table-cell>
        </table:table-row>
        <table:table-row table:style-name="表格13.8">
          <table:table-cell table:style-name="表格13.A8" office:value-type="string">
            <text:p text:style-name="P183">负责人</text:p>
          </table:table-cell>
          <table:table-cell table:style-name="表格13.B8" office:value-type="string">
            <text:p text:style-name="P74">张新豪</text:p>
          </table:table-cell>
        </table:table-row>
      </table:table>
      <text:p text:style-name="P127"><text:s/></text:p>
      <text:p text:style-name="P127"/>
      <text:p text:style-name="P137"><text:span text:style-name="T42"/></text:p>
      <text:p text:style-name="P135"><text:span text:style-name="T42">2.2.7 普通用户获得推送（get_push)</text:span></text:p>
      <text:p text:style-name="P128"/>
      <text:p text:style-name="P128"/>
      <text:p text:style-name="P97"/>
      <table:table table:name="表格14" table:style-name="表格14">
        <table:table-column table:style-name="表格14.A"/>
        <table:table-column table:style-name="表格14.B"/>
        <table:table-row table:style-name="表格14.1">
          <table:table-cell table:style-name="表格14.A1" office:value-type="string">
            <text:p text:style-name="P146"/>
          </table:table-cell>
          <table:table-cell table:style-name="表格14.B1" office:value-type="string">
            <text:p text:style-name="P134"><text:span text:style-name="T7"><text:s text:c="10"/></text:span><text:span text:style-name="T45">普通用户获得推送（get_push)</text:span></text:p>
          </table:table-cell>
        </table:table-row>
        <table:table-row table:style-name="表格14.2">
          <table:table-cell table:style-name="表格14.A2" office:value-type="string">
            <text:p text:style-name="P178">接口功能 </text:p>
          </table:table-cell>
          <table:table-cell table:style-name="表格14.B2" office:value-type="string">
            <text:p text:style-name="P113">获取推送列表</text:p>
          </table:table-cell>
        </table:table-row>
        <table:table-row table:style-name="表格14.3">
          <table:table-cell table:style-name="表格14.A3" office:value-type="string">
            <text:p text:style-name="P178">调用<text:span text:style-name="T34">url</text:span> </text:p>
          </table:table-cell>
          <table:table-cell table:style-name="表格14.B3" office:value-type="string">
            <text:p text:style-name="P103">方法：<text:span text:style-name="T76">GET</text:span></text:p>
            <text:p text:style-name="P75"><text:span text:style-name="T20">http://ip:port/</text:span><text:span text:style-name="T22">course</text:span><text:span text:style-name="T20">/</text:span><text:span text:style-name="T24">get_push</text:span><text:span text:style-name="T21">/</text:span></text:p>
          </table:table-cell>
        </table:table-row>
        <table:table-row table:style-name="表格14.4">
          <table:table-cell table:style-name="表格14.A3" office:value-type="string">
            <text:p text:style-name="P178">输入参数 </text:p>
          </table:table-cell>
          <table:table-cell table:style-name="表格14.B4" office:value-type="string">
            <text:p text:style-name="P193"><text:span text:style-name="T72">无</text:span></text:p>
          </table:table-cell>
        </table:table-row>
        <table:table-row table:style-name="表格14.5">
          <table:table-cell table:style-name="表格14.A3" office:value-type="string">
            <text:p text:style-name="P178">输出参数 </text:p>
          </table:table-cell>
          <table:table-cell table:style-name="表格14.B5" office:value-type="string">
            <text:p text:style-name="P187">title :标题<text:span text:style-name="T75">，字符串</text:span></text:p>
            <text:p text:style-name="P187">begin_hour =开始时间<text:span text:style-name="T75">，字符串</text:span></text:p>
            <text:p text:style-name="P187">end_hour = 结束时间<text:span text:style-name="T75">，字符串</text:span></text:p>
            <text:p text:style-name="P187">begin_minute = 开始分钟<text:span text:style-name="T75">，字符串</text:span></text:p>
            <text:p text:style-name="P187">end_minute = 结束分钟<text:span text:style-name="T75">，字符串</text:span></text:p>
            <text:p text:style-name="P187">area = 区号<text:span text:style-name="T75">，字符串</text:span></text:p>
            <text:p text:style-name="P187">building = <text:s/>楼号<text:span text:style-name="T75">，字符串</text:span></text:p>
            <text:p text:style-name="P187">room = <text:s/>教室号<text:span text:style-name="T75">，字符串</text:span></text:p>
            <text:p text:style-name="P211"><text:span text:style-name="T71">introduce = <text:s/>介绍</text:span><text:span text:style-name="T72">，字符串</text:span></text:p>
          </table:table-cell>
        </table:table-row>
        <text:soft-page-break/>
        <table:table-row table:style-name="表格14.6">
          <table:table-cell table:style-name="表格14.A3" office:value-type="string">
            <text:p text:style-name="P178"><text:span text:style-name="T34">返回json数据</text:span> </text:p>
          </table:table-cell>
          <table:table-cell table:style-name="表格14.B6" office:value-type="string">
            <text:p text:style-name="P151"/>
            <text:p text:style-name="P159"/>
            <text:p text:style-name="P200"><text:span text:style-name="T2"/></text:p>
            <text:p text:style-name="P83">如上</text:p>
          </table:table-cell>
        </table:table-row>
        <table:table-row table:style-name="表格14.1">
          <table:table-cell table:style-name="表格14.A3" office:value-type="string">
            <text:p text:style-name="P178">使用说明 </text:p>
          </table:table-cell>
          <table:table-cell table:style-name="表格14.B7" office:value-type="string">
            <text:p text:style-name="P108"/>
          </table:table-cell>
        </table:table-row>
        <table:table-row table:style-name="表格14.8">
          <table:table-cell table:style-name="表格14.A8" office:value-type="string">
            <text:p text:style-name="P184">负责人</text:p>
          </table:table-cell>
          <table:table-cell table:style-name="表格14.B8" office:value-type="string">
            <text:p text:style-name="P75">张新豪</text:p>
          </table:table-cell>
        </table:table-row>
      </table:table>
      <text:p text:style-name="P128"><text:s/></text:p>
      <text:p text:style-name="P138"><text:span text:style-name="T42"/></text:p>
      <text:p text:style-name="P135"><text:span text:style-name="T42">2.2.8 课程名搜索（search)</text:span></text:p>
      <text:p text:style-name="P138"><text:span text:style-name="T42"/></text:p>
      <table:table table:name="表格15" table:style-name="表格15">
        <table:table-column table:style-name="表格15.A"/>
        <table:table-column table:style-name="表格15.B"/>
        <table:table-row table:style-name="表格15.1">
          <table:table-cell table:style-name="表格15.A1" office:value-type="string">
            <text:p text:style-name="P146"/>
          </table:table-cell>
          <table:table-cell table:style-name="表格15.B1" office:value-type="string">
            <text:p text:style-name="P134"><text:span text:style-name="T7"><text:s text:c="10"/></text:span><text:span text:style-name="T45">课程名搜索（search)</text:span></text:p>
          </table:table-cell>
        </table:table-row>
        <table:table-row table:style-name="表格15.2">
          <table:table-cell table:style-name="表格15.A2" office:value-type="string">
            <text:p text:style-name="P178">接口功能 </text:p>
          </table:table-cell>
          <table:table-cell table:style-name="表格15.B2" office:value-type="string">
            <text:p text:style-name="P113">搜索课程名字</text:p>
          </table:table-cell>
        </table:table-row>
        <table:table-row table:style-name="表格15.3">
          <table:table-cell table:style-name="表格15.A3" office:value-type="string">
            <text:p text:style-name="P178">调用<text:span text:style-name="T34">url</text:span> </text:p>
          </table:table-cell>
          <table:table-cell table:style-name="表格15.B3" office:value-type="string">
            <text:p text:style-name="P103">方法：<text:span text:style-name="T41">POST</text:span></text:p>
            <text:p text:style-name="P75"><text:span text:style-name="T20">http://ip:port/</text:span><text:span text:style-name="T22">course</text:span><text:span text:style-name="T20">/</text:span><text:span text:style-name="T24">search</text:span><text:span text:style-name="T21">/</text:span></text:p>
          </table:table-cell>
        </table:table-row>
        <table:table-row table:style-name="表格15.4">
          <table:table-cell table:style-name="表格15.A3" office:value-type="string">
            <text:p text:style-name="P178">输入参数 </text:p>
          </table:table-cell>
          <table:table-cell table:style-name="表格15.B4" office:value-type="string">
            <text:p text:style-name="P171">input:用户输入， 字符串</text:p>
          </table:table-cell>
        </table:table-row>
        <table:table-row table:style-name="表格15.5">
          <table:table-cell table:style-name="表格15.A3" office:value-type="string">
            <text:p text:style-name="P178">输出参数 </text:p>
          </table:table-cell>
          <table:table-cell table:style-name="表格15.B5" office:value-type="string">
            <text:p text:style-name="P121"><text:span text:style-name="T42">如下</text:span></text:p>
          </table:table-cell>
        </table:table-row>
        <table:table-row table:style-name="表格15.6">
          <table:table-cell table:style-name="表格15.A3" office:value-type="string">
            <text:p text:style-name="P178"><text:span text:style-name="T34">返回json数据</text:span> </text:p>
          </table:table-cell>
          <table:table-cell table:style-name="表格15.B6" office:value-type="string">
            <text:p text:style-name="P154"/>
            <table:table table:name="表格16" table:style-name="表格16">
              <table:table-column table:style-name="表格16.A"/>
              <table:table-row table:style-name="表格16.1">
                <table:table-cell table:style-name="表格16.A1" office:value-type="string">
                  <text:p text:style-name="P153"/>
                  <text:p text:style-name="P162"><text:span text:style-name="T6">[</text:span></text:p>
                  <text:p text:style-name="P214"><text:span text:style-name="T54"><text:s text:c="4"/></text:span><text:span text:style-name="T58">{</text:span></text:p>
                  <text:p text:style-name="P214"><text:span text:style-name="T54"><text:s text:c="8"/></text:span><text:span text:style-name="T61">"data_id"</text:span><text:span text:style-name="T58">:</text:span><text:span text:style-name="T56"> </text:span><text:span text:style-name="T64">201720053411</text:span><text:span text:style-name="T58">,</text:span></text:p>
                  <text:p text:style-name="P214"><text:span text:style-name="T54"><text:s text:c="8"/></text:span><text:span text:style-name="T61">"course_id"</text:span><text:span text:style-name="T58">:</text:span><text:span text:style-name="T56"> </text:span><text:span text:style-name="T64">20172005341</text:span><text:span text:style-name="T58">,</text:span></text:p>
                  <text:p text:style-name="P214"><text:span text:style-name="T54"><text:s text:c="8"/></text:span><text:span text:style-name="T61">"name"</text:span><text:span text:style-name="T58">:</text:span><text:span text:style-name="T56"> </text:span><text:span text:style-name="T61">"</text:span><text:span text:style-name="T62">创业与法律</text:span><text:span text:style-name="T61">"</text:span><text:span text:style-name="T58">,</text:span></text:p>
                  <text:p text:style-name="P214"><text:span text:style-name="T54"><text:s text:c="8"/></text:span><text:span text:style-name="T61">"type"</text:span><text:span text:style-name="T58">:</text:span><text:span text:style-name="T56"> </text:span><text:span text:style-name="T61">"</text:span><text:span text:style-name="T62">研究与领导类</text:span><text:span text:style-name="T61">"</text:span><text:span text:style-name="T58">,</text:span></text:p>
                  <text:p text:style-name="P214"><text:span text:style-name="T54"><text:s text:c="8"/></text:span><text:span text:style-name="T61">"school"</text:span><text:span text:style-name="T58">:</text:span><text:span text:style-name="T56"> </text:span><text:span text:style-name="T61">"</text:span><text:span text:style-name="T62">经济与管理学院</text:span><text:span text:style-name="T61">"</text:span><text:span text:style-name="T58">,</text:span></text:p>
                  <text:p text:style-name="P214"><text:soft-page-break/><text:span text:style-name="T54"><text:s text:c="8"/></text:span><text:span text:style-name="T61">"major"</text:span><text:span text:style-name="T58">:</text:span><text:span text:style-name="T56"> </text:span><text:span text:style-name="T61">"</text:span><text:span text:style-name="T62">研究与领导类</text:span><text:span text:style-name="T61">"</text:span><text:span text:style-name="T58">,</text:span></text:p>
                  <text:p text:style-name="P214"><text:span text:style-name="T54"><text:s text:c="8"/></text:span><text:span text:style-name="T61">"teacher"</text:span><text:span text:style-name="T58">:</text:span><text:span text:style-name="T56"> </text:span><text:span text:style-name="T61">"</text:span><text:span text:style-name="T62">樊志勇</text:span><text:span text:style-name="T61">"</text:span><text:span text:style-name="T58">,</text:span></text:p>
                  <text:p text:style-name="P214"><text:span text:style-name="T54"><text:s text:c="8"/></text:span><text:span text:style-name="T61">"credit"</text:span><text:span text:style-name="T58">:</text:span><text:span text:style-name="T56"> </text:span><text:span text:style-name="T64">1.0</text:span><text:span text:style-name="T58">,</text:span></text:p>
                  <text:p text:style-name="P214"><text:span text:style-name="T54"><text:s text:c="8"/></text:span><text:span text:style-name="T61">"start_week"</text:span><text:span text:style-name="T58">:</text:span><text:span text:style-name="T56"> </text:span><text:span text:style-name="T64">0</text:span><text:span text:style-name="T58">,</text:span></text:p>
                  <text:p text:style-name="P214"><text:span text:style-name="T54"><text:s text:c="8"/></text:span><text:span text:style-name="T61">"end_week"</text:span><text:span text:style-name="T58">:</text:span><text:span text:style-name="T56"> </text:span><text:span text:style-name="T64">0</text:span><text:span text:style-name="T58">,</text:span></text:p>
                  <text:p text:style-name="P214"><text:span text:style-name="T54"><text:s text:c="8"/></text:span><text:span text:style-name="T61">"gap"</text:span><text:span text:style-name="T58">:</text:span><text:span text:style-name="T56"> </text:span><text:span text:style-name="T64">0</text:span><text:span text:style-name="T58">,</text:span></text:p>
                  <text:p text:style-name="P214"><text:span text:style-name="T54"><text:s text:c="8"/></text:span><text:span text:style-name="T61">"day_in_week"</text:span><text:span text:style-name="T58">:</text:span><text:span text:style-name="T56"> </text:span><text:span text:style-name="T64">0</text:span><text:span text:style-name="T58">,</text:span></text:p>
                  <text:p text:style-name="P214"><text:span text:style-name="T54"><text:s text:c="8"/></text:span><text:span text:style-name="T61">"start_time"</text:span><text:span text:style-name="T58">:</text:span><text:span text:style-name="T56"> </text:span><text:span text:style-name="T64">0</text:span><text:span text:style-name="T58">,</text:span></text:p>
                  <text:p text:style-name="P214"><text:span text:style-name="T54"><text:s text:c="8"/></text:span><text:span text:style-name="T61">"end_time"</text:span><text:span text:style-name="T58">:</text:span><text:span text:style-name="T56"> </text:span><text:span text:style-name="T64">0</text:span><text:span text:style-name="T58">,</text:span></text:p>
                  <text:p text:style-name="P214"><text:span text:style-name="T54"><text:s text:c="8"/></text:span><text:span text:style-name="T61">"area"</text:span><text:span text:style-name="T58">:</text:span><text:span text:style-name="T56"> </text:span><text:span text:style-name="T61">"0"</text:span><text:span text:style-name="T58">,</text:span></text:p>
                  <text:p text:style-name="P214"><text:span text:style-name="T54"><text:s text:c="8"/></text:span><text:span text:style-name="T61">"building"</text:span><text:span text:style-name="T58">:</text:span><text:span text:style-name="T56"> </text:span><text:span text:style-name="T61">"0"</text:span><text:span text:style-name="T58">,</text:span></text:p>
                  <text:p text:style-name="P214"><text:span text:style-name="T54"><text:s text:c="8"/></text:span><text:span text:style-name="T61">"room"</text:span><text:span text:style-name="T58">:</text:span><text:span text:style-name="T56"> </text:span><text:span text:style-name="T61">"0"</text:span><text:span text:style-name="T58">,</text:span></text:p>
                  <text:p text:style-name="P214"><text:span text:style-name="T54"><text:s text:c="8"/></text:span><text:span text:style-name="T61">"weight"</text:span><text:span text:style-name="T58">:</text:span><text:span text:style-name="T56"> </text:span><text:span text:style-name="T64">0.0</text:span></text:p>
                  <text:p text:style-name="P214"><text:span text:style-name="T54"><text:s text:c="4"/></text:span><text:span text:style-name="T58">},</text:span></text:p>
                  <text:p text:style-name="P214"><text:span text:style-name="T54"><text:s text:c="4"/></text:span><text:span text:style-name="T58">{</text:span></text:p>
                  <text:p text:style-name="P214"><text:span text:style-name="T54"><text:s text:c="8"/></text:span><text:span text:style-name="T61">"data_id"</text:span><text:span text:style-name="T58">:</text:span><text:span text:style-name="T56"> </text:span><text:span text:style-name="T64">201720053541</text:span><text:span text:style-name="T58">,</text:span></text:p>
                  <text:p text:style-name="P214"><text:span text:style-name="T54"><text:s text:c="8"/></text:span><text:span text:style-name="T61">"course_id"</text:span><text:span text:style-name="T58">:</text:span><text:span text:style-name="T56"> </text:span><text:span text:style-name="T64">20172005354</text:span><text:span text:style-name="T58">,</text:span></text:p>
                  <text:p text:style-name="P214"><text:span text:style-name="T54"><text:s text:c="8"/></text:span><text:span text:style-name="T61">"name"</text:span><text:span text:style-name="T58">:</text:span><text:span text:style-name="T56"> </text:span><text:span text:style-name="T61">"</text:span><text:span text:style-name="T62">创业金融</text:span><text:span text:style-name="T61">"</text:span><text:span text:style-name="T58">,</text:span></text:p>
                  <text:p text:style-name="P214"><text:span text:style-name="T54"><text:s text:c="8"/></text:span><text:span text:style-name="T61">"type"</text:span><text:span text:style-name="T58">:</text:span><text:span text:style-name="T56"> </text:span><text:span text:style-name="T61">"</text:span><text:span text:style-name="T62">人文与社会类</text:span><text:span text:style-name="T61">"</text:span><text:span text:style-name="T58">,</text:span></text:p>
                  <text:p text:style-name="P214"><text:span text:style-name="T54"><text:s text:c="8"/></text:span><text:span text:style-name="T61">"school"</text:span><text:span text:style-name="T58">:</text:span><text:span text:style-name="T56"> </text:span><text:span text:style-name="T61">"</text:span><text:span text:style-name="T62">经济与管理学院</text:span><text:span text:style-name="T61">"</text:span><text:span text:style-name="T58">,</text:span></text:p>
                  <text:p text:style-name="P214"><text:span text:style-name="T54"><text:s text:c="8"/></text:span><text:span text:style-name="T61">"major"</text:span><text:span text:style-name="T58">:</text:span><text:span text:style-name="T56"> </text:span><text:span text:style-name="T61">"</text:span><text:span text:style-name="T62">人文与社会类</text:span><text:span text:style-name="T61">"</text:span><text:span text:style-name="T58">,</text:span></text:p>
                  <text:p text:style-name="P214"><text:span text:style-name="T54"><text:s text:c="8"/></text:span><text:span text:style-name="T61">"teacher"</text:span><text:span text:style-name="T58">:</text:span><text:span text:style-name="T56"> </text:span><text:span text:style-name="T61">"</text:span><text:span text:style-name="T62">张东祥</text:span><text:span text:style-name="T61">"</text:span><text:span text:style-name="T58">,</text:span></text:p>
                  <text:p text:style-name="P214"><text:span text:style-name="T54"><text:s text:c="8"/></text:span><text:span text:style-name="T61">"credit"</text:span><text:span text:style-name="T58">:</text:span><text:span text:style-name="T56"> </text:span><text:span text:style-name="T64">2.0</text:span><text:span text:style-name="T58">,</text:span></text:p>
                  <text:p text:style-name="P214"><text:span text:style-name="T54"><text:s text:c="8"/></text:span><text:span text:style-name="T61">"start_week"</text:span><text:span text:style-name="T58">:</text:span><text:span text:style-name="T56"> </text:span><text:span text:style-name="T64">1</text:span><text:span text:style-name="T58">,</text:span></text:p>
                  <text:p text:style-name="P214"><text:span text:style-name="T54"><text:s text:c="8"/></text:span><text:span text:style-name="T61">"end_week"</text:span><text:span text:style-name="T58">:</text:span><text:span text:style-name="T56"> </text:span><text:span text:style-name="T64">13</text:span><text:span text:style-name="T58">,</text:span></text:p>
                  <text:p text:style-name="P214"><text:soft-page-break/><text:span text:style-name="T54"><text:s text:c="8"/></text:span><text:span text:style-name="T61">"gap"</text:span><text:span text:style-name="T58">:</text:span><text:span text:style-name="T56"> </text:span><text:span text:style-name="T64">1</text:span><text:span text:style-name="T58">,</text:span></text:p>
                  <text:p text:style-name="P214"><text:span text:style-name="T54"><text:s text:c="8"/></text:span><text:span text:style-name="T61">"day_in_week"</text:span><text:span text:style-name="T58">:</text:span><text:span text:style-name="T56"> </text:span><text:span text:style-name="T64">2</text:span><text:span text:style-name="T58">,</text:span></text:p>
                  <text:p text:style-name="P214"><text:span text:style-name="T54"><text:s text:c="8"/></text:span><text:span text:style-name="T61">"start_time"</text:span><text:span text:style-name="T58">:</text:span><text:span text:style-name="T56"> </text:span><text:span text:style-name="T64">11</text:span><text:span text:style-name="T58">,</text:span></text:p>
                  <text:p text:style-name="P214"><text:span text:style-name="T54"><text:s text:c="8"/></text:span><text:span text:style-name="T61">"end_time"</text:span><text:span text:style-name="T58">:</text:span><text:span text:style-name="T56"> </text:span><text:span text:style-name="T64">13</text:span><text:span text:style-name="T58">,</text:span></text:p>
                  <text:p text:style-name="P214"><text:span text:style-name="T54"><text:s text:c="8"/></text:span><text:span text:style-name="T61">"area"</text:span><text:span text:style-name="T58">:</text:span><text:span text:style-name="T56"> </text:span><text:span text:style-name="T61">"1"</text:span><text:span text:style-name="T58">,</text:span></text:p>
                  <text:p text:style-name="P214"><text:span text:style-name="T54"><text:s text:c="8"/></text:span><text:span text:style-name="T61">"building"</text:span><text:span text:style-name="T58">:</text:span><text:span text:style-name="T56"> </text:span><text:span text:style-name="T61">"5"</text:span><text:span text:style-name="T58">,</text:span></text:p>
                  <text:p text:style-name="P214"><text:span text:style-name="T54"><text:s text:c="8"/></text:span><text:span text:style-name="T61">"room"</text:span><text:span text:style-name="T58">:</text:span><text:span text:style-name="T56"> </text:span><text:span text:style-name="T61">"404"</text:span><text:span text:style-name="T58">,</text:span></text:p>
                  <text:p text:style-name="P214"><text:span text:style-name="T54"><text:s text:c="8"/></text:span><text:span text:style-name="T61">"weight"</text:span><text:span text:style-name="T58">:</text:span><text:span text:style-name="T56"> </text:span><text:span text:style-name="T64">0.0</text:span></text:p>
                  <text:p text:style-name="P217"><text:span text:style-name="T67"><text:s text:c="4"/></text:span><text:span text:style-name="T65">}</text:span></text:p>
                  <text:p text:style-name="P198"><text:span text:style-name="T53">]</text:span></text:p>
                  <text:p text:style-name="P90"/>
                </table:table-cell>
              </table:table-row>
            </table:table>
            <text:p text:style-name="P87"><text:span text:style-name="T2"/></text:p>
            <text:p text:style-name="P83"/>
          </table:table-cell>
        </table:table-row>
        <table:table-row table:style-name="表格15.1">
          <table:table-cell table:style-name="表格15.A3" office:value-type="string">
            <text:p text:style-name="P178">使用说明 </text:p>
          </table:table-cell>
          <table:table-cell table:style-name="表格15.B7" office:value-type="string">
            <text:p text:style-name="P108">注意这是个<text:span text:style-name="T76">[]</text:span></text:p>
          </table:table-cell>
        </table:table-row>
        <table:table-row table:style-name="表格15.8">
          <table:table-cell table:style-name="表格15.A8" office:value-type="string">
            <text:p text:style-name="P184">负责人</text:p>
          </table:table-cell>
          <table:table-cell table:style-name="表格15.B8" office:value-type="string">
            <text:p text:style-name="P75">张新豪</text:p>
          </table:table-cell>
        </table:table-row>
      </table:table>
      <text:p text:style-name="P138"><text:span text:style-name="T42">2.2.9 课程推荐（recommend)</text:span></text:p>
      <text:p text:style-name="P97"/>
      <table:table table:name="表格17" table:style-name="表格17">
        <table:table-column table:style-name="表格17.A"/>
        <table:table-column table:style-name="表格17.B"/>
        <table:table-row table:style-name="表格17.1">
          <table:table-cell table:style-name="表格17.A1" office:value-type="string">
            <text:p text:style-name="P146"/>
          </table:table-cell>
          <table:table-cell table:style-name="表格17.B1" office:value-type="string">
            <text:p text:style-name="P134"><text:span text:style-name="T7"><text:s text:c="10"/></text:span><text:span text:style-name="T45">课程推荐（recommend)</text:span></text:p>
          </table:table-cell>
        </table:table-row>
        <table:table-row table:style-name="表格17.2">
          <table:table-cell table:style-name="表格17.A2" office:value-type="string">
            <text:p text:style-name="P178">接口功能 </text:p>
          </table:table-cell>
          <table:table-cell table:style-name="表格17.B2" office:value-type="string">
            <text:p text:style-name="P113"/>
          </table:table-cell>
        </table:table-row>
        <table:table-row table:style-name="表格17.3">
          <table:table-cell table:style-name="表格17.A3" office:value-type="string">
            <text:p text:style-name="P178">调用<text:span text:style-name="T34">url</text:span> </text:p>
          </table:table-cell>
          <table:table-cell table:style-name="表格17.B3" office:value-type="string">
            <text:p text:style-name="P103">方法：<text:span text:style-name="T41">POST</text:span></text:p>
            <text:p text:style-name="P75"><text:span text:style-name="T20">http://ip:port/</text:span><text:span text:style-name="T22">course</text:span><text:span text:style-name="T20">/re</text:span><text:span text:style-name="T24">commend</text:span><text:span text:style-name="T21">/</text:span></text:p>
          </table:table-cell>
        </table:table-row>
        <table:table-row table:style-name="表格17.4">
          <table:table-cell table:style-name="表格17.A3" office:value-type="string">
            <text:p text:style-name="P178">输入参数 </text:p>
          </table:table-cell>
          <table:table-cell table:style-name="表格17.B4" office:value-type="string">
            <text:p text:style-name="P171">无</text:p>
          </table:table-cell>
        </table:table-row>
        <table:table-row table:style-name="表格17.5">
          <table:table-cell table:style-name="表格17.A3" office:value-type="string">
            <text:p text:style-name="P178">输出参数 </text:p>
          </table:table-cell>
          <table:table-cell table:style-name="表格17.B5" office:value-type="string">
            <text:p text:style-name="P118"><text:span text:style-name="T42">如下</text:span></text:p>
          </table:table-cell>
        </table:table-row>
        <table:table-row table:style-name="表格17.6">
          <table:table-cell table:style-name="表格17.A3" office:value-type="string">
            <text:p text:style-name="P178"><text:span text:style-name="T34">返回json数据</text:span> </text:p>
          </table:table-cell>
          <table:table-cell table:style-name="表格17.B6" office:value-type="string">
            <text:p text:style-name="P151"/>
            <text:p text:style-name="P159"/>
            <text:p text:style-name="P153"/>
            <text:p text:style-name="P162"><text:soft-page-break/><text:span text:style-name="T6">[</text:span></text:p>
            <text:p text:style-name="P214"><text:span text:style-name="T54"><text:s text:c="4"/></text:span><text:span text:style-name="T58">{</text:span></text:p>
            <text:p text:style-name="P214"><text:span text:style-name="T54"><text:s text:c="8"/></text:span><text:span text:style-name="T61">"data_id"</text:span><text:span text:style-name="T58">:</text:span><text:span text:style-name="T56"> </text:span><text:span text:style-name="T64">201720053411</text:span><text:span text:style-name="T58">,</text:span></text:p>
            <text:p text:style-name="P214"><text:span text:style-name="T54"><text:s text:c="8"/></text:span><text:span text:style-name="T61">"course_id"</text:span><text:span text:style-name="T58">:</text:span><text:span text:style-name="T56"> </text:span><text:span text:style-name="T64">20172005341</text:span><text:span text:style-name="T58">,</text:span></text:p>
            <text:p text:style-name="P214"><text:span text:style-name="T54"><text:s text:c="8"/></text:span><text:span text:style-name="T61">"name"</text:span><text:span text:style-name="T58">:</text:span><text:span text:style-name="T56"> </text:span><text:span text:style-name="T61">"</text:span><text:span text:style-name="T62">创业与法律</text:span><text:span text:style-name="T61">"</text:span><text:span text:style-name="T58">,</text:span></text:p>
            <text:p text:style-name="P214"><text:span text:style-name="T54"><text:s text:c="8"/></text:span><text:span text:style-name="T61">"type"</text:span><text:span text:style-name="T58">:</text:span><text:span text:style-name="T56"> </text:span><text:span text:style-name="T61">"</text:span><text:span text:style-name="T62">研究与领导类</text:span><text:span text:style-name="T61">"</text:span><text:span text:style-name="T58">,</text:span></text:p>
            <text:p text:style-name="P214"><text:span text:style-name="T54"><text:s text:c="8"/></text:span><text:span text:style-name="T61">"school"</text:span><text:span text:style-name="T58">:</text:span><text:span text:style-name="T56"> </text:span><text:span text:style-name="T61">"</text:span><text:span text:style-name="T62">经济与管理学院</text:span><text:span text:style-name="T61">"</text:span><text:span text:style-name="T58">,</text:span></text:p>
            <text:p text:style-name="P214"><text:span text:style-name="T54"><text:s text:c="8"/></text:span><text:span text:style-name="T61">"major"</text:span><text:span text:style-name="T58">:</text:span><text:span text:style-name="T56"> </text:span><text:span text:style-name="T61">"</text:span><text:span text:style-name="T62">研究与领导类</text:span><text:span text:style-name="T61">"</text:span><text:span text:style-name="T58">,</text:span></text:p>
            <text:p text:style-name="P214"><text:span text:style-name="T54"><text:s text:c="8"/></text:span><text:span text:style-name="T61">"teacher"</text:span><text:span text:style-name="T58">:</text:span><text:span text:style-name="T56"> </text:span><text:span text:style-name="T61">"</text:span><text:span text:style-name="T62">樊志勇</text:span><text:span text:style-name="T61">"</text:span><text:span text:style-name="T58">,</text:span></text:p>
            <text:p text:style-name="P214"><text:span text:style-name="T54"><text:s text:c="8"/></text:span><text:span text:style-name="T61">"credit"</text:span><text:span text:style-name="T58">:</text:span><text:span text:style-name="T56"> </text:span><text:span text:style-name="T64">1.0</text:span><text:span text:style-name="T58">,</text:span></text:p>
            <text:p text:style-name="P214"><text:span text:style-name="T54"><text:s text:c="8"/></text:span><text:span text:style-name="T61">"start_week"</text:span><text:span text:style-name="T58">:</text:span><text:span text:style-name="T56"> </text:span><text:span text:style-name="T64">0</text:span><text:span text:style-name="T58">,</text:span></text:p>
            <text:p text:style-name="P214"><text:span text:style-name="T54"><text:s text:c="8"/></text:span><text:span text:style-name="T61">"end_week"</text:span><text:span text:style-name="T58">:</text:span><text:span text:style-name="T56"> </text:span><text:span text:style-name="T64">0</text:span><text:span text:style-name="T58">,</text:span></text:p>
            <text:p text:style-name="P214"><text:span text:style-name="T54"><text:s text:c="8"/></text:span><text:span text:style-name="T61">"gap"</text:span><text:span text:style-name="T58">:</text:span><text:span text:style-name="T56"> </text:span><text:span text:style-name="T64">0</text:span><text:span text:style-name="T58">,</text:span></text:p>
            <text:p text:style-name="P214"><text:span text:style-name="T54"><text:s text:c="8"/></text:span><text:span text:style-name="T61">"day_in_week"</text:span><text:span text:style-name="T58">:</text:span><text:span text:style-name="T56"> </text:span><text:span text:style-name="T64">0</text:span><text:span text:style-name="T58">,</text:span></text:p>
            <text:p text:style-name="P214"><text:span text:style-name="T54"><text:s text:c="8"/></text:span><text:span text:style-name="T61">"start_time"</text:span><text:span text:style-name="T58">:</text:span><text:span text:style-name="T56"> </text:span><text:span text:style-name="T64">0</text:span><text:span text:style-name="T58">,</text:span></text:p>
            <text:p text:style-name="P214"><text:span text:style-name="T54"><text:s text:c="8"/></text:span><text:span text:style-name="T61">"end_time"</text:span><text:span text:style-name="T58">:</text:span><text:span text:style-name="T56"> </text:span><text:span text:style-name="T64">0</text:span><text:span text:style-name="T58">,</text:span></text:p>
            <text:p text:style-name="P214"><text:span text:style-name="T54"><text:s text:c="8"/></text:span><text:span text:style-name="T61">"area"</text:span><text:span text:style-name="T58">:</text:span><text:span text:style-name="T56"> </text:span><text:span text:style-name="T61">"0"</text:span><text:span text:style-name="T58">,</text:span></text:p>
            <text:p text:style-name="P214"><text:span text:style-name="T54"><text:s text:c="8"/></text:span><text:span text:style-name="T61">"building"</text:span><text:span text:style-name="T58">:</text:span><text:span text:style-name="T56"> </text:span><text:span text:style-name="T61">"0"</text:span><text:span text:style-name="T58">,</text:span></text:p>
            <text:p text:style-name="P214"><text:span text:style-name="T54"><text:s text:c="8"/></text:span><text:span text:style-name="T61">"room"</text:span><text:span text:style-name="T58">:</text:span><text:span text:style-name="T56"> </text:span><text:span text:style-name="T61">"0"</text:span><text:span text:style-name="T58">,</text:span></text:p>
            <text:p text:style-name="P214"><text:span text:style-name="T54"><text:s text:c="8"/></text:span><text:span text:style-name="T61">"weight"</text:span><text:span text:style-name="T58">:</text:span><text:span text:style-name="T56"> </text:span><text:span text:style-name="T64">0.0</text:span></text:p>
            <text:p text:style-name="P214"><text:span text:style-name="T54"><text:s text:c="4"/></text:span><text:span text:style-name="T58">},</text:span></text:p>
            <text:p text:style-name="P214"><text:span text:style-name="T54"><text:s text:c="4"/></text:span><text:span text:style-name="T58">{</text:span></text:p>
            <text:p text:style-name="P214"><text:span text:style-name="T54"><text:s text:c="8"/></text:span><text:span text:style-name="T61">"data_id"</text:span><text:span text:style-name="T58">:</text:span><text:span text:style-name="T56"> </text:span><text:span text:style-name="T64">201720053541</text:span><text:span text:style-name="T58">,</text:span></text:p>
            <text:p text:style-name="P214"><text:span text:style-name="T54"><text:s text:c="8"/></text:span><text:span text:style-name="T61">"course_id"</text:span><text:span text:style-name="T58">:</text:span><text:span text:style-name="T56"> </text:span><text:span text:style-name="T64">20172005354</text:span><text:span text:style-name="T58">,</text:span></text:p>
            <text:p text:style-name="P214"><text:span text:style-name="T54"><text:s text:c="8"/></text:span><text:span text:style-name="T61">"name"</text:span><text:span text:style-name="T58">:</text:span><text:span text:style-name="T56"> </text:span><text:span text:style-name="T61">"</text:span><text:span text:style-name="T62">创业金融</text:span><text:span text:style-name="T61">"</text:span><text:span text:style-name="T58">,</text:span></text:p>
            <text:p text:style-name="P214"><text:soft-page-break/><text:span text:style-name="T54"><text:s text:c="8"/></text:span><text:span text:style-name="T61">"type"</text:span><text:span text:style-name="T58">:</text:span><text:span text:style-name="T56"> </text:span><text:span text:style-name="T61">"</text:span><text:span text:style-name="T62">人文与社会类</text:span><text:span text:style-name="T61">"</text:span><text:span text:style-name="T58">,</text:span></text:p>
            <text:p text:style-name="P214"><text:span text:style-name="T54"><text:s text:c="8"/></text:span><text:span text:style-name="T61">"school"</text:span><text:span text:style-name="T58">:</text:span><text:span text:style-name="T56"> </text:span><text:span text:style-name="T61">"</text:span><text:span text:style-name="T62">经济与管理学院</text:span><text:span text:style-name="T61">"</text:span><text:span text:style-name="T58">,</text:span></text:p>
            <text:p text:style-name="P214"><text:span text:style-name="T54"><text:s text:c="8"/></text:span><text:span text:style-name="T61">"major"</text:span><text:span text:style-name="T58">:</text:span><text:span text:style-name="T56"> </text:span><text:span text:style-name="T61">"</text:span><text:span text:style-name="T62">人文与社会类</text:span><text:span text:style-name="T61">"</text:span><text:span text:style-name="T58">,</text:span></text:p>
            <text:p text:style-name="P214"><text:span text:style-name="T54"><text:s text:c="8"/></text:span><text:span text:style-name="T61">"teacher"</text:span><text:span text:style-name="T58">:</text:span><text:span text:style-name="T56"> </text:span><text:span text:style-name="T61">"</text:span><text:span text:style-name="T62">张东祥</text:span><text:span text:style-name="T61">"</text:span><text:span text:style-name="T58">,</text:span></text:p>
            <text:p text:style-name="P214"><text:span text:style-name="T54"><text:s text:c="8"/></text:span><text:span text:style-name="T61">"credit"</text:span><text:span text:style-name="T58">:</text:span><text:span text:style-name="T56"> </text:span><text:span text:style-name="T64">2.0</text:span><text:span text:style-name="T58">,</text:span></text:p>
            <text:p text:style-name="P214"><text:span text:style-name="T54"><text:s text:c="8"/></text:span><text:span text:style-name="T61">"start_week"</text:span><text:span text:style-name="T58">:</text:span><text:span text:style-name="T56"> </text:span><text:span text:style-name="T64">1</text:span><text:span text:style-name="T58">,</text:span></text:p>
            <text:p text:style-name="P214"><text:span text:style-name="T54"><text:s text:c="8"/></text:span><text:span text:style-name="T61">"end_week"</text:span><text:span text:style-name="T58">:</text:span><text:span text:style-name="T56"> </text:span><text:span text:style-name="T64">13</text:span><text:span text:style-name="T58">,</text:span></text:p>
            <text:p text:style-name="P214"><text:span text:style-name="T54"><text:s text:c="8"/></text:span><text:span text:style-name="T61">"gap"</text:span><text:span text:style-name="T58">:</text:span><text:span text:style-name="T56"> </text:span><text:span text:style-name="T64">1</text:span><text:span text:style-name="T58">,</text:span></text:p>
            <text:p text:style-name="P214"><text:span text:style-name="T54"><text:s text:c="8"/></text:span><text:span text:style-name="T61">"day_in_week"</text:span><text:span text:style-name="T58">:</text:span><text:span text:style-name="T56"> </text:span><text:span text:style-name="T64">2</text:span><text:span text:style-name="T58">,</text:span></text:p>
            <text:p text:style-name="P214"><text:span text:style-name="T54"><text:s text:c="8"/></text:span><text:span text:style-name="T61">"start_time"</text:span><text:span text:style-name="T58">:</text:span><text:span text:style-name="T56"> </text:span><text:span text:style-name="T64">11</text:span><text:span text:style-name="T58">,</text:span></text:p>
            <text:p text:style-name="P214"><text:span text:style-name="T54"><text:s text:c="8"/></text:span><text:span text:style-name="T61">"end_time"</text:span><text:span text:style-name="T58">:</text:span><text:span text:style-name="T56"> </text:span><text:span text:style-name="T64">13</text:span><text:span text:style-name="T58">,</text:span></text:p>
            <text:p text:style-name="P214"><text:span text:style-name="T54"><text:s text:c="8"/></text:span><text:span text:style-name="T61">"area"</text:span><text:span text:style-name="T58">:</text:span><text:span text:style-name="T56"> </text:span><text:span text:style-name="T61">"1"</text:span><text:span text:style-name="T58">,</text:span></text:p>
            <text:p text:style-name="P214"><text:span text:style-name="T54"><text:s text:c="8"/></text:span><text:span text:style-name="T61">"building"</text:span><text:span text:style-name="T58">:</text:span><text:span text:style-name="T56"> </text:span><text:span text:style-name="T61">"5"</text:span><text:span text:style-name="T58">,</text:span></text:p>
            <text:p text:style-name="P214"><text:span text:style-name="T54"><text:s text:c="8"/></text:span><text:span text:style-name="T61">"room"</text:span><text:span text:style-name="T58">:</text:span><text:span text:style-name="T56"> </text:span><text:span text:style-name="T61">"404"</text:span><text:span text:style-name="T58">,</text:span></text:p>
            <text:p text:style-name="P214"><text:span text:style-name="T54"><text:s text:c="8"/></text:span><text:span text:style-name="T61">"weight"</text:span><text:span text:style-name="T58">:</text:span><text:span text:style-name="T56"> </text:span><text:span text:style-name="T64">0.0</text:span></text:p>
            <text:p text:style-name="P209"><text:span text:style-name="T68"><text:s text:c="4"/></text:span><text:span text:style-name="T66">}</text:span></text:p>
            <text:p text:style-name="P88"><text:span text:style-name="T2">]</text:span></text:p>
            <text:p text:style-name="P83"/>
          </table:table-cell>
        </table:table-row>
        <table:table-row table:style-name="表格17.1">
          <table:table-cell table:style-name="表格17.A3" office:value-type="string">
            <text:p text:style-name="P178">使用说明 </text:p>
          </table:table-cell>
          <table:table-cell table:style-name="表格17.B7" office:value-type="string">
            <text:p text:style-name="P108">这是个<text:span text:style-name="T76">[]</text:span></text:p>
          </table:table-cell>
        </table:table-row>
        <table:table-row table:style-name="表格17.8">
          <table:table-cell table:style-name="表格17.A8" office:value-type="string">
            <text:p text:style-name="P184">负责人</text:p>
          </table:table-cell>
          <table:table-cell table:style-name="表格17.B8" office:value-type="string">
            <text:p text:style-name="P75">张新豪</text:p>
          </table:table-cell>
        </table:table-row>
      </table:table>
      <text:p text:style-name="P128"><text:s/></text:p>
      <text:p text:style-name="P138"><text:span text:style-name="T42"/></text:p>
      <text:p text:style-name="P140">2.2.10 获取蹭课足迹（course_history)</text:p>
      <text:p text:style-name="P97"/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146"/>
          </table:table-cell>
          <table:table-cell table:style-name="表格18.B1" office:value-type="string">
            <text:p text:style-name="P134"><text:span text:style-name="T7"><text:s text:c="10"/></text:span><text:span text:style-name="T10">获取蹭课足迹（course_history)</text:span></text:p>
          </table:table-cell>
        </table:table-row>
        <table:table-row table:style-name="表格18.2">
          <table:table-cell table:style-name="表格18.A2" office:value-type="string">
            <text:p text:style-name="P178">接口功能 </text:p>
          </table:table-cell>
          <table:table-cell table:style-name="表格18.B2" office:value-type="string">
            <text:p text:style-name="P121">获取蹭课记录</text:p>
          </table:table-cell>
        </table:table-row>
        <text:soft-page-break/>
        <table:table-row table:style-name="表格18.3">
          <table:table-cell table:style-name="表格18.A3" office:value-type="string">
            <text:p text:style-name="P178">调用<text:span text:style-name="T34">url</text:span> </text:p>
          </table:table-cell>
          <table:table-cell table:style-name="表格18.B3" office:value-type="string">
            <text:p text:style-name="P103">方法：<text:span text:style-name="T41">POST</text:span></text:p>
            <text:p text:style-name="P75"><text:span text:style-name="T20">http://ip:port/</text:span><text:span text:style-name="T22">course</text:span><text:span text:style-name="T20">/</text:span><text:span text:style-name="T11">course_history</text:span><text:span text:style-name="T21">/</text:span></text:p>
          </table:table-cell>
        </table:table-row>
        <table:table-row table:style-name="表格18.4">
          <table:table-cell table:style-name="表格18.A3" office:value-type="string">
            <text:p text:style-name="P178">输入参数 </text:p>
          </table:table-cell>
          <table:table-cell table:style-name="表格18.B4" office:value-type="string">
            <text:p text:style-name="P166">无</text:p>
          </table:table-cell>
        </table:table-row>
        <table:table-row table:style-name="表格18.5">
          <table:table-cell table:style-name="表格18.A3" office:value-type="string">
            <text:p text:style-name="P178">输出参数 </text:p>
          </table:table-cell>
          <table:table-cell table:style-name="表格18.B5" office:value-type="string">
            <text:p text:style-name="P118"><text:span text:style-name="T43"/></text:p>
          </table:table-cell>
        </table:table-row>
        <table:table-row table:style-name="表格18.6">
          <table:table-cell table:style-name="表格18.A3" office:value-type="string">
            <text:p text:style-name="P178"><text:span text:style-name="T34">返回json数据</text:span> </text:p>
          </table:table-cell>
          <table:table-cell table:style-name="表格18.B6" office:value-type="string">
            <text:p text:style-name="P151"/>
            <text:p text:style-name="P159"/>
            <text:p text:style-name="P204"><text:span text:style-name="T2"/></text:p>
            <table:table table:name="表格19" table:style-name="表格19">
              <table:table-column table:style-name="表格19.A"/>
              <table:table-row table:style-name="表格19.1">
                <table:table-cell table:style-name="表格19.A1" office:value-type="string">
                  <text:p text:style-name="P151"/>
                  <text:p text:style-name="P159"/>
                  <text:p text:style-name="P153"/>
                  <text:p text:style-name="P162"><text:span text:style-name="T6">[</text:span></text:p>
                  <text:p text:style-name="P214"><text:span text:style-name="T54"><text:s text:c="4"/></text:span><text:span text:style-name="T58">{</text:span></text:p>
                  <text:p text:style-name="P214"><text:span text:style-name="T54"><text:s text:c="8"/></text:span><text:span text:style-name="T61">"data_id"</text:span><text:span text:style-name="T58">:</text:span><text:span text:style-name="T56"> </text:span><text:span text:style-name="T64">201720053411</text:span><text:span text:style-name="T58">,</text:span></text:p>
                  <text:p text:style-name="P214"><text:span text:style-name="T54"><text:s text:c="8"/></text:span><text:span text:style-name="T61">"course_id"</text:span><text:span text:style-name="T58">:</text:span><text:span text:style-name="T56"> </text:span><text:span text:style-name="T64">20172005341</text:span><text:span text:style-name="T58">,</text:span></text:p>
                  <text:p text:style-name="P214"><text:span text:style-name="T54"><text:s text:c="8"/></text:span><text:span text:style-name="T61">"name"</text:span><text:span text:style-name="T58">:</text:span><text:span text:style-name="T56"> </text:span><text:span text:style-name="T61">"</text:span><text:span text:style-name="T62">创业与法律</text:span><text:span text:style-name="T61">"</text:span><text:span text:style-name="T58">,</text:span></text:p>
                  <text:p text:style-name="P214"><text:span text:style-name="T54"><text:s text:c="8"/></text:span><text:span text:style-name="T61">"type"</text:span><text:span text:style-name="T58">:</text:span><text:span text:style-name="T56"> </text:span><text:span text:style-name="T61">"</text:span><text:span text:style-name="T62">研究与领导类</text:span><text:span text:style-name="T61">"</text:span><text:span text:style-name="T58">,</text:span></text:p>
                  <text:p text:style-name="P214"><text:span text:style-name="T54"><text:s text:c="8"/></text:span><text:span text:style-name="T61">"school"</text:span><text:span text:style-name="T58">:</text:span><text:span text:style-name="T56"> </text:span><text:span text:style-name="T61">"</text:span><text:span text:style-name="T62">经济与管理学院</text:span><text:span text:style-name="T61">"</text:span><text:span text:style-name="T58">,</text:span></text:p>
                  <text:p text:style-name="P214"><text:span text:style-name="T54"><text:s text:c="8"/></text:span><text:span text:style-name="T61">"major"</text:span><text:span text:style-name="T58">:</text:span><text:span text:style-name="T56"> </text:span><text:span text:style-name="T61">"</text:span><text:span text:style-name="T62">研究与领导类</text:span><text:span text:style-name="T61">"</text:span><text:span text:style-name="T58">,</text:span></text:p>
                  <text:p text:style-name="P214"><text:span text:style-name="T54"><text:s text:c="8"/></text:span><text:span text:style-name="T61">"teacher"</text:span><text:span text:style-name="T58">:</text:span><text:span text:style-name="T56"> </text:span><text:span text:style-name="T61">"</text:span><text:span text:style-name="T62">樊志勇</text:span><text:span text:style-name="T61">"</text:span><text:span text:style-name="T58">,</text:span></text:p>
                  <text:p text:style-name="P214"><text:span text:style-name="T54"><text:s text:c="8"/></text:span><text:span text:style-name="T61">"credit"</text:span><text:span text:style-name="T58">:</text:span><text:span text:style-name="T56"> </text:span><text:span text:style-name="T64">1.0</text:span><text:span text:style-name="T58">,</text:span></text:p>
                  <text:p text:style-name="P214"><text:span text:style-name="T54"><text:s text:c="8"/></text:span><text:span text:style-name="T61">"start_week"</text:span><text:span text:style-name="T58">:</text:span><text:span text:style-name="T56"> </text:span><text:span text:style-name="T64">0</text:span><text:span text:style-name="T58">,</text:span></text:p>
                  <text:p text:style-name="P214"><text:span text:style-name="T54"><text:s text:c="8"/></text:span><text:span text:style-name="T61">"end_week"</text:span><text:span text:style-name="T58">:</text:span><text:span text:style-name="T56"> </text:span><text:span text:style-name="T64">0</text:span><text:span text:style-name="T58">,</text:span></text:p>
                  <text:p text:style-name="P214"><text:span text:style-name="T54"><text:s text:c="8"/></text:span><text:span text:style-name="T61">"gap"</text:span><text:span text:style-name="T58">:</text:span><text:span text:style-name="T56"> </text:span><text:span text:style-name="T64">0</text:span><text:span text:style-name="T58">,</text:span></text:p>
                  <text:p text:style-name="P214"><text:span text:style-name="T54"><text:s text:c="8"/></text:span><text:span text:style-name="T61">"day_in_week"</text:span><text:span text:style-name="T58">:</text:span><text:span text:style-name="T56"> </text:span><text:span text:style-name="T64">0</text:span><text:span text:style-name="T58">,</text:span></text:p>
                  <text:p text:style-name="P214"><text:span text:style-name="T54"><text:s text:c="8"/></text:span><text:span text:style-name="T61">"start_time"</text:span><text:span text:style-name="T58">:</text:span><text:span text:style-name="T56"> </text:span><text:span text:style-name="T64">0</text:span><text:span text:style-name="T58">,</text:span></text:p>
                  <text:p text:style-name="P214"><text:span text:style-name="T54"><text:s text:c="8"/></text:span><text:span text:style-name="T61">"end_time"</text:span><text:span text:style-name="T58">:</text:span><text:span text:style-name="T56"> </text:span><text:span text:style-name="T64">0</text:span><text:span text:style-name="T58">,</text:span></text:p>
                  <text:p text:style-name="P214"><text:soft-page-break/><text:span text:style-name="T54"><text:s text:c="8"/></text:span><text:span text:style-name="T61">"area"</text:span><text:span text:style-name="T58">:</text:span><text:span text:style-name="T56"> </text:span><text:span text:style-name="T61">"0"</text:span><text:span text:style-name="T58">,</text:span></text:p>
                  <text:p text:style-name="P214"><text:span text:style-name="T54"><text:s text:c="8"/></text:span><text:span text:style-name="T61">"building"</text:span><text:span text:style-name="T58">:</text:span><text:span text:style-name="T56"> </text:span><text:span text:style-name="T61">"0"</text:span><text:span text:style-name="T58">,</text:span></text:p>
                  <text:p text:style-name="P214"><text:span text:style-name="T54"><text:s text:c="8"/></text:span><text:span text:style-name="T61">"room"</text:span><text:span text:style-name="T58">:</text:span><text:span text:style-name="T56"> </text:span><text:span text:style-name="T61">"0"</text:span><text:span text:style-name="T58">,</text:span></text:p>
                  <text:p text:style-name="P214"><text:span text:style-name="T54"><text:s text:c="8"/></text:span><text:span text:style-name="T61">"weight"</text:span><text:span text:style-name="T58">:</text:span><text:span text:style-name="T56"> </text:span><text:span text:style-name="T64">0.0</text:span></text:p>
                  <text:p text:style-name="P214"><text:span text:style-name="T54"><text:s text:c="4"/></text:span><text:span text:style-name="T58">},</text:span></text:p>
                  <text:p text:style-name="P214"><text:span text:style-name="T54"><text:s text:c="4"/></text:span><text:span text:style-name="T58">{</text:span></text:p>
                  <text:p text:style-name="P214"><text:span text:style-name="T54"><text:s text:c="8"/></text:span><text:span text:style-name="T61">"data_id"</text:span><text:span text:style-name="T58">:</text:span><text:span text:style-name="T56"> </text:span><text:span text:style-name="T64">201720053541</text:span><text:span text:style-name="T58">,</text:span></text:p>
                  <text:p text:style-name="P214"><text:span text:style-name="T54"><text:s text:c="8"/></text:span><text:span text:style-name="T61">"course_id"</text:span><text:span text:style-name="T58">:</text:span><text:span text:style-name="T56"> </text:span><text:span text:style-name="T64">20172005354</text:span><text:span text:style-name="T58">,</text:span></text:p>
                  <text:p text:style-name="P214"><text:span text:style-name="T54"><text:s text:c="8"/></text:span><text:span text:style-name="T61">"name"</text:span><text:span text:style-name="T58">:</text:span><text:span text:style-name="T56"> </text:span><text:span text:style-name="T61">"</text:span><text:span text:style-name="T62">创业金融</text:span><text:span text:style-name="T61">"</text:span><text:span text:style-name="T58">,</text:span></text:p>
                  <text:p text:style-name="P214"><text:span text:style-name="T54"><text:s text:c="8"/></text:span><text:span text:style-name="T61">"type"</text:span><text:span text:style-name="T58">:</text:span><text:span text:style-name="T56"> </text:span><text:span text:style-name="T61">"</text:span><text:span text:style-name="T62">人文与社会类</text:span><text:span text:style-name="T61">"</text:span><text:span text:style-name="T58">,</text:span></text:p>
                  <text:p text:style-name="P214"><text:span text:style-name="T54"><text:s text:c="8"/></text:span><text:span text:style-name="T61">"school"</text:span><text:span text:style-name="T58">:</text:span><text:span text:style-name="T56"> </text:span><text:span text:style-name="T61">"</text:span><text:span text:style-name="T62">经济与管理学院</text:span><text:span text:style-name="T61">"</text:span><text:span text:style-name="T58">,</text:span></text:p>
                  <text:p text:style-name="P214"><text:span text:style-name="T54"><text:s text:c="8"/></text:span><text:span text:style-name="T61">"major"</text:span><text:span text:style-name="T58">:</text:span><text:span text:style-name="T56"> </text:span><text:span text:style-name="T61">"</text:span><text:span text:style-name="T62">人文与社会类</text:span><text:span text:style-name="T61">"</text:span><text:span text:style-name="T58">,</text:span></text:p>
                  <text:p text:style-name="P214"><text:span text:style-name="T54"><text:s text:c="8"/></text:span><text:span text:style-name="T61">"teacher"</text:span><text:span text:style-name="T58">:</text:span><text:span text:style-name="T56"> </text:span><text:span text:style-name="T61">"</text:span><text:span text:style-name="T62">张东祥</text:span><text:span text:style-name="T61">"</text:span><text:span text:style-name="T58">,</text:span></text:p>
                  <text:p text:style-name="P214"><text:span text:style-name="T54"><text:s text:c="8"/></text:span><text:span text:style-name="T61">"credit"</text:span><text:span text:style-name="T58">:</text:span><text:span text:style-name="T56"> </text:span><text:span text:style-name="T64">2.0</text:span><text:span text:style-name="T58">,</text:span></text:p>
                  <text:p text:style-name="P214"><text:span text:style-name="T54"><text:s text:c="8"/></text:span><text:span text:style-name="T61">"start_week"</text:span><text:span text:style-name="T58">:</text:span><text:span text:style-name="T56"> </text:span><text:span text:style-name="T64">1</text:span><text:span text:style-name="T58">,</text:span></text:p>
                  <text:p text:style-name="P214"><text:span text:style-name="T54"><text:s text:c="8"/></text:span><text:span text:style-name="T61">"end_week"</text:span><text:span text:style-name="T58">:</text:span><text:span text:style-name="T56"> </text:span><text:span text:style-name="T64">13</text:span><text:span text:style-name="T58">,</text:span></text:p>
                  <text:p text:style-name="P214"><text:span text:style-name="T54"><text:s text:c="8"/></text:span><text:span text:style-name="T61">"gap"</text:span><text:span text:style-name="T58">:</text:span><text:span text:style-name="T56"> </text:span><text:span text:style-name="T64">1</text:span><text:span text:style-name="T58">,</text:span></text:p>
                  <text:p text:style-name="P214"><text:span text:style-name="T54"><text:s text:c="8"/></text:span><text:span text:style-name="T61">"day_in_week"</text:span><text:span text:style-name="T58">:</text:span><text:span text:style-name="T56"> </text:span><text:span text:style-name="T64">2</text:span><text:span text:style-name="T58">,</text:span></text:p>
                  <text:p text:style-name="P214"><text:span text:style-name="T54"><text:s text:c="8"/></text:span><text:span text:style-name="T61">"start_time"</text:span><text:span text:style-name="T58">:</text:span><text:span text:style-name="T56"> </text:span><text:span text:style-name="T64">11</text:span><text:span text:style-name="T58">,</text:span></text:p>
                  <text:p text:style-name="P214"><text:span text:style-name="T54"><text:s text:c="8"/></text:span><text:span text:style-name="T61">"end_time"</text:span><text:span text:style-name="T58">:</text:span><text:span text:style-name="T56"> </text:span><text:span text:style-name="T64">13</text:span><text:span text:style-name="T58">,</text:span></text:p>
                  <text:p text:style-name="P214"><text:span text:style-name="T54"><text:s text:c="8"/></text:span><text:span text:style-name="T61">"area"</text:span><text:span text:style-name="T58">:</text:span><text:span text:style-name="T56"> </text:span><text:span text:style-name="T61">"1"</text:span><text:span text:style-name="T58">,</text:span></text:p>
                  <text:p text:style-name="P214"><text:span text:style-name="T54"><text:s text:c="8"/></text:span><text:span text:style-name="T61">"building"</text:span><text:span text:style-name="T58">:</text:span><text:span text:style-name="T56"> </text:span><text:span text:style-name="T61">"5"</text:span><text:span text:style-name="T58">,</text:span></text:p>
                  <text:p text:style-name="P214"><text:span text:style-name="T54"><text:s text:c="8"/></text:span><text:span text:style-name="T61">"room"</text:span><text:span text:style-name="T58">:</text:span><text:span text:style-name="T56"> </text:span><text:span text:style-name="T61">"404"</text:span><text:span text:style-name="T58">,</text:span></text:p>
                  <text:p text:style-name="P214"><text:span text:style-name="T54"><text:s text:c="8"/></text:span><text:span text:style-name="T61">"weight"</text:span><text:span text:style-name="T58">:</text:span><text:span text:style-name="T56"> </text:span><text:span text:style-name="T64">0.0</text:span></text:p>
                  <text:p text:style-name="P209"><text:soft-page-break/><text:span text:style-name="T68"><text:s text:c="4"/></text:span><text:span text:style-name="T66">}</text:span></text:p>
                  <text:p text:style-name="P88"><text:span text:style-name="T2">]</text:span></text:p>
                  <text:p text:style-name="P83"/>
                </table:table-cell>
              </table:table-row>
            </table:table>
            <text:p text:style-name="P87"><text:span text:style-name="T2"/></text:p>
            <text:p text:style-name="P83"/>
          </table:table-cell>
        </table:table-row>
        <table:table-row table:style-name="表格18.1">
          <table:table-cell table:style-name="表格18.A3" office:value-type="string">
            <text:p text:style-name="P178">使用说明 </text:p>
          </table:table-cell>
          <table:table-cell table:style-name="表格18.B7" office:value-type="string">
            <text:p text:style-name="P108">这是个<text:span text:style-name="T76">[]</text:span></text:p>
          </table:table-cell>
        </table:table-row>
        <table:table-row table:style-name="表格18.8">
          <table:table-cell table:style-name="表格18.A8" office:value-type="string">
            <text:p text:style-name="P184">负责人</text:p>
          </table:table-cell>
          <table:table-cell table:style-name="表格18.B8" office:value-type="string">
            <text:p text:style-name="P75">张新豪</text:p>
          </table:table-cell>
        </table:table-row>
      </table:table>
      <text:p text:style-name="P128"><text:s/></text:p>
      <text:p text:style-name="P128"/>
      <text:p text:style-name="P128"/>
      <text:p text:style-name="P140"/>
      <text:p text:style-name="P140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"><text:s/><text:tab/> </text:p>
      <text:p text:style-name="P4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Menlo" svg:font-family="Menlo, Monaco, Consolas, 'Courier New', monospace"/>
    <style:font-face style:name="等线1" svg:font-family="等线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等线" svg:font-family="等线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宋体1" svg:font-family="宋体" style:font-family-generic="system" style:font-pitch="variable"/>
    <style:font-face style:name="等线2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等线" fo:font-size="10.5pt" fo:language="en" fo:country="US" style:letter-kerning="true" style:font-name-asian="等线2" style:font-size-asian="10.5pt" style:language-asian="zh" style:country-asian="CN" style:font-name-complex="Noto Sans CJK SC Regular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等线" fo:font-size="10.5pt" fo:language="en" fo:country="US" style:letter-kerning="true" style:font-name-asian="等线2" style:font-size-asian="10.5pt" style:language-asian="zh" style:country-asian="CN" style:font-name-complex="Noto Sans CJK SC Regular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.019cm" fo:margin-top="0cm" fo:margin-bottom="0.309cm" loext:contextual-spacing="false" fo:line-height="141%" fo:text-align="justify" style:justify-single-word="false" fo:orphans="2" fo:widows="2" fo:text-indent="0cm" style:auto-text-indent="false" style:writing-mode="lr-tb"/>
      <style:text-properties fo:color="#000000" style:font-name="等线" fo:font-family="等线" style:font-family-generic="roman" style:font-pitch="variable" style:font-name-asian="等线2" style:font-family-asian="等线" style:font-family-generic-asian="system" style:font-pitch-asian="variable" style:font-name-complex="等线2" style:font-family-complex="等线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cm" fo:margin-bottom="0.236cm" loext:contextual-spacing="false" fo:line-height="108%" fo:text-align="center" style:justify-single-word="false" fo:keep-together="always" fo:orphans="2" fo:widows="2" fo:keep-with-next="always" style:writing-mode="lr-tb"/>
      <style:text-properties fo:color="#000000" style:font-name="等线" fo:font-family="等线" style:font-family-generic="roman" style:font-pitch="variable" fo:font-size="14pt" fo:font-weight="bold" style:font-name-asian="等线2" style:font-family-asian="等线" style:font-family-generic-asian="system" style:font-pitch-asian="variable" style:font-size-asian="14pt" style:font-weight-asian="bold" style:font-name-complex="等线2" style:font-family-complex="等线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line-height="100%" fo:text-align="center" style:justify-single-word="false" fo:padding-left="0cm" fo:padding-right="0cm" fo:padding-top="0cm" fo:padding-bottom="0.035cm" fo:border-left="none" fo:border-right="none" fo:border-top="none" fo:border-bottom="0.74pt solid #00000a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cm" fo:margin-right="0cm" fo:margin-top="0cm" fo:margin-bottom="0cm" loext:contextual-spacing="false" fo:line-height="100%" fo:orphans="0" fo:widows="0" fo:text-indent="0.741cm" style:auto-text-indent="false"/>
      <style:text-properties fo:color="#00000a" style:font-name="等线" fo:font-family="等线" style:font-family-generic="roman" style:font-pitch="variable" style:font-name-asian="等线2" style:font-family-asian="等线" style:font-family-generic-asian="system" style:font-pitch-asian="variable" style:font-name-complex="Noto Sans CJK SC Regular" style:font-family-complex="'Noto Sans CJK SC Regular'" style:font-family-generic-complex="system" style:font-pitch-complex="variable"/>
    </style:style>
    <style:style style:name="Contents_20_3" style:display-name="Contents 3" style:family="paragraph" style:parent-style-name="Standard" style:default-outline-level="" style:class="index">
      <style:paragraph-properties fo:margin-left="1.482cm" fo:margin-right="0cm" fo:margin-top="0cm" fo:margin-bottom="0cm" loext:contextual-spacing="false" fo:line-height="0.67cm" fo:text-indent="0cm" style:auto-text-indent="false"/>
      <style:text-properties fo:color="#333333" style:font-name="Times New Roman" fo:font-family="'Times New Roman'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cm" loext:contextual-spacing="false" fo:line-height="0.67cm" fo:text-align="start" style:justify-single-word="false" fo:text-indent="0cm" style:auto-text-indent="false">
        <style:tab-stops>
          <style:tab-stop style:position="1.482cm"/>
          <style:tab-stop style:position="14.633cm" style:type="right" style:leader-style="dotted" style:leader-text="."/>
        </style:tab-stops>
      </style:paragraph-properties>
      <style:text-properties fo:color="#333333" style:font-name="Times New Roman" fo:font-family="'Times New Roman'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标题_20_1_20_Char" style:display-name="标题 1 Char" style:family="text">
      <style:text-properties fo:color="#000000" style:font-name="等线" fo:font-family="等线" style:font-family-generic="roman" style:font-pitch="variable" fo:font-size="14pt" fo:font-weight="bold" style:font-name-asian="等线2" style:font-family-asian="等线" style:font-family-generic-asian="system" style:font-pitch-asian="variable" style:font-size-asian="14pt" style:font-weight-asian="bold" style:font-name-complex="等线2" style:font-family-complex="等线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未处理的提及1" style:family="text" style:parent-style-name="Default_20_Paragraph_20_Font">
      <style:text-properties fo:color="#808080" fo:background-color="#e6e6e6"/>
    </style:style>
    <style:style style:name="页眉_20_Char" style:display-name="页眉 Char" style:family="text" style:parent-style-name="Default_20_Paragraph_20_Font">
      <style:text-properties fo:color="#000000" style:font-name="等线" fo:font-family="等线" style:font-family-generic="roman" style:font-pitch="variable" fo:font-size="9pt" style:font-name-asian="等线2" style:font-family-asian="等线" style:font-family-generic-asian="system" style:font-pitch-asian="variable" style:font-size-asian="9pt" style:font-name-complex="等线2" style:font-family-complex="等线" style:font-family-generic-complex="system" style:font-pitch-complex="variable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&gt;" style:num-format="1">
        <style:list-level-properties text:list-level-position-and-space-mode="label-alignment">
          <style:list-level-label-alignment text:label-followed-by="listtab" fo:text-indent="-0.635cm" fo:margin-left="0.8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6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3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1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8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6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3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1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8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&gt;" style:num-format="1">
        <style:list-level-properties text:list-level-position-and-space-mode="label-alignment">
          <style:list-level-label-alignment text:label-followed-by="listtab" fo:text-indent="-0.635cm" fo:margin-left="0.8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6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3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1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8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6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3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1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8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&gt;" style:num-format="1">
        <style:list-level-properties text:list-level-position-and-space-mode="label-alignment">
          <style:list-level-label-alignment text:label-followed-by="listtab" fo:text-indent="-0.635cm" fo:margin-left="0.8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6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3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1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8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6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3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1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8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&gt;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&gt;" style:num-format="1">
        <style:list-level-properties text:list-level-position-and-space-mode="label-alignment">
          <style:list-level-label-alignment text:label-followed-by="listtab" fo:text-indent="-0.635cm" fo:margin-left="0.8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6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3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1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8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6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3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1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8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&gt;" style:num-format="1">
        <style:list-level-properties text:list-level-position-and-space-mode="label-alignment">
          <style:list-level-label-alignment text:label-followed-by="listtab" fo:text-indent="-0.635cm" fo:margin-left="0.8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6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3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1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8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6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3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1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8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&gt;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91cm" fo:margin-left="6.943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51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25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8.996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9.73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10.47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11.21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1.95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P2" style:family="paragraph" style:parent-style-name="Standard">
      <style:paragraph-properties fo:margin-left="0cm" fo:margin-right="0.009cm" fo:margin-top="0cm" fo:margin-bottom="0.074cm" loext:contextual-spacing="false" fo:line-height="108%" fo:text-align="center" style:justify-single-word="false" fo:text-indent="0cm" style:auto-text-indent="false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size="9pt" style:font-size-asian="9pt"/>
    </style:style>
    <style:style style:name="MT1" style:family="text">
      <style:text-properties fo:font-size="9pt" style:font-size-asian="9pt"/>
    </style:style>
    <style:page-layout style:name="Mpm1">
      <style:page-layout-properties fo:page-width="21.001cm" fo:page-height="29.7cm" style:num-format="1" style:print-orientation="portrait" fo:margin-top="1.27cm" fo:margin-bottom="1.794cm" fo:margin-left="3.175cm" fo:margin-right="3.168cm" style:writing-mode="lr-tb" style:layout-grid-color="#c0c0c0" style:layout-grid-lines="2435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9cm" fo:margin-left="0cm" fo:margin-right="0cm" fo:margin-bottom="1.178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<text:page-number text:select-page="current">23</text:page-number></text:span><text:span text:style-name="MT1"><text:s/></text:span></text:p>
      </style:footer>
    </style:master-page>
    <style:master-page style:name="First_20_Page" style:display-name="First Page" style:page-layout-name="Mpm2" style:next-style-name="Standard">
      <style:footer>
        <text:p text:style-name="MP2"><text:span text:style-name="MT1"><text:page-number text:select-page="current">0</text:page-number></text:span><text:span text:style-name="MT1"><text:s/></text:span></text:p>
        <text:p text:style-name="MP3"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孙一璠</meta:initial-creator>
    <meta:editing-cycles>19</meta:editing-cycles>
    <meta:creation-date>2018-04-14T06:35:00</meta:creation-date>
    <dc:date>2018-08-19T16:05:29.501015019</dc:date>
    <meta:editing-duration>PT5H55M53S</meta:editing-duration>
    <meta:generator>LibreOffice/5.4.5.1$Linux_X86_64 LibreOffice_project/40m0$Build-1</meta:generator>
    <meta:document-statistic meta:table-count="18" meta:image-count="0" meta:object-count="0" meta:page-count="23" meta:paragraph-count="605" meta:word-count="2401" meta:character-count="8602" meta:non-whitespace-character-count="627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